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4669in" svg:y="3.7937in">
            <draw:object draw:notify-on-update-of-ranges="Sheet1.A1:Sheet1.A1 Sheet1.A2:Sheet1.A19 Sheet1.B1:Sheet1.B1 Sheet1.B2:Sheet1.B19 Sheet1.A1:Sheet1.A1 Sheet1.A2:Sheet1.A19 Sheet1.C1:Sheet1.C1 Sheet1.C2:Sheet1.C19 Sheet1.A1:Sheet1.A1 Sheet1.A2:Sheet1.A19 Sheet1.D1:Sheet1.D1 Sheet1.D2:Sheet1.D19 Sheet1.A1:Sheet1.A1 Sheet1.A2:Sheet1.A19 Sheet1.E1:Sheet1.E1 Sheet1.E2:Sheet1.E19 Sheet1.A1:Sheet1.A1 Sheet1.A2:Sheet1.A19 Sheet1.F1:Sheet1.F1 Sheet1.F2:Sheet1.F19 Sheet1.A1:Sheet1.A1 Sheet1.A2:Sheet1.A19 Sheet1.G1:Sheet1.G1 Sheet1.G2:Sheet1.G19 Sheet1.A1:Sheet1.A1 Sheet1.A2:Sheet1.A19 Sheet1.H1:Sheet1.H1 Sheet1.H2:Sheet1.H19 Sheet1.A1:Sheet1.A1 Sheet1.A2:Sheet1.A19 Sheet1.I1:Sheet1.I1 Sheet1.I2:Sheet1.I19 Sheet1.A1:Sheet1.A1 Sheet1.A2:Sheet1.A19 Sheet1.J1:Sheet1.J1 Sheet1.J2:Sheet1.J19 Sheet1.A1:Sheet1.A1 Sheet1.A2:Sheet1.A19 Sheet1.K1:Sheet1.K1 Sheet1.K2:Sheet1.K19 Sheet1.A1:Sheet1.A1 Sheet1.A2:Sheet1.A19 Sheet1.L1:Sheet1.L1 Sheet1.L2:Sheet1.L19 Sheet1.A1:Sheet1.A1 Sheet1.A2:Sheet1.A19 Sheet1.M1:Sheet1.M1 Sheet1.M2:Sheet1.M19 Sheet1.A1:Sheet1.A1 Sheet1.A2:Sheet1.A19 Sheet1.N1:Sheet1.N1 Sheet1.N2:Sheet1.N19 Sheet1.A1:Sheet1.A1 Sheet1.A2:Sheet1.A19 Sheet1.O1:Sheet1.O1 Sheet1.O2:Sheet1.O19 Sheet1.A1:Sheet1.A1 Sheet1.A2:Sheet1.A19 Sheet1.P1:Sheet1.P1 Sheet1.P2:Sheet1.P19 Sheet1.A1:Sheet1.A1 Sheet1.A2:Sheet1.A19 Sheet1.Q1:Sheet1.Q1 Sheet1.Q2:Sheet1.Q19 Sheet1.A1:Sheet1.A1 Sheet1.A2:Sheet1.A19 Sheet1.R1:Sheet1.R1 Sheet1.R2:Sheet1.R19 Sheet1.A1:Sheet1.A1 Sheet1.A2:Sheet1.A19 Sheet1.S1:Sheet1.S1 Sheet1.S2:Sheet1.S19 Sheet1.A1:Sheet1.A1 Sheet1.A2:Sheet1.A19 Sheet1.T1:Sheet1.T1 Sheet1.T2:Sheet1.T19 Sheet1.A1:Sheet1.A1 Sheet1.A2:Sheet1.A19 Sheet1.U1:Sheet1.U1 Sheet1.U2:Sheet1.U19 Sheet1.A1:Sheet1.A1 Sheet1.A2:Sheet1.A19 Sheet1.V1:Sheet1.V1 Sheet1.V2:Sheet1.V19 Sheet1.A1:Sheet1.A1 Sheet1.A2:Sheet1.A19 Sheet1.W1:Sheet1.W1 Sheet1.W2:Sheet1.W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0122in" svg:y="3.8878in">
            <draw:object draw:notify-on-update-of-ranges="Sheet1.A1:Sheet1.A1 Sheet1.A2:Sheet1.A19 Sheet1.B1:Sheet1.B1 Sheet1.B2:Sheet1.B19 Sheet1.A1:Sheet1.A1 Sheet1.A2:Sheet1.A19 Sheet1.C1:Sheet1.C1 Sheet1.C2:Sheet1.C19 Sheet1.A1:Sheet1.A1 Sheet1.A2:Sheet1.A19 Sheet1.D1:Sheet1.D1 Sheet1.D2:Sheet1.D19 Sheet1.A1:Sheet1.A1 Sheet1.A2:Sheet1.A19 Sheet1.E1:Sheet1.E1 Sheet1.E2:Sheet1.E19 Sheet1.A1:Sheet1.A1 Sheet1.A2:Sheet1.A19 Sheet1.F1:Sheet1.F1 Sheet1.F2:Sheet1.F19 Sheet1.A1:Sheet1.A1 Sheet1.A2:Sheet1.A19 Sheet1.G1:Sheet1.G1 Sheet1.G2:Sheet1.G19 Sheet1.A1:Sheet1.A1 Sheet1.A2:Sheet1.A19 Sheet1.H1:Sheet1.H1 Sheet1.H2:Sheet1.H19 Sheet1.A1:Sheet1.A1 Sheet1.A2:Sheet1.A19 Sheet1.I1:Sheet1.I1 Sheet1.I2:Sheet1.I19 Sheet1.A1:Sheet1.A1 Sheet1.A2:Sheet1.A19 Sheet1.J1:Sheet1.J1 Sheet1.J2:Sheet1.J19 Sheet1.A1:Sheet1.A1 Sheet1.A2:Sheet1.A19 Sheet1.K1:Sheet1.K1 Sheet1.K2:Sheet1.K19 Sheet1.A1:Sheet1.A1 Sheet1.A2:Sheet1.A19 Sheet1.V1:Sheet1.V1 Sheet1.V2:Sheet1.V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4807in" svg:y="3.9193in">
            <draw:object draw:notify-on-update-of-ranges="Sheet1.A1:Sheet1.A1 Sheet1.A2:Sheet1.A8 Sheet1.B1:Sheet1.B1 Sheet1.B2:Sheet1.B8 Sheet1.A1:Sheet1.A1 Sheet1.A2:Sheet1.A8 Sheet1.C1:Sheet1.C1 Sheet1.C2:Sheet1.C8 Sheet1.A1:Sheet1.A1 Sheet1.A2:Sheet1.A8 Sheet1.D1:Sheet1.D1 Sheet1.D2:Sheet1.D8 Sheet1.A1:Sheet1.A1 Sheet1.A2:Sheet1.A8 Sheet1.E1:Sheet1.E1 Sheet1.E2:Sheet1.E8 Sheet1.A1:Sheet1.A1 Sheet1.A2:Sheet1.A8 Sheet1.F1:Sheet1.F1 Sheet1.F2:Sheet1.F8 Sheet1.A1:Sheet1.A1 Sheet1.A2:Sheet1.A8 Sheet1.G1:Sheet1.G1 Sheet1.G2:Sheet1.G8 Sheet1.A1:Sheet1.A1 Sheet1.A2:Sheet1.A8 Sheet1.H1:Sheet1.H1 Sheet1.H2:Sheet1.H8 Sheet1.A1:Sheet1.A1 Sheet1.A2:Sheet1.A8 Sheet1.I1:Sheet1.I1 Sheet1.I2:Sheet1.I8 Sheet1.A1:Sheet1.A1 Sheet1.A2:Sheet1.A8 Sheet1.J1:Sheet1.J1 Sheet1.J2:Sheet1.J8 Sheet1.A1:Sheet1.A1 Sheet1.A2:Sheet1.A8 Sheet1.K1:Sheet1.K1 Sheet1.K2:Sheet1.K8 Sheet1.A1:Sheet1.A1 Sheet1.A2:Sheet1.A8 Sheet1.V1:Sheet1.V1 Sheet1.V2:Sheet1.V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5" table:default-cell-style-name="Default"/>
        <table:table-row table:style-name="ro1">
          <table:table-cell office:value-type="string" calcext:value-type="string">
            <text:p>List 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Best</text:p>
          </table:table-cell>
          <table:table-cell table:number-columns-repeated="4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T2]/1000000" office:value-type="float" office:value="0.000009367" calcext:value-type="float">
            <text:p>9.367E-06</text:p>
          </table:table-cell>
          <table:table-cell table:formula="of:=[.AU2]/1000000" office:value-type="float" office:value="0.000009461" calcext:value-type="float">
            <text:p>9.461E-06</text:p>
          </table:table-cell>
          <table:table-cell table:formula="of:=[.AV2]/1000000" office:value-type="float" office:value="0.000009724" calcext:value-type="float">
            <text:p>9.724E-06</text:p>
          </table:table-cell>
          <table:table-cell table:formula="of:=[.AW2]/1000000" office:value-type="float" office:value="0.000009426" calcext:value-type="float">
            <text:p>9.426E-06</text:p>
          </table:table-cell>
          <table:table-cell table:formula="of:=[.AX2]/1000000" office:value-type="float" office:value="0.000009242" calcext:value-type="float">
            <text:p>9.242E-06</text:p>
          </table:table-cell>
          <table:table-cell table:formula="of:=[.AY2]/1000000" office:value-type="float" office:value="0.00000965" calcext:value-type="float">
            <text:p>9.65E-06</text:p>
          </table:table-cell>
          <table:table-cell table:formula="of:=[.AZ2]/1000000" office:value-type="float" office:value="0.000009344" calcext:value-type="float">
            <text:p>9.344E-06</text:p>
          </table:table-cell>
          <table:table-cell table:formula="of:=[.BA2]/1000000" office:value-type="float" office:value="0.00000932" calcext:value-type="float">
            <text:p>9.32E-06</text:p>
          </table:table-cell>
          <table:table-cell table:formula="of:=[.BB2]/1000000" office:value-type="float" office:value="0.000009421" calcext:value-type="float">
            <text:p>9.421E-06</text:p>
          </table:table-cell>
          <table:table-cell table:formula="of:=[.BC2]/1000000" office:value-type="float" office:value="0.000009338" calcext:value-type="float">
            <text:p>9.338E-06</text:p>
          </table:table-cell>
          <table:table-cell table:formula="of:=[.BD2]/1000000" office:value-type="float" office:value="0.000009293" calcext:value-type="float">
            <text:p>9.293E-06</text:p>
          </table:table-cell>
          <table:table-cell table:formula="of:=[.BE2]/1000000" office:value-type="float" office:value="0.000009377" calcext:value-type="float">
            <text:p>9.377E-06</text:p>
          </table:table-cell>
          <table:table-cell table:formula="of:=[.BF2]/1000000" office:value-type="float" office:value="0.000009319" calcext:value-type="float">
            <text:p>9.319E-06</text:p>
          </table:table-cell>
          <table:table-cell table:formula="of:=[.BG2]/1000000" office:value-type="float" office:value="0.000009345" calcext:value-type="float">
            <text:p>9.345E-06</text:p>
          </table:table-cell>
          <table:table-cell table:formula="of:=[.BH2]/1000000" office:value-type="float" office:value="0.000009372" calcext:value-type="float">
            <text:p>9.372E-06</text:p>
          </table:table-cell>
          <table:table-cell table:formula="of:=[.BI2]/1000000" office:value-type="float" office:value="0.000009572" calcext:value-type="float">
            <text:p>9.572E-06</text:p>
          </table:table-cell>
          <table:table-cell table:formula="of:=[.BJ2]/1000000" office:value-type="float" office:value="0.000009365" calcext:value-type="float">
            <text:p>9.365E-06</text:p>
          </table:table-cell>
          <table:table-cell table:formula="of:=[.BK2]/1000000" office:value-type="float" office:value="0.000009246" calcext:value-type="float">
            <text:p>9.246E-06</text:p>
          </table:table-cell>
          <table:table-cell table:formula="of:=[.BL2]/1000000" office:value-type="float" office:value="0.000009455" calcext:value-type="float">
            <text:p>9.455E-06</text:p>
          </table:table-cell>
          <table:table-cell table:formula="of:=[.BM2]/1000000" office:value-type="float" office:value="0.000009323" calcext:value-type="float">
            <text:p>9.323E-06</text:p>
          </table:table-cell>
          <table:table-cell office:value-type="float" office:value="0.00000325" calcext:value-type="float">
            <text:p>3.25E-06</text:p>
          </table:table-cell>
          <table:table-cell office:value-type="float" office:value="0.00000587" calcext:value-type="float">
            <text:p>5.87E-06</text:p>
          </table:table-cell>
          <table:table-cell table:formula="of:=MIN([.B2:.U2])" office:value-type="float" office:value="0.000009242" calcext:value-type="float">
            <text:p>9.242E-06</text:p>
          </table:table-cell>
          <table:table-cell table:number-columns-repeated="20"/>
          <table:table-cell office:value-type="string" calcext:value-type="string">
            <text:p>ns</text:p>
          </table:table-cell>
          <table:table-cell office:value-type="float" office:value="9.367" calcext:value-type="float">
            <text:p>9.367</text:p>
          </table:table-cell>
          <table:table-cell office:value-type="float" office:value="9.461" calcext:value-type="float">
            <text:p>9.461</text:p>
          </table:table-cell>
          <table:table-cell office:value-type="float" office:value="9.724" calcext:value-type="float">
            <text:p>9.724</text:p>
          </table:table-cell>
          <table:table-cell office:value-type="float" office:value="9.426" calcext:value-type="float">
            <text:p>9.426</text:p>
          </table:table-cell>
          <table:table-cell office:value-type="float" office:value="9.242" calcext:value-type="float">
            <text:p>9.242</text:p>
          </table:table-cell>
          <table:table-cell office:value-type="float" office:value="9.65" calcext:value-type="float">
            <text:p>9.65</text:p>
          </table:table-cell>
          <table:table-cell office:value-type="float" office:value="9.344" calcext:value-type="float">
            <text:p>9.344</text:p>
          </table:table-cell>
          <table:table-cell office:value-type="float" office:value="9.32" calcext:value-type="float">
            <text:p>9.32</text:p>
          </table:table-cell>
          <table:table-cell office:value-type="float" office:value="9.421" calcext:value-type="float">
            <text:p>9.421</text:p>
          </table:table-cell>
          <table:table-cell office:value-type="float" office:value="9.338" calcext:value-type="float">
            <text:p>9.338</text:p>
          </table:table-cell>
          <table:table-cell office:value-type="float" office:value="9.293" calcext:value-type="float">
            <text:p>9.293</text:p>
          </table:table-cell>
          <table:table-cell office:value-type="float" office:value="9.377" calcext:value-type="float">
            <text:p>9.377</text:p>
          </table:table-cell>
          <table:table-cell office:value-type="float" office:value="9.319" calcext:value-type="float">
            <text:p>9.319</text:p>
          </table:table-cell>
          <table:table-cell office:value-type="float" office:value="9.345" calcext:value-type="float">
            <text:p>9.345</text:p>
          </table:table-cell>
          <table:table-cell office:value-type="float" office:value="9.372" calcext:value-type="float">
            <text:p>9.372</text:p>
          </table:table-cell>
          <table:table-cell office:value-type="float" office:value="9.572" calcext:value-type="float">
            <text:p>9.572</text:p>
          </table:table-cell>
          <table:table-cell office:value-type="float" office:value="9.365" calcext:value-type="float">
            <text:p>9.365</text:p>
          </table:table-cell>
          <table:table-cell office:value-type="float" office:value="9.246" calcext:value-type="float">
            <text:p>9.246</text:p>
          </table:table-cell>
          <table:table-cell office:value-type="float" office:value="9.455" calcext:value-type="float">
            <text:p>9.455</text:p>
          </table:table-cell>
          <table:table-cell office:value-type="float" office:value="9.323" calcext:value-type="float">
            <text:p>9.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T3]/1000000" office:value-type="float" office:value="0.00002147" calcext:value-type="float">
            <text:p>2.147E-05</text:p>
          </table:table-cell>
          <table:table-cell table:formula="of:=[.AU3]/1000000" office:value-type="float" office:value="0.0000218" calcext:value-type="float">
            <text:p>2.18E-05</text:p>
          </table:table-cell>
          <table:table-cell table:formula="of:=[.AV3]/1000000" office:value-type="float" office:value="0.00002183" calcext:value-type="float">
            <text:p>2.183E-05</text:p>
          </table:table-cell>
          <table:table-cell table:formula="of:=[.AW3]/1000000" office:value-type="float" office:value="0.00002163" calcext:value-type="float">
            <text:p>2.163E-05</text:p>
          </table:table-cell>
          <table:table-cell table:formula="of:=[.AX3]/1000000" office:value-type="float" office:value="0.00002148" calcext:value-type="float">
            <text:p>2.148E-05</text:p>
          </table:table-cell>
          <table:table-cell table:formula="of:=[.AY3]/1000000" office:value-type="float" office:value="0.00002165" calcext:value-type="float">
            <text:p>2.165E-05</text:p>
          </table:table-cell>
          <table:table-cell table:formula="of:=[.AZ3]/1000000" office:value-type="float" office:value="0.00002168" calcext:value-type="float">
            <text:p>2.168E-05</text:p>
          </table:table-cell>
          <table:table-cell table:formula="of:=[.BA3]/1000000" office:value-type="float" office:value="0.00002162" calcext:value-type="float">
            <text:p>2.162E-05</text:p>
          </table:table-cell>
          <table:table-cell table:formula="of:=[.BB3]/1000000" office:value-type="float" office:value="0.00002274" calcext:value-type="float">
            <text:p>2.274E-05</text:p>
          </table:table-cell>
          <table:table-cell table:formula="of:=[.BC3]/1000000" office:value-type="float" office:value="0.00002109" calcext:value-type="float">
            <text:p>2.109E-05</text:p>
          </table:table-cell>
          <table:table-cell table:formula="of:=[.BD3]/1000000" office:value-type="float" office:value="0.00002284" calcext:value-type="float">
            <text:p>2.284E-05</text:p>
          </table:table-cell>
          <table:table-cell table:formula="of:=[.BE3]/1000000" office:value-type="float" office:value="0.0000216" calcext:value-type="float">
            <text:p>2.16E-05</text:p>
          </table:table-cell>
          <table:table-cell table:formula="of:=[.BF3]/1000000" office:value-type="float" office:value="0.00002196" calcext:value-type="float">
            <text:p>2.196E-05</text:p>
          </table:table-cell>
          <table:table-cell table:formula="of:=[.BG3]/1000000" office:value-type="float" office:value="0.00002141" calcext:value-type="float">
            <text:p>2.141E-05</text:p>
          </table:table-cell>
          <table:table-cell table:formula="of:=[.BH3]/1000000" office:value-type="float" office:value="0.00002174" calcext:value-type="float">
            <text:p>2.174E-05</text:p>
          </table:table-cell>
          <table:table-cell table:formula="of:=[.BI3]/1000000" office:value-type="float" office:value="0.00002179" calcext:value-type="float">
            <text:p>2.179E-05</text:p>
          </table:table-cell>
          <table:table-cell table:formula="of:=[.BJ3]/1000000" office:value-type="float" office:value="0.00002143" calcext:value-type="float">
            <text:p>2.143E-05</text:p>
          </table:table-cell>
          <table:table-cell table:formula="of:=[.BK3]/1000000" office:value-type="float" office:value="0.00002161" calcext:value-type="float">
            <text:p>2.161E-05</text:p>
          </table:table-cell>
          <table:table-cell table:formula="of:=[.BL3]/1000000" office:value-type="float" office:value="0.00002167" calcext:value-type="float">
            <text:p>2.167E-05</text:p>
          </table:table-cell>
          <table:table-cell table:formula="of:=[.BM3]/1000000" office:value-type="float" office:value="0.00002184" calcext:value-type="float">
            <text:p>2.184E-05</text:p>
          </table:table-cell>
          <table:table-cell office:value-type="float" office:value="0.0000072" calcext:value-type="float">
            <text:p>7.2E-06</text:p>
          </table:table-cell>
          <table:table-cell office:value-type="float" office:value="0.0000178" calcext:value-type="float">
            <text:p>1.78E-05</text:p>
          </table:table-cell>
          <table:table-cell table:formula="of:=MIN([.B3:.U3])" office:value-type="float" office:value="0.00002109" calcext:value-type="float">
            <text:p>2.109E-05</text:p>
          </table:table-cell>
          <table:table-cell table:number-columns-repeated="21"/>
          <table:table-cell office:value-type="float" office:value="21.47" calcext:value-type="float">
            <text:p>21.47</text:p>
          </table:table-cell>
          <table:table-cell office:value-type="float" office:value="21.8" calcext:value-type="float">
            <text:p>21.8</text:p>
          </table:table-cell>
          <table:table-cell office:value-type="float" office:value="21.83" calcext:value-type="float">
            <text:p>21.83</text:p>
          </table:table-cell>
          <table:table-cell office:value-type="float" office:value="21.63" calcext:value-type="float">
            <text:p>21.63</text:p>
          </table:table-cell>
          <table:table-cell office:value-type="float" office:value="21.48" calcext:value-type="float">
            <text:p>21.48</text:p>
          </table:table-cell>
          <table:table-cell office:value-type="float" office:value="21.65" calcext:value-type="float">
            <text:p>21.65</text:p>
          </table:table-cell>
          <table:table-cell office:value-type="float" office:value="21.68" calcext:value-type="float">
            <text:p>21.68</text:p>
          </table:table-cell>
          <table:table-cell office:value-type="float" office:value="21.62" calcext:value-type="float">
            <text:p>21.62</text:p>
          </table:table-cell>
          <table:table-cell office:value-type="float" office:value="22.74" calcext:value-type="float">
            <text:p>22.74</text:p>
          </table:table-cell>
          <table:table-cell office:value-type="float" office:value="21.09" calcext:value-type="float">
            <text:p>21.09</text:p>
          </table:table-cell>
          <table:table-cell office:value-type="float" office:value="22.84" calcext:value-type="float">
            <text:p>22.84</text:p>
          </table:table-cell>
          <table:table-cell office:value-type="float" office:value="21.6" calcext:value-type="float">
            <text:p>21.6</text:p>
          </table:table-cell>
          <table:table-cell office:value-type="float" office:value="21.96" calcext:value-type="float">
            <text:p>21.96</text:p>
          </table:table-cell>
          <table:table-cell office:value-type="float" office:value="21.41" calcext:value-type="float">
            <text:p>21.41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9" calcext:value-type="float">
            <text:p>21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7" calcext:value-type="float">
            <text:p>21.67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T4]/1000000" office:value-type="float" office:value="0.0000681" calcext:value-type="float">
            <text:p>6.81E-05</text:p>
          </table:table-cell>
          <table:table-cell table:formula="of:=[.AU4]/1000000" office:value-type="float" office:value="0.00006115" calcext:value-type="float">
            <text:p>6.115E-05</text:p>
          </table:table-cell>
          <table:table-cell table:formula="of:=[.AV4]/1000000" office:value-type="float" office:value="0.00005264" calcext:value-type="float">
            <text:p>5.264E-05</text:p>
          </table:table-cell>
          <table:table-cell table:formula="of:=[.AW4]/1000000" office:value-type="float" office:value="0.00005329" calcext:value-type="float">
            <text:p>5.329E-05</text:p>
          </table:table-cell>
          <table:table-cell table:formula="of:=[.AX4]/1000000" office:value-type="float" office:value="0.00005217" calcext:value-type="float">
            <text:p>5.217E-05</text:p>
          </table:table-cell>
          <table:table-cell table:formula="of:=[.AY4]/1000000" office:value-type="float" office:value="0.00005279" calcext:value-type="float">
            <text:p>5.279E-05</text:p>
          </table:table-cell>
          <table:table-cell table:formula="of:=[.AZ4]/1000000" office:value-type="float" office:value="0.0000522" calcext:value-type="float">
            <text:p>5.22E-05</text:p>
          </table:table-cell>
          <table:table-cell table:formula="of:=[.BA4]/1000000" office:value-type="float" office:value="0.0000545" calcext:value-type="float">
            <text:p>5.45E-05</text:p>
          </table:table-cell>
          <table:table-cell table:formula="of:=[.BB4]/1000000" office:value-type="float" office:value="0.00005258" calcext:value-type="float">
            <text:p>5.258E-05</text:p>
          </table:table-cell>
          <table:table-cell table:formula="of:=[.BC4]/1000000" office:value-type="float" office:value="0.00006128" calcext:value-type="float">
            <text:p>6.128E-05</text:p>
          </table:table-cell>
          <table:table-cell table:formula="of:=[.BD4]/1000000" office:value-type="float" office:value="0.00006223" calcext:value-type="float">
            <text:p>6.223E-05</text:p>
          </table:table-cell>
          <table:table-cell table:formula="of:=[.BE4]/1000000" office:value-type="float" office:value="0.00006187" calcext:value-type="float">
            <text:p>6.187E-05</text:p>
          </table:table-cell>
          <table:table-cell table:formula="of:=[.BF4]/1000000" office:value-type="float" office:value="0.00005196" calcext:value-type="float">
            <text:p>5.196E-05</text:p>
          </table:table-cell>
          <table:table-cell table:formula="of:=[.BG4]/1000000" office:value-type="float" office:value="0.00005285" calcext:value-type="float">
            <text:p>5.285E-05</text:p>
          </table:table-cell>
          <table:table-cell table:formula="of:=[.BH4]/1000000" office:value-type="float" office:value="0.00005221" calcext:value-type="float">
            <text:p>5.221E-05</text:p>
          </table:table-cell>
          <table:table-cell table:formula="of:=[.BI4]/1000000" office:value-type="float" office:value="0.00006202" calcext:value-type="float">
            <text:p>6.202E-05</text:p>
          </table:table-cell>
          <table:table-cell table:formula="of:=[.BJ4]/1000000" office:value-type="float" office:value="0.00005239" calcext:value-type="float">
            <text:p>5.239E-05</text:p>
          </table:table-cell>
          <table:table-cell table:formula="of:=[.BK4]/1000000" office:value-type="float" office:value="0.00005333" calcext:value-type="float">
            <text:p>5.333E-05</text:p>
          </table:table-cell>
          <table:table-cell table:formula="of:=[.BL4]/1000000" office:value-type="float" office:value="0.00006445" calcext:value-type="float">
            <text:p>6.445E-05</text:p>
          </table:table-cell>
          <table:table-cell table:formula="of:=[.BM4]/1000000" office:value-type="float" office:value="0.00006114" calcext:value-type="float">
            <text:p>6.114E-05</text:p>
          </table:table-cell>
          <table:table-cell office:value-type="float" office:value="0.0000426" calcext:value-type="float">
            <text:p>4.26E-05</text:p>
          </table:table-cell>
          <table:table-cell office:value-type="float" office:value="0.0000546" calcext:value-type="float">
            <text:p>5.46E-05</text:p>
          </table:table-cell>
          <table:table-cell table:formula="of:=MIN([.B4:.U4])" office:value-type="float" office:value="0.00005196" calcext:value-type="float">
            <text:p>5.196E-05</text:p>
          </table:table-cell>
          <table:table-cell table:number-columns-repeated="21"/>
          <table:table-cell office:value-type="float" office:value="68.1" calcext:value-type="float">
            <text:p>68.1</text:p>
          </table:table-cell>
          <table:table-cell office:value-type="float" office:value="61.15" calcext:value-type="float">
            <text:p>61.15</text:p>
          </table:table-cell>
          <table:table-cell office:value-type="float" office:value="52.64" calcext:value-type="float">
            <text:p>52.64</text:p>
          </table:table-cell>
          <table:table-cell office:value-type="float" office:value="53.29" calcext:value-type="float">
            <text:p>53.29</text:p>
          </table:table-cell>
          <table:table-cell office:value-type="float" office:value="52.17" calcext:value-type="float">
            <text:p>52.17</text:p>
          </table:table-cell>
          <table:table-cell office:value-type="float" office:value="52.79" calcext:value-type="float">
            <text:p>52.79</text:p>
          </table:table-cell>
          <table:table-cell office:value-type="float" office:value="52.2" calcext:value-type="float">
            <text:p>52.2</text:p>
          </table:table-cell>
          <table:table-cell office:value-type="float" office:value="54.5" calcext:value-type="float">
            <text:p>54.5</text:p>
          </table:table-cell>
          <table:table-cell office:value-type="float" office:value="52.58" calcext:value-type="float">
            <text:p>52.58</text:p>
          </table:table-cell>
          <table:table-cell office:value-type="float" office:value="61.28" calcext:value-type="float">
            <text:p>61.28</text:p>
          </table:table-cell>
          <table:table-cell office:value-type="float" office:value="62.23" calcext:value-type="float">
            <text:p>62.23</text:p>
          </table:table-cell>
          <table:table-cell office:value-type="float" office:value="61.87" calcext:value-type="float">
            <text:p>61.87</text:p>
          </table:table-cell>
          <table:table-cell office:value-type="float" office:value="51.96" calcext:value-type="float">
            <text:p>51.96</text:p>
          </table:table-cell>
          <table:table-cell office:value-type="float" office:value="52.85" calcext:value-type="float">
            <text:p>52.85</text:p>
          </table:table-cell>
          <table:table-cell office:value-type="float" office:value="52.21" calcext:value-type="float">
            <text:p>52.21</text:p>
          </table:table-cell>
          <table:table-cell office:value-type="float" office:value="62.02" calcext:value-type="float">
            <text:p>62.02</text:p>
          </table:table-cell>
          <table:table-cell office:value-type="float" office:value="52.39" calcext:value-type="float">
            <text:p>52.39</text:p>
          </table:table-cell>
          <table:table-cell office:value-type="float" office:value="53.33" calcext:value-type="float">
            <text:p>53.33</text:p>
          </table:table-cell>
          <table:table-cell office:value-type="float" office:value="64.45" calcext:value-type="float">
            <text:p>64.45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T5]/1000000" office:value-type="float" office:value="0.0001186" calcext:value-type="float">
            <text:p>0.0001186</text:p>
          </table:table-cell>
          <table:table-cell table:formula="of:=[.AU5]/1000000" office:value-type="float" office:value="0.00009802" calcext:value-type="float">
            <text:p>9.802E-05</text:p>
          </table:table-cell>
          <table:table-cell table:formula="of:=[.AV5]/1000000" office:value-type="float" office:value="0.00009601" calcext:value-type="float">
            <text:p>9.601E-05</text:p>
          </table:table-cell>
          <table:table-cell table:formula="of:=[.AW5]/1000000" office:value-type="float" office:value="0.00008322" calcext:value-type="float">
            <text:p>8.322E-05</text:p>
          </table:table-cell>
          <table:table-cell table:formula="of:=[.AX5]/1000000" office:value-type="float" office:value="0.0001391" calcext:value-type="float">
            <text:p>0.0001391</text:p>
          </table:table-cell>
          <table:table-cell table:formula="of:=[.AY5]/1000000" office:value-type="float" office:value="0.0001337" calcext:value-type="float">
            <text:p>0.0001337</text:p>
          </table:table-cell>
          <table:table-cell table:formula="of:=[.AZ5]/1000000" office:value-type="float" office:value="0.00008499" calcext:value-type="float">
            <text:p>8.499E-05</text:p>
          </table:table-cell>
          <table:table-cell table:formula="of:=[.BA5]/1000000" office:value-type="float" office:value="0.0000849" calcext:value-type="float">
            <text:p>8.49E-05</text:p>
          </table:table-cell>
          <table:table-cell table:formula="of:=[.BB5]/1000000" office:value-type="float" office:value="0.0000851" calcext:value-type="float">
            <text:p>8.51E-05</text:p>
          </table:table-cell>
          <table:table-cell table:formula="of:=[.BC5]/1000000" office:value-type="float" office:value="0.00008838" calcext:value-type="float">
            <text:p>8.838E-05</text:p>
          </table:table-cell>
          <table:table-cell table:formula="of:=[.BD5]/1000000" office:value-type="float" office:value="0.00009302" calcext:value-type="float">
            <text:p>9.302E-05</text:p>
          </table:table-cell>
          <table:table-cell table:formula="of:=[.BE5]/1000000" office:value-type="float" office:value="0.0001328" calcext:value-type="float">
            <text:p>0.0001328</text:p>
          </table:table-cell>
          <table:table-cell table:formula="of:=[.BF5]/1000000" office:value-type="float" office:value="0.00008509" calcext:value-type="float">
            <text:p>8.509E-05</text:p>
          </table:table-cell>
          <table:table-cell table:formula="of:=[.BG5]/1000000" office:value-type="float" office:value="0.0001363" calcext:value-type="float">
            <text:p>0.0001363</text:p>
          </table:table-cell>
          <table:table-cell table:formula="of:=[.BH5]/1000000" office:value-type="float" office:value="0.00008638" calcext:value-type="float">
            <text:p>8.638E-05</text:p>
          </table:table-cell>
          <table:table-cell table:formula="of:=[.BI5]/1000000" office:value-type="float" office:value="0.00008554" calcext:value-type="float">
            <text:p>8.554E-05</text:p>
          </table:table-cell>
          <table:table-cell table:formula="of:=[.BJ5]/1000000" office:value-type="float" office:value="0.00009038" calcext:value-type="float">
            <text:p>9.038E-05</text:p>
          </table:table-cell>
          <table:table-cell table:formula="of:=[.BK5]/1000000" office:value-type="float" office:value="0.00009126" calcext:value-type="float">
            <text:p>9.126E-05</text:p>
          </table:table-cell>
          <table:table-cell table:formula="of:=[.BL5]/1000000" office:value-type="float" office:value="0.0001334" calcext:value-type="float">
            <text:p>0.0001334</text:p>
          </table:table-cell>
          <table:table-cell table:formula="of:=[.BM5]/1000000" office:value-type="float" office:value="0.00008381" calcext:value-type="float">
            <text:p>8.381E-05</text:p>
          </table:table-cell>
          <table:table-cell office:value-type="float" office:value="0.0000865" calcext:value-type="float">
            <text:p>8.65E-05</text:p>
          </table:table-cell>
          <table:table-cell office:value-type="float" office:value="0.0000766" calcext:value-type="float">
            <text:p>7.66E-05</text:p>
          </table:table-cell>
          <table:table-cell table:formula="of:=MIN([.B5:.U5])" office:value-type="float" office:value="0.00008322" calcext:value-type="float">
            <text:p>8.322E-05</text:p>
          </table:table-cell>
          <table:table-cell table:number-columns-repeated="21"/>
          <table:table-cell office:value-type="float" office:value="118.6" calcext:value-type="float">
            <text:p>118.6</text:p>
          </table:table-cell>
          <table:table-cell office:value-type="float" office:value="98.02" calcext:value-type="float">
            <text:p>98.02</text:p>
          </table:table-cell>
          <table:table-cell office:value-type="float" office:value="96.01" calcext:value-type="float">
            <text:p>96.01</text:p>
          </table:table-cell>
          <table:table-cell office:value-type="float" office:value="83.22" calcext:value-type="float">
            <text:p>83.22</text:p>
          </table:table-cell>
          <table:table-cell office:value-type="float" office:value="139.1" calcext:value-type="float">
            <text:p>139.1</text:p>
          </table:table-cell>
          <table:table-cell office:value-type="float" office:value="133.7" calcext:value-type="float">
            <text:p>133.7</text:p>
          </table:table-cell>
          <table:table-cell office:value-type="float" office:value="84.99" calcext:value-type="float">
            <text:p>84.99</text:p>
          </table:table-cell>
          <table:table-cell office:value-type="float" office:value="84.9" calcext:value-type="float">
            <text:p>84.9</text:p>
          </table:table-cell>
          <table:table-cell office:value-type="float" office:value="85.1" calcext:value-type="float">
            <text:p>85.1</text:p>
          </table:table-cell>
          <table:table-cell office:value-type="float" office:value="88.38" calcext:value-type="float">
            <text:p>88.38</text:p>
          </table:table-cell>
          <table:table-cell office:value-type="float" office:value="93.02" calcext:value-type="float">
            <text:p>93.02</text:p>
          </table:table-cell>
          <table:table-cell office:value-type="float" office:value="132.8" calcext:value-type="float">
            <text:p>132.8</text:p>
          </table:table-cell>
          <table:table-cell office:value-type="float" office:value="85.09" calcext:value-type="float">
            <text:p>85.09</text:p>
          </table:table-cell>
          <table:table-cell office:value-type="float" office:value="136.3" calcext:value-type="float">
            <text:p>136.3</text:p>
          </table:table-cell>
          <table:table-cell office:value-type="float" office:value="86.38" calcext:value-type="float">
            <text:p>86.38</text:p>
          </table:table-cell>
          <table:table-cell office:value-type="float" office:value="85.54" calcext:value-type="float">
            <text:p>85.54</text:p>
          </table:table-cell>
          <table:table-cell office:value-type="float" office:value="90.38" calcext:value-type="float">
            <text:p>90.38</text:p>
          </table:table-cell>
          <table:table-cell office:value-type="float" office:value="91.26" calcext:value-type="float">
            <text:p>91.26</text:p>
          </table:table-cell>
          <table:table-cell office:value-type="float" office:value="133.4" calcext:value-type="float">
            <text:p>133.4</text:p>
          </table:table-cell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T6]/1000000" office:value-type="float" office:value="0.000173" calcext:value-type="float">
            <text:p>0.000173</text:p>
          </table:table-cell>
          <table:table-cell table:formula="of:=[.AU6]/1000000" office:value-type="float" office:value="0.000167" calcext:value-type="float">
            <text:p>0.000167</text:p>
          </table:table-cell>
          <table:table-cell table:formula="of:=[.AV6]/1000000" office:value-type="float" office:value="0.0001396" calcext:value-type="float">
            <text:p>0.0001396</text:p>
          </table:table-cell>
          <table:table-cell table:formula="of:=[.AW6]/1000000" office:value-type="float" office:value="0.0001714" calcext:value-type="float">
            <text:p>0.0001714</text:p>
          </table:table-cell>
          <table:table-cell table:formula="of:=[.AX6]/1000000" office:value-type="float" office:value="0.0001306" calcext:value-type="float">
            <text:p>0.0001306</text:p>
          </table:table-cell>
          <table:table-cell table:formula="of:=[.AY6]/1000000" office:value-type="float" office:value="0.0001198" calcext:value-type="float">
            <text:p>0.0001198</text:p>
          </table:table-cell>
          <table:table-cell table:formula="of:=[.AZ6]/1000000" office:value-type="float" office:value="0.0002733" calcext:value-type="float">
            <text:p>0.0002733</text:p>
          </table:table-cell>
          <table:table-cell table:formula="of:=[.BA6]/1000000" office:value-type="float" office:value="0.0002779" calcext:value-type="float">
            <text:p>0.0002779</text:p>
          </table:table-cell>
          <table:table-cell table:formula="of:=[.BB6]/1000000" office:value-type="float" office:value="0.0001739" calcext:value-type="float">
            <text:p>0.0001739</text:p>
          </table:table-cell>
          <table:table-cell table:formula="of:=[.BC6]/1000000" office:value-type="float" office:value="0.0001248" calcext:value-type="float">
            <text:p>0.0001248</text:p>
          </table:table-cell>
          <table:table-cell table:formula="of:=[.BD6]/1000000" office:value-type="float" office:value="0.000125" calcext:value-type="float">
            <text:p>0.000125</text:p>
          </table:table-cell>
          <table:table-cell table:formula="of:=[.BE6]/1000000" office:value-type="float" office:value="0.0001823" calcext:value-type="float">
            <text:p>0.0001823</text:p>
          </table:table-cell>
          <table:table-cell table:formula="of:=[.BF6]/1000000" office:value-type="float" office:value="0.0001648" calcext:value-type="float">
            <text:p>0.0001648</text:p>
          </table:table-cell>
          <table:table-cell table:formula="of:=[.BG6]/1000000" office:value-type="float" office:value="0.0001295" calcext:value-type="float">
            <text:p>0.0001295</text:p>
          </table:table-cell>
          <table:table-cell table:formula="of:=[.BH6]/1000000" office:value-type="float" office:value="0.0001256" calcext:value-type="float">
            <text:p>0.0001256</text:p>
          </table:table-cell>
          <table:table-cell table:formula="of:=[.BI6]/1000000" office:value-type="float" office:value="0.0001261" calcext:value-type="float">
            <text:p>0.0001261</text:p>
          </table:table-cell>
          <table:table-cell table:formula="of:=[.BJ6]/1000000" office:value-type="float" office:value="0.0002639" calcext:value-type="float">
            <text:p>0.0002639</text:p>
          </table:table-cell>
          <table:table-cell table:formula="of:=[.BK6]/1000000" office:value-type="float" office:value="0.000129" calcext:value-type="float">
            <text:p>0.000129</text:p>
          </table:table-cell>
          <table:table-cell table:formula="of:=[.BL6]/1000000" office:value-type="float" office:value="0.0002808" calcext:value-type="float">
            <text:p>0.0002808</text:p>
          </table:table-cell>
          <table:table-cell table:formula="of:=[.BM6]/1000000" office:value-type="float" office:value="0.0001261" calcext:value-type="float">
            <text:p>0.000126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18" calcext:value-type="float">
            <text:p>0.000118</text:p>
          </table:table-cell>
          <table:table-cell table:formula="of:=MIN([.B6:.U6])" office:value-type="float" office:value="0.0001198" calcext:value-type="float">
            <text:p>0.0001198</text:p>
          </table:table-cell>
          <table:table-cell table:number-columns-repeated="21"/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39.6" calcext:value-type="float">
            <text:p>139.6</text:p>
          </table:table-cell>
          <table:table-cell office:value-type="float" office:value="171.4" calcext:value-type="float">
            <text:p>171.4</text:p>
          </table:table-cell>
          <table:table-cell office:value-type="float" office:value="130.6" calcext:value-type="float">
            <text:p>130.6</text:p>
          </table:table-cell>
          <table:table-cell office:value-type="float" office:value="119.8" calcext:value-type="float">
            <text:p>119.8</text:p>
          </table:table-cell>
          <table:table-cell office:value-type="float" office:value="273.3" calcext:value-type="float">
            <text:p>273.3</text:p>
          </table:table-cell>
          <table:table-cell office:value-type="float" office:value="277.9" calcext:value-type="float">
            <text:p>277.9</text:p>
          </table:table-cell>
          <table:table-cell office:value-type="float" office:value="173.9" calcext:value-type="float">
            <text:p>173.9</text:p>
          </table:table-cell>
          <table:table-cell office:value-type="float" office:value="124.8" calcext:value-type="float">
            <text:p>124.8</text:p>
          </table:table-cell>
          <table:table-cell office:value-type="float" office:value="125" calcext:value-type="float">
            <text:p>125</text:p>
          </table:table-cell>
          <table:table-cell office:value-type="float" office:value="182.3" calcext:value-type="float">
            <text:p>182.3</text:p>
          </table:table-cell>
          <table:table-cell office:value-type="float" office:value="164.8" calcext:value-type="float">
            <text:p>164.8</text:p>
          </table:table-cell>
          <table:table-cell office:value-type="float" office:value="129.5" calcext:value-type="float">
            <text:p>129.5</text:p>
          </table:table-cell>
          <table:table-cell office:value-type="float" office:value="125.6" calcext:value-type="float">
            <text:p>125.6</text:p>
          </table:table-cell>
          <table:table-cell office:value-type="float" office:value="126.1" calcext:value-type="float">
            <text:p>126.1</text:p>
          </table:table-cell>
          <table:table-cell office:value-type="float" office:value="263.9" calcext:value-type="float">
            <text:p>263.9</text:p>
          </table:table-cell>
          <table:table-cell office:value-type="float" office:value="129" calcext:value-type="float">
            <text:p>129</text:p>
          </table:table-cell>
          <table:table-cell office:value-type="float" office:value="280.8" calcext:value-type="float">
            <text:p>280.8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T7]/1000000" office:value-type="float" office:value="0.0002295" calcext:value-type="float">
            <text:p>0.0002295</text:p>
          </table:table-cell>
          <table:table-cell table:formula="of:=[.AU7]/1000000" office:value-type="float" office:value="0.000195" calcext:value-type="float">
            <text:p>0.000195</text:p>
          </table:table-cell>
          <table:table-cell table:formula="of:=[.AV7]/1000000" office:value-type="float" office:value="0.0002531" calcext:value-type="float">
            <text:p>0.0002531</text:p>
          </table:table-cell>
          <table:table-cell table:formula="of:=[.AW7]/1000000" office:value-type="float" office:value="0.0002456" calcext:value-type="float">
            <text:p>0.0002456</text:p>
          </table:table-cell>
          <table:table-cell table:formula="of:=[.AX7]/1000000" office:value-type="float" office:value="0.0001602" calcext:value-type="float">
            <text:p>0.0001602</text:p>
          </table:table-cell>
          <table:table-cell table:formula="of:=[.AY7]/1000000" office:value-type="float" office:value="0.000167" calcext:value-type="float">
            <text:p>0.000167</text:p>
          </table:table-cell>
          <table:table-cell table:formula="of:=[.AZ7]/1000000" office:value-type="float" office:value="0.0004162" calcext:value-type="float">
            <text:p>0.0004162</text:p>
          </table:table-cell>
          <table:table-cell table:formula="of:=[.BA7]/1000000" office:value-type="float" office:value="0.0001854" calcext:value-type="float">
            <text:p>0.0001854</text:p>
          </table:table-cell>
          <table:table-cell table:formula="of:=[.BB7]/1000000" office:value-type="float" office:value="0.0001968" calcext:value-type="float">
            <text:p>0.0001968</text:p>
          </table:table-cell>
          <table:table-cell table:formula="of:=[.BC7]/1000000" office:value-type="float" office:value="0.0001696" calcext:value-type="float">
            <text:p>0.0001696</text:p>
          </table:table-cell>
          <table:table-cell table:formula="of:=[.BD7]/1000000" office:value-type="float" office:value="0.0004058" calcext:value-type="float">
            <text:p>0.0004058</text:p>
          </table:table-cell>
          <table:table-cell table:formula="of:=[.BE7]/1000000" office:value-type="float" office:value="0.0001691" calcext:value-type="float">
            <text:p>0.0001691</text:p>
          </table:table-cell>
          <table:table-cell table:formula="of:=[.BF7]/1000000" office:value-type="float" office:value="0.0004377" calcext:value-type="float">
            <text:p>0.0004377</text:p>
          </table:table-cell>
          <table:table-cell table:formula="of:=[.BG7]/1000000" office:value-type="float" office:value="0.0001597" calcext:value-type="float">
            <text:p>0.0001597</text:p>
          </table:table-cell>
          <table:table-cell table:formula="of:=[.BH7]/1000000" office:value-type="float" office:value="0.0004272" calcext:value-type="float">
            <text:p>0.0004272</text:p>
          </table:table-cell>
          <table:table-cell table:formula="of:=[.BI7]/1000000" office:value-type="float" office:value="0.0001652" calcext:value-type="float">
            <text:p>0.0001652</text:p>
          </table:table-cell>
          <table:table-cell table:formula="of:=[.BJ7]/1000000" office:value-type="float" office:value="0.0001944" calcext:value-type="float">
            <text:p>0.0001944</text:p>
          </table:table-cell>
          <table:table-cell table:formula="of:=[.BK7]/1000000" office:value-type="float" office:value="0.0001591" calcext:value-type="float">
            <text:p>0.0001591</text:p>
          </table:table-cell>
          <table:table-cell table:formula="of:=[.BL7]/1000000" office:value-type="float" office:value="0.0001665" calcext:value-type="float">
            <text:p>0.0001665</text:p>
          </table:table-cell>
          <table:table-cell table:formula="of:=[.BM7]/1000000" office:value-type="float" office:value="0.0001737" calcext:value-type="float">
            <text:p>0.0001737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41" calcext:value-type="float">
            <text:p>0.000141</text:p>
          </table:table-cell>
          <table:table-cell table:formula="of:=MIN([.B7:.U7])" office:value-type="float" office:value="0.0001591" calcext:value-type="float">
            <text:p>0.0001591</text:p>
          </table:table-cell>
          <table:table-cell table:number-columns-repeated="21"/>
          <table:table-cell office:value-type="float" office:value="229.5" calcext:value-type="float">
            <text:p>229.5</text:p>
          </table:table-cell>
          <table:table-cell office:value-type="float" office:value="195" calcext:value-type="float">
            <text:p>195</text:p>
          </table:table-cell>
          <table:table-cell office:value-type="float" office:value="253.1" calcext:value-type="float">
            <text:p>253.1</text:p>
          </table:table-cell>
          <table:table-cell office:value-type="float" office:value="245.6" calcext:value-type="float">
            <text:p>245.6</text:p>
          </table:table-cell>
          <table:table-cell office:value-type="float" office:value="160.2" calcext:value-type="float">
            <text:p>160.2</text:p>
          </table:table-cell>
          <table:table-cell office:value-type="float" office:value="167" calcext:value-type="float">
            <text:p>167</text:p>
          </table:table-cell>
          <table:table-cell office:value-type="float" office:value="416.2" calcext:value-type="float">
            <text:p>416.2</text:p>
          </table:table-cell>
          <table:table-cell office:value-type="float" office:value="185.4" calcext:value-type="float">
            <text:p>185.4</text:p>
          </table:table-cell>
          <table:table-cell office:value-type="float" office:value="196.8" calcext:value-type="float">
            <text:p>196.8</text:p>
          </table:table-cell>
          <table:table-cell office:value-type="float" office:value="169.6" calcext:value-type="float">
            <text:p>169.6</text:p>
          </table:table-cell>
          <table:table-cell office:value-type="float" office:value="405.8" calcext:value-type="float">
            <text:p>405.8</text:p>
          </table:table-cell>
          <table:table-cell office:value-type="float" office:value="169.1" calcext:value-type="float">
            <text:p>169.1</text:p>
          </table:table-cell>
          <table:table-cell office:value-type="float" office:value="437.7" calcext:value-type="float">
            <text:p>437.7</text:p>
          </table:table-cell>
          <table:table-cell office:value-type="float" office:value="159.7" calcext:value-type="float">
            <text:p>159.7</text:p>
          </table:table-cell>
          <table:table-cell office:value-type="float" office:value="427.2" calcext:value-type="float">
            <text:p>427.2</text:p>
          </table:table-cell>
          <table:table-cell office:value-type="float" office:value="165.2" calcext:value-type="float">
            <text:p>165.2</text:p>
          </table:table-cell>
          <table:table-cell office:value-type="float" office:value="194.4" calcext:value-type="float">
            <text:p>194.4</text:p>
          </table:table-cell>
          <table:table-cell office:value-type="float" office:value="159.1" calcext:value-type="float">
            <text:p>159.1</text:p>
          </table:table-cell>
          <table:table-cell office:value-type="float" office:value="166.5" calcext:value-type="float">
            <text:p>166.5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T8]/1000000" office:value-type="float" office:value="0.0005587" calcext:value-type="float">
            <text:p>0.0005587</text:p>
          </table:table-cell>
          <table:table-cell table:formula="of:=[.AU8]/1000000" office:value-type="float" office:value="0.0004892" calcext:value-type="float">
            <text:p>0.0004892</text:p>
          </table:table-cell>
          <table:table-cell table:formula="of:=[.AV8]/1000000" office:value-type="float" office:value="0.0005725" calcext:value-type="float">
            <text:p>0.0005725</text:p>
          </table:table-cell>
          <table:table-cell table:formula="of:=[.AW8]/1000000" office:value-type="float" office:value="0.0005588" calcext:value-type="float">
            <text:p>0.0005588</text:p>
          </table:table-cell>
          <table:table-cell table:formula="of:=[.AX8]/1000000" office:value-type="float" office:value="0.0006022" calcext:value-type="float">
            <text:p>0.0006022</text:p>
          </table:table-cell>
          <table:table-cell table:formula="of:=[.AY8]/1000000" office:value-type="float" office:value="0.0004146" calcext:value-type="float">
            <text:p>0.0004146</text:p>
          </table:table-cell>
          <table:table-cell table:formula="of:=[.AZ8]/1000000" office:value-type="float" office:value="0.0006092" calcext:value-type="float">
            <text:p>0.0006092</text:p>
          </table:table-cell>
          <table:table-cell table:formula="of:=[.BA8]/1000000" office:value-type="float" office:value="0.0006385" calcext:value-type="float">
            <text:p>0.0006385</text:p>
          </table:table-cell>
          <table:table-cell table:formula="of:=[.BB8]/1000000" office:value-type="float" office:value="0.0005259" calcext:value-type="float">
            <text:p>0.0005259</text:p>
          </table:table-cell>
          <table:table-cell table:formula="of:=[.BC8]/1000000" office:value-type="float" office:value="0.0006104" calcext:value-type="float">
            <text:p>0.0006104</text:p>
          </table:table-cell>
          <table:table-cell table:formula="of:=[.BD8]/1000000" office:value-type="float" office:value="0.0007645" calcext:value-type="float">
            <text:p>0.0007645</text:p>
          </table:table-cell>
          <table:table-cell table:formula="of:=[.BE8]/1000000" office:value-type="float" office:value="0.000403" calcext:value-type="float">
            <text:p>0.000403</text:p>
          </table:table-cell>
          <table:table-cell table:formula="of:=[.BF8]/1000000" office:value-type="float" office:value="0.0003365" calcext:value-type="float">
            <text:p>0.0003365</text:p>
          </table:table-cell>
          <table:table-cell table:formula="of:=[.BG8]/1000000" office:value-type="float" office:value="0.0003115" calcext:value-type="float">
            <text:p>0.0003115</text:p>
          </table:table-cell>
          <table:table-cell table:formula="of:=[.BH8]/1000000" office:value-type="float" office:value="0.001662" calcext:value-type="float">
            <text:p>0.001662</text:p>
          </table:table-cell>
          <table:table-cell table:formula="of:=[.BI8]/1000000" office:value-type="float" office:value="0.0009977" calcext:value-type="float">
            <text:p>0.0009977</text:p>
          </table:table-cell>
          <table:table-cell table:formula="of:=[.BJ8]/1000000" office:value-type="float" office:value="0.001975" calcext:value-type="float">
            <text:p>0.001975</text:p>
          </table:table-cell>
          <table:table-cell table:formula="of:=[.BK8]/1000000" office:value-type="float" office:value="0.001515" calcext:value-type="float">
            <text:p>0.001515</text:p>
          </table:table-cell>
          <table:table-cell table:formula="of:=[.BL8]/1000000" office:value-type="float" office:value="0.000316" calcext:value-type="float">
            <text:p>0.000316</text:p>
          </table:table-cell>
          <table:table-cell table:formula="of:=[.BM8]/1000000" office:value-type="float" office:value="0.001308" calcext:value-type="float">
            <text:p>0.001308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108" calcext:value-type="float">
            <text:p>0.00108</text:p>
          </table:table-cell>
          <table:table-cell table:formula="of:=MIN([.B8:.U8])" office:value-type="float" office:value="0.0003115" calcext:value-type="float">
            <text:p>0.0003115</text:p>
          </table:table-cell>
          <table:table-cell table:number-columns-repeated="21"/>
          <table:table-cell office:value-type="float" office:value="558.7" calcext:value-type="float">
            <text:p>558.7</text:p>
          </table:table-cell>
          <table:table-cell office:value-type="float" office:value="489.2" calcext:value-type="float">
            <text:p>489.2</text:p>
          </table:table-cell>
          <table:table-cell office:value-type="float" office:value="572.5" calcext:value-type="float">
            <text:p>572.5</text:p>
          </table:table-cell>
          <table:table-cell office:value-type="float" office:value="558.8" calcext:value-type="float">
            <text:p>558.8</text:p>
          </table:table-cell>
          <table:table-cell office:value-type="float" office:value="602.2" calcext:value-type="float">
            <text:p>602.2</text:p>
          </table:table-cell>
          <table:table-cell office:value-type="float" office:value="414.6" calcext:value-type="float">
            <text:p>414.6</text:p>
          </table:table-cell>
          <table:table-cell office:value-type="float" office:value="609.2" calcext:value-type="float">
            <text:p>609.2</text:p>
          </table:table-cell>
          <table:table-cell office:value-type="float" office:value="638.5" calcext:value-type="float">
            <text:p>638.5</text:p>
          </table:table-cell>
          <table:table-cell office:value-type="float" office:value="525.9" calcext:value-type="float">
            <text:p>525.9</text:p>
          </table:table-cell>
          <table:table-cell office:value-type="float" office:value="610.4" calcext:value-type="float">
            <text:p>610.4</text:p>
          </table:table-cell>
          <table:table-cell office:value-type="float" office:value="764.5" calcext:value-type="float">
            <text:p>764.5</text:p>
          </table:table-cell>
          <table:table-cell office:value-type="float" office:value="403" calcext:value-type="float">
            <text:p>403</text:p>
          </table:table-cell>
          <table:table-cell office:value-type="float" office:value="336.5" calcext:value-type="float">
            <text:p>336.5</text:p>
          </table:table-cell>
          <table:table-cell office:value-type="float" office:value="311.5" calcext:value-type="float">
            <text:p>311.5</text:p>
          </table:table-cell>
          <table:table-cell office:value-type="float" office:value="1662" calcext:value-type="float">
            <text:p>1662</text:p>
          </table:table-cell>
          <table:table-cell office:value-type="float" office:value="997.7" calcext:value-type="float">
            <text:p>997.7</text:p>
          </table:table-cell>
          <table:table-cell office:value-type="float" office:value="1975" calcext:value-type="float">
            <text:p>1975</text:p>
          </table:table-cell>
          <table:table-cell office:value-type="float" office:value="1515" calcext:value-type="float">
            <text:p>1515</text:p>
          </table:table-cell>
          <table:table-cell office:value-type="float" office:value="316" calcext:value-type="float">
            <text:p>31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T9]/1000000" office:value-type="float" office:value="0.001188" calcext:value-type="float">
            <text:p>0.001188</text:p>
          </table:table-cell>
          <table:table-cell table:formula="of:=[.AU9]/1000000" office:value-type="float" office:value="0.001101" calcext:value-type="float">
            <text:p>0.001101</text:p>
          </table:table-cell>
          <table:table-cell table:formula="of:=[.AV9]/1000000" office:value-type="float" office:value="0.001121" calcext:value-type="float">
            <text:p>0.001121</text:p>
          </table:table-cell>
          <table:table-cell table:formula="of:=[.AW9]/1000000" office:value-type="float" office:value="0.00128" calcext:value-type="float">
            <text:p>0.00128</text:p>
          </table:table-cell>
          <table:table-cell table:formula="of:=[.AX9]/1000000" office:value-type="float" office:value="0.001192" calcext:value-type="float">
            <text:p>0.001192</text:p>
          </table:table-cell>
          <table:table-cell table:formula="of:=[.AY9]/1000000" office:value-type="float" office:value="0.001343" calcext:value-type="float">
            <text:p>0.001343</text:p>
          </table:table-cell>
          <table:table-cell table:formula="of:=[.AZ9]/1000000" office:value-type="float" office:value="0.001423" calcext:value-type="float">
            <text:p>0.001423</text:p>
          </table:table-cell>
          <table:table-cell table:formula="of:=[.BA9]/1000000" office:value-type="float" office:value="0.001301" calcext:value-type="float">
            <text:p>0.001301</text:p>
          </table:table-cell>
          <table:table-cell table:formula="of:=[.BB9]/1000000" office:value-type="float" office:value="0.001127" calcext:value-type="float">
            <text:p>0.001127</text:p>
          </table:table-cell>
          <table:table-cell table:formula="of:=[.BC9]/1000000" office:value-type="float" office:value="0.001803" calcext:value-type="float">
            <text:p>0.001803</text:p>
          </table:table-cell>
          <table:table-cell table:formula="of:=[.BD9]/1000000" office:value-type="float" office:value="0.002088" calcext:value-type="float">
            <text:p>0.002088</text:p>
          </table:table-cell>
          <table:table-cell table:formula="of:=[.BE9]/1000000" office:value-type="float" office:value="0.006134" calcext:value-type="float">
            <text:p>0.006134</text:p>
          </table:table-cell>
          <table:table-cell table:formula="of:=[.BF9]/1000000" office:value-type="float" office:value="0.00474" calcext:value-type="float">
            <text:p>0.00474</text:p>
          </table:table-cell>
          <table:table-cell table:formula="of:=[.BG9]/1000000" office:value-type="float" office:value="0.001112" calcext:value-type="float">
            <text:p>0.001112</text:p>
          </table:table-cell>
          <table:table-cell table:formula="of:=[.BH9]/1000000" office:value-type="float" office:value="0.008523" calcext:value-type="float">
            <text:p>0.008523</text:p>
          </table:table-cell>
          <table:table-cell table:formula="of:=[.BI9]/1000000" office:value-type="float" office:value="0.00482" calcext:value-type="float">
            <text:p>0.00482</text:p>
          </table:table-cell>
          <table:table-cell table:formula="of:=[.BJ9]/1000000" office:value-type="float" office:value="0.0009419" calcext:value-type="float">
            <text:p>0.0009419</text:p>
          </table:table-cell>
          <table:table-cell table:formula="of:=[.BK9]/1000000" office:value-type="float" office:value="0.000805" calcext:value-type="float">
            <text:p>0.000805</text:p>
          </table:table-cell>
          <table:table-cell table:formula="of:=[.BL9]/1000000" office:value-type="float" office:value="0.0007227" calcext:value-type="float">
            <text:p>0.0007227</text:p>
          </table:table-cell>
          <table:table-cell table:formula="of:=[.BM9]/1000000" office:value-type="float" office:value="0.003063" calcext:value-type="float">
            <text:p>0.0030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42" calcext:value-type="float">
            <text:p>0.00342</text:p>
          </table:table-cell>
          <table:table-cell table:formula="of:=MIN([.B9:.U9])" office:value-type="float" office:value="0.0007227" calcext:value-type="float">
            <text:p>0.0007227</text:p>
          </table:table-cell>
          <table:table-cell table:number-columns-repeated="21"/>
          <table:table-cell office:value-type="float" office:value="1188" calcext:value-type="float">
            <text:p>1188</text:p>
          </table:table-cell>
          <table:table-cell office:value-type="float" office:value="1101" calcext:value-type="float">
            <text:p>1101</text:p>
          </table:table-cell>
          <table:table-cell office:value-type="float" office:value="1121" calcext:value-type="float">
            <text:p>1121</text:p>
          </table:table-cell>
          <table:table-cell office:value-type="float" office:value="1280" calcext:value-type="float">
            <text:p>1280</text:p>
          </table:table-cell>
          <table:table-cell office:value-type="float" office:value="1192" calcext:value-type="float">
            <text:p>1192</text:p>
          </table:table-cell>
          <table:table-cell office:value-type="float" office:value="1343" calcext:value-type="float">
            <text:p>1343</text:p>
          </table:table-cell>
          <table:table-cell office:value-type="float" office:value="1423" calcext:value-type="float">
            <text:p>1423</text:p>
          </table:table-cell>
          <table:table-cell office:value-type="float" office:value="1301" calcext:value-type="float">
            <text:p>1301</text:p>
          </table:table-cell>
          <table:table-cell office:value-type="float" office:value="1127" calcext:value-type="float">
            <text:p>1127</text:p>
          </table:table-cell>
          <table:table-cell office:value-type="float" office:value="1803" calcext:value-type="float">
            <text:p>1803</text:p>
          </table:table-cell>
          <table:table-cell office:value-type="float" office:value="2088" calcext:value-type="float">
            <text:p>2088</text:p>
          </table:table-cell>
          <table:table-cell office:value-type="float" office:value="6134" calcext:value-type="float">
            <text:p>6134</text:p>
          </table:table-cell>
          <table:table-cell office:value-type="float" office:value="4740" calcext:value-type="float">
            <text:p>4740</text:p>
          </table:table-cell>
          <table:table-cell office:value-type="float" office:value="1112" calcext:value-type="float">
            <text:p>1112</text:p>
          </table:table-cell>
          <table:table-cell office:value-type="float" office:value="8523" calcext:value-type="float">
            <text:p>8523</text:p>
          </table:table-cell>
          <table:table-cell office:value-type="float" office:value="4820" calcext:value-type="float">
            <text:p>4820</text:p>
          </table:table-cell>
          <table:table-cell office:value-type="float" office:value="941.9" calcext:value-type="float">
            <text:p>941.9</text:p>
          </table:table-cell>
          <table:table-cell office:value-type="float" office:value="805" calcext:value-type="float">
            <text:p>805</text:p>
          </table:table-cell>
          <table:table-cell office:value-type="float" office:value="722.7" calcext:value-type="float">
            <text:p>722.7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T10]/1000000" office:value-type="float" office:value="0.002383" calcext:value-type="float">
            <text:p>0.002383</text:p>
          </table:table-cell>
          <table:table-cell table:formula="of:=[.AU10]/1000000" office:value-type="float" office:value="0.002239" calcext:value-type="float">
            <text:p>0.002239</text:p>
          </table:table-cell>
          <table:table-cell table:formula="of:=[.AV10]/1000000" office:value-type="float" office:value="0.002202" calcext:value-type="float">
            <text:p>0.002202</text:p>
          </table:table-cell>
          <table:table-cell table:formula="of:=[.AW10]/1000000" office:value-type="float" office:value="0.002134" calcext:value-type="float">
            <text:p>0.002134</text:p>
          </table:table-cell>
          <table:table-cell table:formula="of:=[.AX10]/1000000" office:value-type="float" office:value="0.002878" calcext:value-type="float">
            <text:p>0.002878</text:p>
          </table:table-cell>
          <table:table-cell table:formula="of:=[.AY10]/1000000" office:value-type="float" office:value="0.002714" calcext:value-type="float">
            <text:p>0.002714</text:p>
          </table:table-cell>
          <table:table-cell table:formula="of:=[.AZ10]/1000000" office:value-type="float" office:value="0.002676" calcext:value-type="float">
            <text:p>0.002676</text:p>
          </table:table-cell>
          <table:table-cell table:formula="of:=[.BA10]/1000000" office:value-type="float" office:value="0.002235" calcext:value-type="float">
            <text:p>0.002235</text:p>
          </table:table-cell>
          <table:table-cell table:formula="of:=[.BB10]/1000000" office:value-type="float" office:value="0.005677" calcext:value-type="float">
            <text:p>0.005677</text:p>
          </table:table-cell>
          <table:table-cell table:formula="of:=[.BC10]/1000000" office:value-type="float" office:value="0.004582" calcext:value-type="float">
            <text:p>0.004582</text:p>
          </table:table-cell>
          <table:table-cell table:formula="of:=[.BD10]/1000000" office:value-type="float" office:value="0.003803" calcext:value-type="float">
            <text:p>0.003803</text:p>
          </table:table-cell>
          <table:table-cell table:formula="of:=[.BE10]/1000000" office:value-type="float" office:value="0.002136" calcext:value-type="float">
            <text:p>0.002136</text:p>
          </table:table-cell>
          <table:table-cell table:formula="of:=[.BF10]/1000000" office:value-type="float" office:value="0.006688" calcext:value-type="float">
            <text:p>0.006688</text:p>
          </table:table-cell>
          <table:table-cell table:formula="of:=[.BG10]/1000000" office:value-type="float" office:value="0.00326" calcext:value-type="float">
            <text:p>0.00326</text:p>
          </table:table-cell>
          <table:table-cell table:formula="of:=[.BH10]/1000000" office:value-type="float" office:value="0.01016" calcext:value-type="float">
            <text:p>0.01016</text:p>
          </table:table-cell>
          <table:table-cell table:formula="of:=[.BI10]/1000000" office:value-type="float" office:value="0.02503" calcext:value-type="float">
            <text:p>0.02503</text:p>
          </table:table-cell>
          <table:table-cell table:formula="of:=[.BJ10]/1000000" office:value-type="float" office:value="0.01641" calcext:value-type="float">
            <text:p>0.01641</text:p>
          </table:table-cell>
          <table:table-cell table:formula="of:=[.BK10]/1000000" office:value-type="float" office:value="0.01371" calcext:value-type="float">
            <text:p>0.01371</text:p>
          </table:table-cell>
          <table:table-cell table:formula="of:=[.BL10]/1000000" office:value-type="float" office:value="0.02152" calcext:value-type="float">
            <text:p>0.02152</text:p>
          </table:table-cell>
          <table:table-cell table:formula="of:=[.BM10]/1000000" office:value-type="float" office:value="0.002421" calcext:value-type="float">
            <text:p>0.0024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205" calcext:value-type="float">
            <text:p>0.0205</text:p>
          </table:table-cell>
          <table:table-cell table:formula="of:=MIN([.B10:.U10])" office:value-type="float" office:value="0.002134" calcext:value-type="float">
            <text:p>0.002134</text:p>
          </table:table-cell>
          <table:table-cell table:number-columns-repeated="21"/>
          <table:table-cell office:value-type="float" office:value="2383" calcext:value-type="float">
            <text:p>2383</text:p>
          </table:table-cell>
          <table:table-cell office:value-type="float" office:value="2239" calcext:value-type="float">
            <text:p>2239</text:p>
          </table:table-cell>
          <table:table-cell office:value-type="float" office:value="2202" calcext:value-type="float">
            <text:p>2202</text:p>
          </table:table-cell>
          <table:table-cell office:value-type="float" office:value="2134" calcext:value-type="float">
            <text:p>2134</text:p>
          </table:table-cell>
          <table:table-cell office:value-type="float" office:value="2878" calcext:value-type="float">
            <text:p>2878</text:p>
          </table:table-cell>
          <table:table-cell office:value-type="float" office:value="2714" calcext:value-type="float">
            <text:p>2714</text:p>
          </table:table-cell>
          <table:table-cell office:value-type="float" office:value="2676" calcext:value-type="float">
            <text:p>2676</text:p>
          </table:table-cell>
          <table:table-cell office:value-type="float" office:value="2235" calcext:value-type="float">
            <text:p>2235</text:p>
          </table:table-cell>
          <table:table-cell office:value-type="float" office:value="5677" calcext:value-type="float">
            <text:p>5677</text:p>
          </table:table-cell>
          <table:table-cell office:value-type="float" office:value="4582" calcext:value-type="float">
            <text:p>4582</text:p>
          </table:table-cell>
          <table:table-cell office:value-type="float" office:value="3803" calcext:value-type="float">
            <text:p>3803</text:p>
          </table:table-cell>
          <table:table-cell office:value-type="float" office:value="2136" calcext:value-type="float">
            <text:p>2136</text:p>
          </table:table-cell>
          <table:table-cell office:value-type="float" office:value="6688" calcext:value-type="float">
            <text:p>6688</text:p>
          </table:table-cell>
          <table:table-cell office:value-type="float" office:value="3260" calcext:value-type="float">
            <text:p>3260</text:p>
          </table:table-cell>
          <table:table-cell office:value-type="float" office:value="10160" calcext:value-type="float">
            <text:p>10160</text:p>
          </table:table-cell>
          <table:table-cell office:value-type="float" office:value="25030" calcext:value-type="float">
            <text:p>25030</text:p>
          </table:table-cell>
          <table:table-cell office:value-type="float" office:value="16410" calcext:value-type="float">
            <text:p>16410</text:p>
          </table:table-cell>
          <table:table-cell office:value-type="float" office:value="13710" calcext:value-type="float">
            <text:p>13710</text:p>
          </table:table-cell>
          <table:table-cell office:value-type="float" office:value="21520" calcext:value-type="float">
            <text:p>21520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T11]/1000000" office:value-type="float" office:value="0.003493" calcext:value-type="float">
            <text:p>0.003493</text:p>
          </table:table-cell>
          <table:table-cell table:formula="of:=[.AU11]/1000000" office:value-type="float" office:value="0.003369" calcext:value-type="float">
            <text:p>0.003369</text:p>
          </table:table-cell>
          <table:table-cell table:formula="of:=[.AV11]/1000000" office:value-type="float" office:value="0.003547" calcext:value-type="float">
            <text:p>0.003547</text:p>
          </table:table-cell>
          <table:table-cell table:formula="of:=[.AW11]/1000000" office:value-type="float" office:value="0.003171" calcext:value-type="float">
            <text:p>0.003171</text:p>
          </table:table-cell>
          <table:table-cell table:formula="of:=[.AX11]/1000000" office:value-type="float" office:value="0.003198" calcext:value-type="float">
            <text:p>0.003198</text:p>
          </table:table-cell>
          <table:table-cell table:formula="of:=[.AY11]/1000000" office:value-type="float" office:value="0.004289" calcext:value-type="float">
            <text:p>0.004289</text:p>
          </table:table-cell>
          <table:table-cell table:formula="of:=[.AZ11]/1000000" office:value-type="float" office:value="0.004307" calcext:value-type="float">
            <text:p>0.004307</text:p>
          </table:table-cell>
          <table:table-cell table:formula="of:=[.BA11]/1000000" office:value-type="float" office:value="0.00351" calcext:value-type="float">
            <text:p>0.00351</text:p>
          </table:table-cell>
          <table:table-cell table:formula="of:=[.BB11]/1000000" office:value-type="float" office:value="0.005235" calcext:value-type="float">
            <text:p>0.005235</text:p>
          </table:table-cell>
          <table:table-cell table:formula="of:=[.BC11]/1000000" office:value-type="float" office:value="0.004123" calcext:value-type="float">
            <text:p>0.004123</text:p>
          </table:table-cell>
          <table:table-cell table:formula="of:=[.BD11]/1000000" office:value-type="float" office:value="0.007572" calcext:value-type="float">
            <text:p>0.007572</text:p>
          </table:table-cell>
          <table:table-cell table:formula="of:=[.BE11]/1000000" office:value-type="float" office:value="0.009109" calcext:value-type="float">
            <text:p>0.009109</text:p>
          </table:table-cell>
          <table:table-cell table:formula="of:=[.BF11]/1000000" office:value-type="float" office:value="0.006091" calcext:value-type="float">
            <text:p>0.006091</text:p>
          </table:table-cell>
          <table:table-cell table:formula="of:=[.BG11]/1000000" office:value-type="float" office:value="0.0148" calcext:value-type="float">
            <text:p>0.0148</text:p>
          </table:table-cell>
          <table:table-cell table:formula="of:=[.BH11]/1000000" office:value-type="float" office:value="0.05778" calcext:value-type="float">
            <text:p>0.05778</text:p>
          </table:table-cell>
          <table:table-cell table:formula="of:=[.BI11]/1000000" office:value-type="float" office:value="0.02145" calcext:value-type="float">
            <text:p>0.02145</text:p>
          </table:table-cell>
          <table:table-cell table:formula="of:=[.BJ11]/1000000" office:value-type="float" office:value="0.01525" calcext:value-type="float">
            <text:p>0.01525</text:p>
          </table:table-cell>
          <table:table-cell table:formula="of:=[.BK11]/1000000" office:value-type="float" office:value="0.002157" calcext:value-type="float">
            <text:p>0.002157</text:p>
          </table:table-cell>
          <table:table-cell table:formula="of:=[.BL11]/1000000" office:value-type="float" office:value="0.006826" calcext:value-type="float">
            <text:p>0.006826</text:p>
          </table:table-cell>
          <table:table-cell table:formula="of:=[.BM11]/1000000" office:value-type="float" office:value="0.01622" calcext:value-type="float">
            <text:p>0.01622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437" calcext:value-type="float">
            <text:p>0.00437</text:p>
          </table:table-cell>
          <table:table-cell table:formula="of:=MIN([.B11:.U11])" office:value-type="float" office:value="0.002157" calcext:value-type="float">
            <text:p>0.002157</text:p>
          </table:table-cell>
          <table:table-cell table:number-columns-repeated="21"/>
          <table:table-cell office:value-type="float" office:value="3493" calcext:value-type="float">
            <text:p>3493</text:p>
          </table:table-cell>
          <table:table-cell office:value-type="float" office:value="3369" calcext:value-type="float">
            <text:p>3369</text:p>
          </table:table-cell>
          <table:table-cell office:value-type="float" office:value="3547" calcext:value-type="float">
            <text:p>3547</text:p>
          </table:table-cell>
          <table:table-cell office:value-type="float" office:value="3171" calcext:value-type="float">
            <text:p>3171</text:p>
          </table:table-cell>
          <table:table-cell office:value-type="float" office:value="3198" calcext:value-type="float">
            <text:p>3198</text:p>
          </table:table-cell>
          <table:table-cell office:value-type="float" office:value="4289" calcext:value-type="float">
            <text:p>4289</text:p>
          </table:table-cell>
          <table:table-cell office:value-type="float" office:value="4307" calcext:value-type="float">
            <text:p>4307</text:p>
          </table:table-cell>
          <table:table-cell office:value-type="float" office:value="3510" calcext:value-type="float">
            <text:p>3510</text:p>
          </table:table-cell>
          <table:table-cell office:value-type="float" office:value="5235" calcext:value-type="float">
            <text:p>5235</text:p>
          </table:table-cell>
          <table:table-cell office:value-type="float" office:value="4123" calcext:value-type="float">
            <text:p>4123</text:p>
          </table:table-cell>
          <table:table-cell office:value-type="float" office:value="7572" calcext:value-type="float">
            <text:p>7572</text:p>
          </table:table-cell>
          <table:table-cell office:value-type="float" office:value="9109" calcext:value-type="float">
            <text:p>9109</text:p>
          </table:table-cell>
          <table:table-cell office:value-type="float" office:value="6091" calcext:value-type="float">
            <text:p>6091</text:p>
          </table:table-cell>
          <table:table-cell office:value-type="float" office:value="14800" calcext:value-type="float">
            <text:p>14800</text:p>
          </table:table-cell>
          <table:table-cell office:value-type="float" office:value="57780" calcext:value-type="float">
            <text:p>57780</text:p>
          </table:table-cell>
          <table:table-cell office:value-type="float" office:value="21450" calcext:value-type="float">
            <text:p>21450</text:p>
          </table:table-cell>
          <table:table-cell office:value-type="float" office:value="15250" calcext:value-type="float">
            <text:p>15250</text:p>
          </table:table-cell>
          <table:table-cell office:value-type="float" office:value="2157" calcext:value-type="float">
            <text:p>2157</text:p>
          </table:table-cell>
          <table:table-cell office:value-type="float" office:value="6826" calcext:value-type="float">
            <text:p>6826</text:p>
          </table:table-cell>
          <table:table-cell office:value-type="float" office:value="16220" calcext:value-type="float">
            <text:p>16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T12]/1000000" office:value-type="float" office:value="0.005605" calcext:value-type="float">
            <text:p>0.005605</text:p>
          </table:table-cell>
          <table:table-cell table:formula="of:=[.AU12]/1000000" office:value-type="float" office:value="0.005205" calcext:value-type="float">
            <text:p>0.005205</text:p>
          </table:table-cell>
          <table:table-cell table:formula="of:=[.AV12]/1000000" office:value-type="float" office:value="0.005489" calcext:value-type="float">
            <text:p>0.005489</text:p>
          </table:table-cell>
          <table:table-cell table:formula="of:=[.AW12]/1000000" office:value-type="float" office:value="0.005963" calcext:value-type="float">
            <text:p>0.005963</text:p>
          </table:table-cell>
          <table:table-cell table:formula="of:=[.AX12]/1000000" office:value-type="float" office:value="0.006261" calcext:value-type="float">
            <text:p>0.006261</text:p>
          </table:table-cell>
          <table:table-cell table:formula="of:=[.AY12]/1000000" office:value-type="float" office:value="0.005679" calcext:value-type="float">
            <text:p>0.005679</text:p>
          </table:table-cell>
          <table:table-cell table:formula="of:=[.AZ12]/1000000" office:value-type="float" office:value="0.005895" calcext:value-type="float">
            <text:p>0.005895</text:p>
          </table:table-cell>
          <table:table-cell table:formula="of:=[.BA12]/1000000" office:value-type="float" office:value="0.006027" calcext:value-type="float">
            <text:p>0.006027</text:p>
          </table:table-cell>
          <table:table-cell table:formula="of:=[.BB12]/1000000" office:value-type="float" office:value="0.005183" calcext:value-type="float">
            <text:p>0.005183</text:p>
          </table:table-cell>
          <table:table-cell table:formula="of:=[.BC12]/1000000" office:value-type="float" office:value="0.008365" calcext:value-type="float">
            <text:p>0.008365</text:p>
          </table:table-cell>
          <table:table-cell table:formula="of:=[.BD12]/1000000" office:value-type="float" office:value="0.006368" calcext:value-type="float">
            <text:p>0.006368</text:p>
          </table:table-cell>
          <table:table-cell table:formula="of:=[.BE12]/1000000" office:value-type="float" office:value="0.008352" calcext:value-type="float">
            <text:p>0.008352</text:p>
          </table:table-cell>
          <table:table-cell table:formula="of:=[.BF12]/1000000" office:value-type="float" office:value="0.007624" calcext:value-type="float">
            <text:p>0.007624</text:p>
          </table:table-cell>
          <table:table-cell table:formula="of:=[.BG12]/1000000" office:value-type="float" office:value="0.00773" calcext:value-type="float">
            <text:p>0.00773</text:p>
          </table:table-cell>
          <table:table-cell table:formula="of:=[.BH12]/1000000" office:value-type="float" office:value="0.02004" calcext:value-type="float">
            <text:p>0.02004</text:p>
          </table:table-cell>
          <table:table-cell table:formula="of:=[.BI12]/1000000" office:value-type="float" office:value="0.003399" calcext:value-type="float">
            <text:p>0.003399</text:p>
          </table:table-cell>
          <table:table-cell table:formula="of:=[.BJ12]/1000000" office:value-type="float" office:value="0.06755" calcext:value-type="float">
            <text:p>0.06755</text:p>
          </table:table-cell>
          <table:table-cell table:formula="of:=[.BK12]/1000000" office:value-type="float" office:value="0.07085" calcext:value-type="float">
            <text:p>0.07085</text:p>
          </table:table-cell>
          <table:table-cell table:formula="of:=[.BL12]/1000000" office:value-type="float" office:value="0.04899" calcext:value-type="float">
            <text:p>0.04899</text:p>
          </table:table-cell>
          <table:table-cell table:formula="of:=[.BM12]/1000000" office:value-type="float" office:value="0.028" calcext:value-type="float">
            <text:p>0.028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632" calcext:value-type="float">
            <text:p>0.00632</text:p>
          </table:table-cell>
          <table:table-cell table:formula="of:=MIN([.B12:.U12])" office:value-type="float" office:value="0.003399" calcext:value-type="float">
            <text:p>0.003399</text:p>
          </table:table-cell>
          <table:table-cell table:number-columns-repeated="21"/>
          <table:table-cell office:value-type="float" office:value="5605" calcext:value-type="float">
            <text:p>5605</text:p>
          </table:table-cell>
          <table:table-cell office:value-type="float" office:value="5205" calcext:value-type="float">
            <text:p>5205</text:p>
          </table:table-cell>
          <table:table-cell office:value-type="float" office:value="5489" calcext:value-type="float">
            <text:p>5489</text:p>
          </table:table-cell>
          <table:table-cell office:value-type="float" office:value="5963" calcext:value-type="float">
            <text:p>5963</text:p>
          </table:table-cell>
          <table:table-cell office:value-type="float" office:value="6261" calcext:value-type="float">
            <text:p>6261</text:p>
          </table:table-cell>
          <table:table-cell office:value-type="float" office:value="5679" calcext:value-type="float">
            <text:p>5679</text:p>
          </table:table-cell>
          <table:table-cell office:value-type="float" office:value="5895" calcext:value-type="float">
            <text:p>5895</text:p>
          </table:table-cell>
          <table:table-cell office:value-type="float" office:value="6027" calcext:value-type="float">
            <text:p>6027</text:p>
          </table:table-cell>
          <table:table-cell office:value-type="float" office:value="5183" calcext:value-type="float">
            <text:p>5183</text:p>
          </table:table-cell>
          <table:table-cell office:value-type="float" office:value="8365" calcext:value-type="float">
            <text:p>8365</text:p>
          </table:table-cell>
          <table:table-cell office:value-type="float" office:value="6368" calcext:value-type="float">
            <text:p>6368</text:p>
          </table:table-cell>
          <table:table-cell office:value-type="float" office:value="8352" calcext:value-type="float">
            <text:p>8352</text:p>
          </table:table-cell>
          <table:table-cell office:value-type="float" office:value="7624" calcext:value-type="float">
            <text:p>7624</text:p>
          </table:table-cell>
          <table:table-cell office:value-type="float" office:value="7730" calcext:value-type="float">
            <text:p>7730</text:p>
          </table:table-cell>
          <table:table-cell office:value-type="float" office:value="20040" calcext:value-type="float">
            <text:p>20040</text:p>
          </table:table-cell>
          <table:table-cell office:value-type="float" office:value="3399" calcext:value-type="float">
            <text:p>3399</text:p>
          </table:table-cell>
          <table:table-cell office:value-type="float" office:value="67550" calcext:value-type="float">
            <text:p>67550</text:p>
          </table:table-cell>
          <table:table-cell office:value-type="float" office:value="70850" calcext:value-type="float">
            <text:p>70850</text:p>
          </table:table-cell>
          <table:table-cell office:value-type="float" office:value="48990" calcext:value-type="float">
            <text:p>4899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T13]/1000000" office:value-type="float" office:value="0.007806" calcext:value-type="float">
            <text:p>0.007806</text:p>
          </table:table-cell>
          <table:table-cell table:formula="of:=[.AU13]/1000000" office:value-type="float" office:value="0.007222" calcext:value-type="float">
            <text:p>0.007222</text:p>
          </table:table-cell>
          <table:table-cell table:formula="of:=[.AV13]/1000000" office:value-type="float" office:value="0.007634" calcext:value-type="float">
            <text:p>0.007634</text:p>
          </table:table-cell>
          <table:table-cell table:formula="of:=[.AW13]/1000000" office:value-type="float" office:value="0.007473" calcext:value-type="float">
            <text:p>0.007473</text:p>
          </table:table-cell>
          <table:table-cell table:formula="of:=[.AX13]/1000000" office:value-type="float" office:value="0.008039" calcext:value-type="float">
            <text:p>0.008039</text:p>
          </table:table-cell>
          <table:table-cell table:formula="of:=[.AY13]/1000000" office:value-type="float" office:value="0.008453" calcext:value-type="float">
            <text:p>0.008453</text:p>
          </table:table-cell>
          <table:table-cell table:formula="of:=[.AZ13]/1000000" office:value-type="float" office:value="0.009167" calcext:value-type="float">
            <text:p>0.009167</text:p>
          </table:table-cell>
          <table:table-cell table:formula="of:=[.BA13]/1000000" office:value-type="float" office:value="0.008629" calcext:value-type="float">
            <text:p>0.008629</text:p>
          </table:table-cell>
          <table:table-cell table:formula="of:=[.BB13]/1000000" office:value-type="float" office:value="0.009924" calcext:value-type="float">
            <text:p>0.009924</text:p>
          </table:table-cell>
          <table:table-cell table:formula="of:=[.BC13]/1000000" office:value-type="float" office:value="0.008355" calcext:value-type="float">
            <text:p>0.008355</text:p>
          </table:table-cell>
          <table:table-cell table:formula="of:=[.BD13]/1000000" office:value-type="float" office:value="0.0119" calcext:value-type="float">
            <text:p>0.0119</text:p>
          </table:table-cell>
          <table:table-cell table:formula="of:=[.BE13]/1000000" office:value-type="float" office:value="0.009003" calcext:value-type="float">
            <text:p>0.009003</text:p>
          </table:table-cell>
          <table:table-cell table:formula="of:=[.BF13]/1000000" office:value-type="float" office:value="0.03067" calcext:value-type="float">
            <text:p>0.03067</text:p>
          </table:table-cell>
          <table:table-cell table:formula="of:=[.BG13]/1000000" office:value-type="float" office:value="0.02805" calcext:value-type="float">
            <text:p>0.02805</text:p>
          </table:table-cell>
          <table:table-cell table:formula="of:=[.BH13]/1000000" office:value-type="float" office:value="0.03903" calcext:value-type="float">
            <text:p>0.03903</text:p>
          </table:table-cell>
          <table:table-cell table:formula="of:=[.BI13]/1000000" office:value-type="float" office:value="0.007672" calcext:value-type="float">
            <text:p>0.007672</text:p>
          </table:table-cell>
          <table:table-cell table:formula="of:=[.BJ13]/1000000" office:value-type="float" office:value="0.08706" calcext:value-type="float">
            <text:p>0.08706</text:p>
          </table:table-cell>
          <table:table-cell table:formula="of:=[.BK13]/1000000" office:value-type="float" office:value="0.01896" calcext:value-type="float">
            <text:p>0.01896</text:p>
          </table:table-cell>
          <table:table-cell table:formula="of:=[.BL13]/1000000" office:value-type="float" office:value="0.03596" calcext:value-type="float">
            <text:p>0.03596</text:p>
          </table:table-cell>
          <table:table-cell table:formula="of:=[.BM13]/1000000" office:value-type="float" office:value="0.1619" calcext:value-type="float">
            <text:p>0.1619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38" calcext:value-type="float">
            <text:p>0.0138</text:p>
          </table:table-cell>
          <table:table-cell table:formula="of:=MIN([.B13:.U13])" office:value-type="float" office:value="0.007222" calcext:value-type="float">
            <text:p>0.007222</text:p>
          </table:table-cell>
          <table:table-cell table:number-columns-repeated="21"/>
          <table:table-cell office:value-type="float" office:value="7806" calcext:value-type="float">
            <text:p>7806</text:p>
          </table:table-cell>
          <table:table-cell office:value-type="float" office:value="7222" calcext:value-type="float">
            <text:p>7222</text:p>
          </table:table-cell>
          <table:table-cell office:value-type="float" office:value="7634" calcext:value-type="float">
            <text:p>7634</text:p>
          </table:table-cell>
          <table:table-cell office:value-type="float" office:value="7473" calcext:value-type="float">
            <text:p>7473</text:p>
          </table:table-cell>
          <table:table-cell office:value-type="float" office:value="8039" calcext:value-type="float">
            <text:p>8039</text:p>
          </table:table-cell>
          <table:table-cell office:value-type="float" office:value="8453" calcext:value-type="float">
            <text:p>8453</text:p>
          </table:table-cell>
          <table:table-cell office:value-type="float" office:value="9167" calcext:value-type="float">
            <text:p>9167</text:p>
          </table:table-cell>
          <table:table-cell office:value-type="float" office:value="8629" calcext:value-type="float">
            <text:p>8629</text:p>
          </table:table-cell>
          <table:table-cell office:value-type="float" office:value="9924" calcext:value-type="float">
            <text:p>9924</text:p>
          </table:table-cell>
          <table:table-cell office:value-type="float" office:value="8355" calcext:value-type="float">
            <text:p>8355</text:p>
          </table:table-cell>
          <table:table-cell office:value-type="float" office:value="11900" calcext:value-type="float">
            <text:p>11900</text:p>
          </table:table-cell>
          <table:table-cell office:value-type="float" office:value="9003" calcext:value-type="float">
            <text:p>9003</text:p>
          </table:table-cell>
          <table:table-cell office:value-type="float" office:value="30670" calcext:value-type="float">
            <text:p>30670</text:p>
          </table:table-cell>
          <table:table-cell office:value-type="float" office:value="28050" calcext:value-type="float">
            <text:p>28050</text:p>
          </table:table-cell>
          <table:table-cell office:value-type="float" office:value="39030" calcext:value-type="float">
            <text:p>39030</text:p>
          </table:table-cell>
          <table:table-cell office:value-type="float" office:value="7672" calcext:value-type="float">
            <text:p>7672</text:p>
          </table:table-cell>
          <table:table-cell office:value-type="float" office:value="87060" calcext:value-type="float">
            <text:p>87060</text:p>
          </table:table-cell>
          <table:table-cell office:value-type="float" office:value="18960" calcext:value-type="float">
            <text:p>18960</text:p>
          </table:table-cell>
          <table:table-cell office:value-type="float" office:value="35960" calcext:value-type="float">
            <text:p>35960</text:p>
          </table:table-cell>
          <table:table-cell office:value-type="float" office:value="161900" calcext:value-type="float">
            <text:p>1619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T14]/1000" office:value-type="float" office:value="0.01721" calcext:value-type="float">
            <text:p>0.01721</text:p>
          </table:table-cell>
          <table:table-cell table:formula="of:=[.AU14]/1000" office:value-type="float" office:value="0.01697" calcext:value-type="float">
            <text:p>0.01697</text:p>
          </table:table-cell>
          <table:table-cell table:formula="of:=[.AV14]/1000" office:value-type="float" office:value="0.0176" calcext:value-type="float">
            <text:p>0.0176</text:p>
          </table:table-cell>
          <table:table-cell table:formula="of:=[.AW14]/1000" office:value-type="float" office:value="0.01691" calcext:value-type="float">
            <text:p>0.01691</text:p>
          </table:table-cell>
          <table:table-cell table:formula="of:=[.AX14]/1000" office:value-type="float" office:value="0.01703" calcext:value-type="float">
            <text:p>0.01703</text:p>
          </table:table-cell>
          <table:table-cell table:formula="of:=[.AY14]/1000" office:value-type="float" office:value="0.01961" calcext:value-type="float">
            <text:p>0.01961</text:p>
          </table:table-cell>
          <table:table-cell table:formula="of:=[.AZ14]/1000" office:value-type="float" office:value="0.01892" calcext:value-type="float">
            <text:p>0.01892</text:p>
          </table:table-cell>
          <table:table-cell table:formula="of:=[.BA14]/1000" office:value-type="float" office:value="0.02292" calcext:value-type="float">
            <text:p>0.02292</text:p>
          </table:table-cell>
          <table:table-cell table:formula="of:=[.BB14]/1000" office:value-type="float" office:value="0.01866" calcext:value-type="float">
            <text:p>0.01866</text:p>
          </table:table-cell>
          <table:table-cell table:formula="of:=[.BC14]/1000" office:value-type="float" office:value="0.02066" calcext:value-type="float">
            <text:p>0.02066</text:p>
          </table:table-cell>
          <table:table-cell table:formula="of:=[.BD14]/1000" office:value-type="float" office:value="0.02846" calcext:value-type="float">
            <text:p>0.02846</text:p>
          </table:table-cell>
          <table:table-cell table:formula="of:=[.BE14]/1000" office:value-type="float" office:value="0.02518" calcext:value-type="float">
            <text:p>0.02518</text:p>
          </table:table-cell>
          <table:table-cell table:formula="of:=[.BF14]/1000" office:value-type="float" office:value="0.05601" calcext:value-type="float">
            <text:p>0.05601</text:p>
          </table:table-cell>
          <table:table-cell table:formula="of:=[.BG14]/1000" office:value-type="float" office:value="0.08292" calcext:value-type="float">
            <text:p>0.08292</text:p>
          </table:table-cell>
          <table:table-cell table:formula="of:=[.BH14]/1000" office:value-type="float" office:value="0.04667" calcext:value-type="float">
            <text:p>0.04667</text:p>
          </table:table-cell>
          <table:table-cell table:formula="of:=[.BI14]/1000" office:value-type="float" office:value="0.137" calcext:value-type="float">
            <text:p>0.137</text:p>
          </table:table-cell>
          <table:table-cell table:formula="of:=[.BJ14]/1000" office:value-type="float" office:value="0.3912" calcext:value-type="float">
            <text:p>0.3912</text:p>
          </table:table-cell>
          <table:table-cell table:formula="of:=[.BK14]/1000" office:value-type="float" office:value="0.2047" calcext:value-type="float">
            <text:p>0.2047</text:p>
          </table:table-cell>
          <table:table-cell table:formula="of:=[.BL14]/1000" office:value-type="float" office:value="0.8369" calcext:value-type="float">
            <text:p>0.8369</text:p>
          </table:table-cell>
          <table:table-cell table:formula="of:=[.BM14]/1000" office:value-type="float" office:value="0.9633" calcext:value-type="float">
            <text:p>0.963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489" calcext:value-type="float">
            <text:p>0.489</text:p>
          </table:table-cell>
          <table:table-cell table:formula="of:=MIN([.B14:.U14])" office:value-type="float" office:value="0.01691" calcext:value-type="float">
            <text:p>0.01691</text:p>
          </table:table-cell>
          <table:table-cell table:number-columns-repeated="20"/>
          <table:table-cell office:value-type="string" calcext:value-type="string">
            <text:p>us</text:p>
          </table:table-cell>
          <table:table-cell office:value-type="float" office:value="17.21" calcext:value-type="float">
            <text:p>17.21</text:p>
          </table:table-cell>
          <table:table-cell office:value-type="float" office:value="16.97" calcext:value-type="float">
            <text:p>16.97</text:p>
          </table:table-cell>
          <table:table-cell office:value-type="float" office:value="17.6" calcext:value-type="float">
            <text:p>17.6</text:p>
          </table:table-cell>
          <table:table-cell office:value-type="float" office:value="16.91" calcext:value-type="float">
            <text:p>16.91</text:p>
          </table:table-cell>
          <table:table-cell office:value-type="float" office:value="17.03" calcext:value-type="float">
            <text:p>17.03</text:p>
          </table:table-cell>
          <table:table-cell office:value-type="float" office:value="19.61" calcext:value-type="float">
            <text:p>19.61</text:p>
          </table:table-cell>
          <table:table-cell office:value-type="float" office:value="18.92" calcext:value-type="float">
            <text:p>18.92</text:p>
          </table:table-cell>
          <table:table-cell office:value-type="float" office:value="22.92" calcext:value-type="float">
            <text:p>22.92</text:p>
          </table:table-cell>
          <table:table-cell office:value-type="float" office:value="18.66" calcext:value-type="float">
            <text:p>18.66</text:p>
          </table:table-cell>
          <table:table-cell office:value-type="float" office:value="20.66" calcext:value-type="float">
            <text:p>20.66</text:p>
          </table:table-cell>
          <table:table-cell office:value-type="float" office:value="28.46" calcext:value-type="float">
            <text:p>28.46</text:p>
          </table:table-cell>
          <table:table-cell office:value-type="float" office:value="25.18" calcext:value-type="float">
            <text:p>25.18</text:p>
          </table:table-cell>
          <table:table-cell office:value-type="float" office:value="56.01" calcext:value-type="float">
            <text:p>56.01</text:p>
          </table:table-cell>
          <table:table-cell office:value-type="float" office:value="82.92" calcext:value-type="float">
            <text:p>82.92</text:p>
          </table:table-cell>
          <table:table-cell office:value-type="float" office:value="46.67" calcext:value-type="float">
            <text:p>46.67</text:p>
          </table:table-cell>
          <table:table-cell office:value-type="float" office:value="137" calcext:value-type="float">
            <text:p>137</text:p>
          </table:table-cell>
          <table:table-cell office:value-type="float" office:value="391.2" calcext:value-type="float">
            <text:p>391.2</text:p>
          </table:table-cell>
          <table:table-cell office:value-type="float" office:value="204.7" calcext:value-type="float">
            <text:p>204.7</text:p>
          </table:table-cell>
          <table:table-cell office:value-type="float" office:value="836.9" calcext:value-type="float">
            <text:p>836.9</text:p>
          </table:table-cell>
          <table:table-cell office:value-type="float" office:value="963.3" calcext:value-type="float">
            <text:p>963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T15]/1000" office:value-type="float" office:value="0.05232" calcext:value-type="float">
            <text:p>0.05232</text:p>
          </table:table-cell>
          <table:table-cell table:formula="of:=[.AU15]/1000" office:value-type="float" office:value="0.05124" calcext:value-type="float">
            <text:p>0.05124</text:p>
          </table:table-cell>
          <table:table-cell table:formula="of:=[.AV15]/1000" office:value-type="float" office:value="0.05196" calcext:value-type="float">
            <text:p>0.05196</text:p>
          </table:table-cell>
          <table:table-cell table:formula="of:=[.AW15]/1000" office:value-type="float" office:value="0.05653" calcext:value-type="float">
            <text:p>0.05653</text:p>
          </table:table-cell>
          <table:table-cell table:formula="of:=[.AX15]/1000" office:value-type="float" office:value="0.05467" calcext:value-type="float">
            <text:p>0.05467</text:p>
          </table:table-cell>
          <table:table-cell table:formula="of:=[.AY15]/1000" office:value-type="float" office:value="0.05594" calcext:value-type="float">
            <text:p>0.05594</text:p>
          </table:table-cell>
          <table:table-cell table:formula="of:=[.AZ15]/1000" office:value-type="float" office:value="0.0569" calcext:value-type="float">
            <text:p>0.0569</text:p>
          </table:table-cell>
          <table:table-cell table:formula="of:=[.BA15]/1000" office:value-type="float" office:value="0.07425" calcext:value-type="float">
            <text:p>0.07425</text:p>
          </table:table-cell>
          <table:table-cell table:formula="of:=[.BB15]/1000" office:value-type="float" office:value="0.07143" calcext:value-type="float">
            <text:p>0.07143</text:p>
          </table:table-cell>
          <table:table-cell table:formula="of:=[.BC15]/1000" office:value-type="float" office:value="0.06641" calcext:value-type="float">
            <text:p>0.06641</text:p>
          </table:table-cell>
          <table:table-cell table:formula="of:=[.BD15]/1000" office:value-type="float" office:value="0.1029" calcext:value-type="float">
            <text:p>0.1029</text:p>
          </table:table-cell>
          <table:table-cell table:formula="of:=[.BE15]/1000" office:value-type="float" office:value="0.1252" calcext:value-type="float">
            <text:p>0.1252</text:p>
          </table:table-cell>
          <table:table-cell table:formula="of:=[.BF15]/1000" office:value-type="float" office:value="0.1196" calcext:value-type="float">
            <text:p>0.1196</text:p>
          </table:table-cell>
          <table:table-cell table:formula="of:=[.BG15]/1000" office:value-type="float" office:value="0.1996" calcext:value-type="float">
            <text:p>0.1996</text:p>
          </table:table-cell>
          <table:table-cell table:formula="of:=[.BH15]/1000" office:value-type="float" office:value="0.1998" calcext:value-type="float">
            <text:p>0.1998</text:p>
          </table:table-cell>
          <table:table-cell table:formula="of:=[.BI15]/1000" office:value-type="float" office:value="0.2999" calcext:value-type="float">
            <text:p>0.2999</text:p>
          </table:table-cell>
          <table:table-cell table:formula="of:=[.BJ15]/1000" office:value-type="float" office:value="0.55" calcext:value-type="float">
            <text:p>0.55</text:p>
          </table:table-cell>
          <table:table-cell table:formula="of:=[.BK15]/1000" office:value-type="float" office:value="0.6804" calcext:value-type="float">
            <text:p>0.6804</text:p>
          </table:table-cell>
          <table:table-cell table:formula="of:=[.BL15]/1000" office:value-type="float" office:value="9.852" calcext:value-type="float">
            <text:p>9.852</text:p>
          </table:table-cell>
          <table:table-cell table:formula="of:=[.BM15]/1000" office:value-type="float" office:value="11.47" calcext:value-type="float">
            <text:p>11.47</text:p>
          </table:table-cell>
          <table:table-cell office:value-type="float" office:value="0.0481" calcext:value-type="float">
            <text:p>0.0481</text:p>
          </table:table-cell>
          <table:table-cell office:value-type="float" office:value="7.55" calcext:value-type="float">
            <text:p>7.55</text:p>
          </table:table-cell>
          <table:table-cell table:formula="of:=MIN([.B15:.U15])" office:value-type="float" office:value="0.05124" calcext:value-type="float">
            <text:p>0.05124</text:p>
          </table:table-cell>
          <table:table-cell table:number-columns-repeated="21"/>
          <table:table-cell office:value-type="float" office:value="52.32" calcext:value-type="float">
            <text:p>52.32</text:p>
          </table:table-cell>
          <table:table-cell office:value-type="float" office:value="51.24" calcext:value-type="float">
            <text:p>51.24</text:p>
          </table:table-cell>
          <table:table-cell office:value-type="float" office:value="51.96" calcext:value-type="float">
            <text:p>51.96</text:p>
          </table:table-cell>
          <table:table-cell office:value-type="float" office:value="56.53" calcext:value-type="float">
            <text:p>56.53</text:p>
          </table:table-cell>
          <table:table-cell office:value-type="float" office:value="54.67" calcext:value-type="float">
            <text:p>54.67</text:p>
          </table:table-cell>
          <table:table-cell office:value-type="float" office:value="55.94" calcext:value-type="float">
            <text:p>55.94</text:p>
          </table:table-cell>
          <table:table-cell office:value-type="float" office:value="56.9" calcext:value-type="float">
            <text:p>56.9</text:p>
          </table:table-cell>
          <table:table-cell office:value-type="float" office:value="74.25" calcext:value-type="float">
            <text:p>74.25</text:p>
          </table:table-cell>
          <table:table-cell office:value-type="float" office:value="71.43" calcext:value-type="float">
            <text:p>71.43</text:p>
          </table:table-cell>
          <table:table-cell office:value-type="float" office:value="66.41" calcext:value-type="float">
            <text:p>66.41</text:p>
          </table:table-cell>
          <table:table-cell office:value-type="float" office:value="102.9" calcext:value-type="float">
            <text:p>102.9</text:p>
          </table:table-cell>
          <table:table-cell office:value-type="float" office:value="125.2" calcext:value-type="float">
            <text:p>125.2</text:p>
          </table:table-cell>
          <table:table-cell office:value-type="float" office:value="119.6" calcext:value-type="float">
            <text:p>119.6</text:p>
          </table:table-cell>
          <table:table-cell office:value-type="float" office:value="199.6" calcext:value-type="float">
            <text:p>199.6</text:p>
          </table:table-cell>
          <table:table-cell office:value-type="float" office:value="199.8" calcext:value-type="float">
            <text:p>199.8</text:p>
          </table:table-cell>
          <table:table-cell office:value-type="float" office:value="299.9" calcext:value-type="float">
            <text:p>299.9</text:p>
          </table:table-cell>
          <table:table-cell office:value-type="float" office:value="550" calcext:value-type="float">
            <text:p>550</text:p>
          </table:table-cell>
          <table:table-cell office:value-type="float" office:value="680.4" calcext:value-type="float">
            <text:p>680.4</text:p>
          </table:table-cell>
          <table:table-cell office:value-type="float" office:value="9852" calcext:value-type="float">
            <text:p>9852</text:p>
          </table:table-cell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T16]/1000" office:value-type="float" office:value="0.1302" calcext:value-type="float">
            <text:p>0.1302</text:p>
          </table:table-cell>
          <table:table-cell table:formula="of:=[.AU16]/1000" office:value-type="float" office:value="0.1343" calcext:value-type="float">
            <text:p>0.1343</text:p>
          </table:table-cell>
          <table:table-cell table:formula="of:=[.AV16]/1000" office:value-type="float" office:value="0.1363" calcext:value-type="float">
            <text:p>0.1363</text:p>
          </table:table-cell>
          <table:table-cell table:formula="of:=[.AW16]/1000" office:value-type="float" office:value="0.1487" calcext:value-type="float">
            <text:p>0.1487</text:p>
          </table:table-cell>
          <table:table-cell table:formula="of:=[.AX16]/1000" office:value-type="float" office:value="0.1483" calcext:value-type="float">
            <text:p>0.1483</text:p>
          </table:table-cell>
          <table:table-cell table:formula="of:=[.AY16]/1000" office:value-type="float" office:value="0.1439" calcext:value-type="float">
            <text:p>0.1439</text:p>
          </table:table-cell>
          <table:table-cell table:formula="of:=[.AZ16]/1000" office:value-type="float" office:value="0.1501" calcext:value-type="float">
            <text:p>0.1501</text:p>
          </table:table-cell>
          <table:table-cell table:formula="of:=[.BA16]/1000" office:value-type="float" office:value="0.1781" calcext:value-type="float">
            <text:p>0.1781</text:p>
          </table:table-cell>
          <table:table-cell table:formula="of:=[.BB16]/1000" office:value-type="float" office:value="0.1759" calcext:value-type="float">
            <text:p>0.1759</text:p>
          </table:table-cell>
          <table:table-cell table:formula="of:=[.BC16]/1000" office:value-type="float" office:value="0.1941" calcext:value-type="float">
            <text:p>0.1941</text:p>
          </table:table-cell>
          <table:table-cell table:formula="of:=[.BD16]/1000" office:value-type="float" office:value="0.2157" calcext:value-type="float">
            <text:p>0.2157</text:p>
          </table:table-cell>
          <table:table-cell table:formula="of:=[.BE16]/1000" office:value-type="float" office:value="0.2454" calcext:value-type="float">
            <text:p>0.2454</text:p>
          </table:table-cell>
          <table:table-cell table:formula="of:=[.BF16]/1000" office:value-type="float" office:value="0.2797" calcext:value-type="float">
            <text:p>0.2797</text:p>
          </table:table-cell>
          <table:table-cell table:formula="of:=[.BG16]/1000" office:value-type="float" office:value="0.4554" calcext:value-type="float">
            <text:p>0.4554</text:p>
          </table:table-cell>
          <table:table-cell table:formula="of:=[.BH16]/1000" office:value-type="float" office:value="0.4146" calcext:value-type="float">
            <text:p>0.4146</text:p>
          </table:table-cell>
          <table:table-cell table:formula="of:=[.BI16]/1000" office:value-type="float" office:value="0.6874" calcext:value-type="float">
            <text:p>0.6874</text:p>
          </table:table-cell>
          <table:table-cell table:formula="of:=[.BJ16]/1000" office:value-type="float" office:value="0.9627" calcext:value-type="float">
            <text:p>0.9627</text:p>
          </table:table-cell>
          <table:table-cell table:formula="of:=[.BK16]/1000" office:value-type="float" office:value="2.197" calcext:value-type="float">
            <text:p>2.197</text:p>
          </table:table-cell>
          <table:table-cell table:formula="of:=[.BL16]/1000" office:value-type="float" office:value="13.95" calcext:value-type="float">
            <text:p>13.95</text:p>
          </table:table-cell>
          <table:table-cell table:formula="of:=[.BM16]/1000" office:value-type="float" office:value="44.67" calcext:value-type="float">
            <text:p>44.67</text:p>
          </table:table-cell>
          <table:table-cell office:value-type="float" office:value="0.121" calcext:value-type="float">
            <text:p>0.121</text:p>
          </table:table-cell>
          <table:table-cell office:value-type="float" office:value="33.2" calcext:value-type="float">
            <text:p>33.2</text:p>
          </table:table-cell>
          <table:table-cell table:formula="of:=MIN([.B16:.U16])" office:value-type="float" office:value="0.1302" calcext:value-type="float">
            <text:p>0.1302</text:p>
          </table:table-cell>
          <table:table-cell table:number-columns-repeated="21"/>
          <table:table-cell office:value-type="float" office:value="130.2" calcext:value-type="float">
            <text:p>130.2</text:p>
          </table:table-cell>
          <table:table-cell office:value-type="float" office:value="134.3" calcext:value-type="float">
            <text:p>134.3</text:p>
          </table:table-cell>
          <table:table-cell office:value-type="float" office:value="136.3" calcext:value-type="float">
            <text:p>136.3</text:p>
          </table:table-cell>
          <table:table-cell office:value-type="float" office:value="148.7" calcext:value-type="float">
            <text:p>148.7</text:p>
          </table:table-cell>
          <table:table-cell office:value-type="float" office:value="148.3" calcext:value-type="float">
            <text:p>148.3</text:p>
          </table:table-cell>
          <table:table-cell office:value-type="float" office:value="143.9" calcext:value-type="float">
            <text:p>143.9</text:p>
          </table:table-cell>
          <table:table-cell office:value-type="float" office:value="150.1" calcext:value-type="float">
            <text:p>150.1</text:p>
          </table:table-cell>
          <table:table-cell office:value-type="float" office:value="178.1" calcext:value-type="float">
            <text:p>178.1</text:p>
          </table:table-cell>
          <table:table-cell office:value-type="float" office:value="175.9" calcext:value-type="float">
            <text:p>175.9</text:p>
          </table:table-cell>
          <table:table-cell office:value-type="float" office:value="194.1" calcext:value-type="float">
            <text:p>194.1</text:p>
          </table:table-cell>
          <table:table-cell office:value-type="float" office:value="215.7" calcext:value-type="float">
            <text:p>215.7</text:p>
          </table:table-cell>
          <table:table-cell office:value-type="float" office:value="245.4" calcext:value-type="float">
            <text:p>245.4</text:p>
          </table:table-cell>
          <table:table-cell office:value-type="float" office:value="279.7" calcext:value-type="float">
            <text:p>279.7</text:p>
          </table:table-cell>
          <table:table-cell office:value-type="float" office:value="455.4" calcext:value-type="float">
            <text:p>455.4</text:p>
          </table:table-cell>
          <table:table-cell office:value-type="float" office:value="414.6" calcext:value-type="float">
            <text:p>414.6</text:p>
          </table:table-cell>
          <table:table-cell office:value-type="float" office:value="687.4" calcext:value-type="float">
            <text:p>687.4</text:p>
          </table:table-cell>
          <table:table-cell office:value-type="float" office:value="962.7" calcext:value-type="float">
            <text:p>962.7</text:p>
          </table:table-cell>
          <table:table-cell office:value-type="float" office:value="2197" calcext:value-type="float">
            <text:p>2197</text:p>
          </table:table-cell>
          <table:table-cell office:value-type="float" office:value="13950" calcext:value-type="float">
            <text:p>13950</text:p>
          </table:table-cell>
          <table:table-cell office:value-type="float" office:value="44670" calcext:value-type="float">
            <text:p>446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T17]/1000" office:value-type="float" office:value="0.3635" calcext:value-type="float">
            <text:p>0.3635</text:p>
          </table:table-cell>
          <table:table-cell table:formula="of:=[.AU17]/1000" office:value-type="float" office:value="0.3855" calcext:value-type="float">
            <text:p>0.3855</text:p>
          </table:table-cell>
          <table:table-cell table:formula="of:=[.AV17]/1000" office:value-type="float" office:value="0.3743" calcext:value-type="float">
            <text:p>0.3743</text:p>
          </table:table-cell>
          <table:table-cell table:formula="of:=[.AW17]/1000" office:value-type="float" office:value="0.4224" calcext:value-type="float">
            <text:p>0.4224</text:p>
          </table:table-cell>
          <table:table-cell table:formula="of:=[.AX17]/1000" office:value-type="float" office:value="0.416" calcext:value-type="float">
            <text:p>0.416</text:p>
          </table:table-cell>
          <table:table-cell table:formula="of:=[.AY17]/1000" office:value-type="float" office:value="0.4243" calcext:value-type="float">
            <text:p>0.4243</text:p>
          </table:table-cell>
          <table:table-cell table:formula="of:=[.AZ17]/1000" office:value-type="float" office:value="0.4428" calcext:value-type="float">
            <text:p>0.4428</text:p>
          </table:table-cell>
          <table:table-cell table:formula="of:=[.BA17]/1000" office:value-type="float" office:value="0.5436" calcext:value-type="float">
            <text:p>0.5436</text:p>
          </table:table-cell>
          <table:table-cell table:formula="of:=[.BB17]/1000" office:value-type="float" office:value="0.5252" calcext:value-type="float">
            <text:p>0.5252</text:p>
          </table:table-cell>
          <table:table-cell table:formula="of:=[.BC17]/1000" office:value-type="float" office:value="0.5432" calcext:value-type="float">
            <text:p>0.5432</text:p>
          </table:table-cell>
          <table:table-cell table:formula="of:=[.BD17]/1000" office:value-type="float" office:value="0.6247" calcext:value-type="float">
            <text:p>0.6247</text:p>
          </table:table-cell>
          <table:table-cell table:formula="of:=[.BE17]/1000" office:value-type="float" office:value="0.7955" calcext:value-type="float">
            <text:p>0.7955</text:p>
          </table:table-cell>
          <table:table-cell table:formula="of:=[.BF17]/1000" office:value-type="float" office:value="0.8014" calcext:value-type="float">
            <text:p>0.8014</text:p>
          </table:table-cell>
          <table:table-cell table:formula="of:=[.BG17]/1000" office:value-type="float" office:value="1.199" calcext:value-type="float">
            <text:p>1.199</text:p>
          </table:table-cell>
          <table:table-cell table:formula="of:=[.BH17]/1000" office:value-type="float" office:value="1.24" calcext:value-type="float">
            <text:p>1.24</text:p>
          </table:table-cell>
          <table:table-cell table:formula="of:=[.BI17]/1000" office:value-type="float" office:value="2.092" calcext:value-type="float">
            <text:p>2.092</text:p>
          </table:table-cell>
          <table:table-cell table:formula="of:=[.BJ17]/1000" office:value-type="float" office:value="2.463" calcext:value-type="float">
            <text:p>2.463</text:p>
          </table:table-cell>
          <table:table-cell table:formula="of:=[.BK17]/1000" office:value-type="float" office:value="4.565" calcext:value-type="float">
            <text:p>4.565</text:p>
          </table:table-cell>
          <table:table-cell table:formula="of:=[.BL17]/1000" office:value-type="float" office:value="38.41" calcext:value-type="float">
            <text:p>38.41</text:p>
          </table:table-cell>
          <table:table-cell table:formula="of:=[.BM17]/1000" office:value-type="float" office:value="88.24" calcext:value-type="float">
            <text:p>88.24</text:p>
          </table:table-cell>
          <table:table-cell office:value-type="float" office:value="0.316" calcext:value-type="float">
            <text:p>0.316</text:p>
          </table:table-cell>
          <table:table-cell office:value-type="float" office:value="210" calcext:value-type="float">
            <text:p>210</text:p>
          </table:table-cell>
          <table:table-cell table:formula="of:=MIN([.B17:.U17])" office:value-type="float" office:value="0.3635" calcext:value-type="float">
            <text:p>0.3635</text:p>
          </table:table-cell>
          <table:table-cell table:number-columns-repeated="21"/>
          <table:table-cell office:value-type="float" office:value="363.5" calcext:value-type="float">
            <text:p>363.5</text:p>
          </table:table-cell>
          <table:table-cell office:value-type="float" office:value="385.5" calcext:value-type="float">
            <text:p>385.5</text:p>
          </table:table-cell>
          <table:table-cell office:value-type="float" office:value="374.3" calcext:value-type="float">
            <text:p>374.3</text:p>
          </table:table-cell>
          <table:table-cell office:value-type="float" office:value="422.4" calcext:value-type="float">
            <text:p>422.4</text:p>
          </table:table-cell>
          <table:table-cell office:value-type="float" office:value="416" calcext:value-type="float">
            <text:p>416</text:p>
          </table:table-cell>
          <table:table-cell office:value-type="float" office:value="424.3" calcext:value-type="float">
            <text:p>424.3</text:p>
          </table:table-cell>
          <table:table-cell office:value-type="float" office:value="442.8" calcext:value-type="float">
            <text:p>442.8</text:p>
          </table:table-cell>
          <table:table-cell office:value-type="float" office:value="543.6" calcext:value-type="float">
            <text:p>543.6</text:p>
          </table:table-cell>
          <table:table-cell office:value-type="float" office:value="525.2" calcext:value-type="float">
            <text:p>525.2</text:p>
          </table:table-cell>
          <table:table-cell office:value-type="float" office:value="543.2" calcext:value-type="float">
            <text:p>543.2</text:p>
          </table:table-cell>
          <table:table-cell office:value-type="float" office:value="624.7" calcext:value-type="float">
            <text:p>624.7</text:p>
          </table:table-cell>
          <table:table-cell office:value-type="float" office:value="795.5" calcext:value-type="float">
            <text:p>795.5</text:p>
          </table:table-cell>
          <table:table-cell office:value-type="float" office:value="801.4" calcext:value-type="float">
            <text:p>801.4</text:p>
          </table:table-cell>
          <table:table-cell office:value-type="float" office:value="1199" calcext:value-type="float">
            <text:p>1199</text:p>
          </table:table-cell>
          <table:table-cell office:value-type="float" office:value="1240" calcext:value-type="float">
            <text:p>1240</text:p>
          </table:table-cell>
          <table:table-cell office:value-type="float" office:value="2092" calcext:value-type="float">
            <text:p>2092</text:p>
          </table:table-cell>
          <table:table-cell office:value-type="float" office:value="2463" calcext:value-type="float">
            <text:p>2463</text:p>
          </table:table-cell>
          <table:table-cell office:value-type="float" office:value="4565" calcext:value-type="float">
            <text:p>4565</text:p>
          </table:table-cell>
          <table:table-cell office:value-type="float" office:value="38410" calcext:value-type="float">
            <text:p>3841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T18]/1000" office:value-type="float" office:value="1.579" calcext:value-type="float">
            <text:p>1.579</text:p>
          </table:table-cell>
          <table:table-cell table:formula="of:=[.AU18]/1000" office:value-type="float" office:value="1.771" calcext:value-type="float">
            <text:p>1.771</text:p>
          </table:table-cell>
          <table:table-cell table:formula="of:=[.AV18]/1000" office:value-type="float" office:value="1.866" calcext:value-type="float">
            <text:p>1.866</text:p>
          </table:table-cell>
          <table:table-cell table:formula="of:=[.AW18]/1000" office:value-type="float" office:value="1.895" calcext:value-type="float">
            <text:p>1.895</text:p>
          </table:table-cell>
          <table:table-cell table:formula="of:=[.AX18]/1000" office:value-type="float" office:value="2.113" calcext:value-type="float">
            <text:p>2.113</text:p>
          </table:table-cell>
          <table:table-cell table:formula="of:=[.AY18]/1000" office:value-type="float" office:value="2.081" calcext:value-type="float">
            <text:p>2.081</text:p>
          </table:table-cell>
          <table:table-cell table:formula="of:=[.AZ18]/1000" office:value-type="float" office:value="2.044" calcext:value-type="float">
            <text:p>2.044</text:p>
          </table:table-cell>
          <table:table-cell table:formula="of:=[.BA18]/1000" office:value-type="float" office:value="2.145" calcext:value-type="float">
            <text:p>2.145</text:p>
          </table:table-cell>
          <table:table-cell table:formula="of:=[.BB18]/1000" office:value-type="float" office:value="2.214" calcext:value-type="float">
            <text:p>2.214</text:p>
          </table:table-cell>
          <table:table-cell table:formula="of:=[.BC18]/1000" office:value-type="float" office:value="2.598" calcext:value-type="float">
            <text:p>2.598</text:p>
          </table:table-cell>
          <table:table-cell table:formula="of:=[.BD18]/1000" office:value-type="float" office:value="2.641" calcext:value-type="float">
            <text:p>2.641</text:p>
          </table:table-cell>
          <table:table-cell table:formula="of:=[.BE18]/1000" office:value-type="float" office:value="3.715" calcext:value-type="float">
            <text:p>3.715</text:p>
          </table:table-cell>
          <table:table-cell table:formula="of:=[.BF18]/1000" office:value-type="float" office:value="3.574" calcext:value-type="float">
            <text:p>3.574</text:p>
          </table:table-cell>
          <table:table-cell table:formula="of:=[.BG18]/1000" office:value-type="float" office:value="3.619" calcext:value-type="float">
            <text:p>3.619</text:p>
          </table:table-cell>
          <table:table-cell table:formula="of:=[.BH18]/1000" office:value-type="float" office:value="5.013" calcext:value-type="float">
            <text:p>5.013</text:p>
          </table:table-cell>
          <table:table-cell table:formula="of:=[.BI18]/1000" office:value-type="float" office:value="4.845" calcext:value-type="float">
            <text:p>4.845</text:p>
          </table:table-cell>
          <table:table-cell table:formula="of:=[.BJ18]/1000" office:value-type="float" office:value="7.466" calcext:value-type="float">
            <text:p>7.466</text:p>
          </table:table-cell>
          <table:table-cell table:formula="of:=[.BK18]/1000" office:value-type="float" office:value="14.62" calcext:value-type="float">
            <text:p>14.62</text:p>
          </table:table-cell>
          <table:table-cell table:formula="of:=[.BL18]/1000" office:value-type="float" office:value="31.94" calcext:value-type="float">
            <text:p>31.94</text:p>
          </table:table-cell>
          <table:table-cell table:formula="of:=[.BM18]/1000" office:value-type="float" office:value="122.5" calcext:value-type="float">
            <text:p>122.5</text:p>
          </table:table-cell>
          <table:table-cell office:value-type="float" office:value="1.3" calcext:value-type="float">
            <text:p>1.3</text:p>
          </table:table-cell>
          <table:table-cell office:value-type="float" office:value="1490" calcext:value-type="float">
            <text:p>1490</text:p>
          </table:table-cell>
          <table:table-cell table:formula="of:=MIN([.B18:.U18])" office:value-type="float" office:value="1.579" calcext:value-type="float">
            <text:p>1.579</text:p>
          </table:table-cell>
          <table:table-cell table:number-columns-repeated="21"/>
          <table:table-cell office:value-type="float" office:value="1579" calcext:value-type="float">
            <text:p>1579</text:p>
          </table:table-cell>
          <table:table-cell office:value-type="float" office:value="1771" calcext:value-type="float">
            <text:p>1771</text:p>
          </table:table-cell>
          <table:table-cell office:value-type="float" office:value="1866" calcext:value-type="float">
            <text:p>1866</text:p>
          </table:table-cell>
          <table:table-cell office:value-type="float" office:value="1895" calcext:value-type="float">
            <text:p>1895</text:p>
          </table:table-cell>
          <table:table-cell office:value-type="float" office:value="2113" calcext:value-type="float">
            <text:p>2113</text:p>
          </table:table-cell>
          <table:table-cell office:value-type="float" office:value="2081" calcext:value-type="float">
            <text:p>2081</text:p>
          </table:table-cell>
          <table:table-cell office:value-type="float" office:value="2044" calcext:value-type="float">
            <text:p>2044</text:p>
          </table:table-cell>
          <table:table-cell office:value-type="float" office:value="2145" calcext:value-type="float">
            <text:p>2145</text:p>
          </table:table-cell>
          <table:table-cell office:value-type="float" office:value="2214" calcext:value-type="float">
            <text:p>2214</text:p>
          </table:table-cell>
          <table:table-cell office:value-type="float" office:value="2598" calcext:value-type="float">
            <text:p>2598</text:p>
          </table:table-cell>
          <table:table-cell office:value-type="float" office:value="2641" calcext:value-type="float">
            <text:p>2641</text:p>
          </table:table-cell>
          <table:table-cell office:value-type="float" office:value="3715" calcext:value-type="float">
            <text:p>3715</text:p>
          </table:table-cell>
          <table:table-cell office:value-type="float" office:value="3574" calcext:value-type="float">
            <text:p>3574</text:p>
          </table:table-cell>
          <table:table-cell office:value-type="float" office:value="3619" calcext:value-type="float">
            <text:p>3619</text:p>
          </table:table-cell>
          <table:table-cell office:value-type="float" office:value="5013" calcext:value-type="float">
            <text:p>5013</text:p>
          </table:table-cell>
          <table:table-cell office:value-type="float" office:value="4845" calcext:value-type="float">
            <text:p>4845</text:p>
          </table:table-cell>
          <table:table-cell office:value-type="float" office:value="7466" calcext:value-type="float">
            <text:p>7466</text:p>
          </table:table-cell>
          <table:table-cell office:value-type="float" office:value="14620" calcext:value-type="float">
            <text:p>14620</text:p>
          </table:table-cell>
          <table:table-cell office:value-type="float" office:value="31940" calcext:value-type="float">
            <text:p>31940</text:p>
          </table:table-cell>
          <table:table-cell office:value-type="float" office:value="122500" calcext:value-type="float">
            <text:p>1225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T19]/1000" office:value-type="float" office:value="4.381" calcext:value-type="float">
            <text:p>4.381</text:p>
          </table:table-cell>
          <table:table-cell table:formula="of:=[.AU19]/1000" office:value-type="float" office:value="5.327" calcext:value-type="float">
            <text:p>5.327</text:p>
          </table:table-cell>
          <table:table-cell table:formula="of:=[.AV19]/1000" office:value-type="float" office:value="5.423" calcext:value-type="float">
            <text:p>5.423</text:p>
          </table:table-cell>
          <table:table-cell table:formula="of:=[.AW19]/1000" office:value-type="float" office:value="5.455" calcext:value-type="float">
            <text:p>5.455</text:p>
          </table:table-cell>
          <table:table-cell table:formula="of:=[.AX19]/1000" office:value-type="float" office:value="5.701" calcext:value-type="float">
            <text:p>5.701</text:p>
          </table:table-cell>
          <table:table-cell table:formula="of:=[.AY19]/1000" office:value-type="float" office:value="5.507" calcext:value-type="float">
            <text:p>5.507</text:p>
          </table:table-cell>
          <table:table-cell table:formula="of:=[.AZ19]/1000" office:value-type="float" office:value="5.582" calcext:value-type="float">
            <text:p>5.582</text:p>
          </table:table-cell>
          <table:table-cell table:formula="of:=[.BA19]/1000" office:value-type="float" office:value="5.777" calcext:value-type="float">
            <text:p>5.777</text:p>
          </table:table-cell>
          <table:table-cell table:formula="of:=[.BB19]/1000" office:value-type="float" office:value="6.392" calcext:value-type="float">
            <text:p>6.392</text:p>
          </table:table-cell>
          <table:table-cell table:formula="of:=[.BC19]/1000" office:value-type="float" office:value="6.84" calcext:value-type="float">
            <text:p>6.84</text:p>
          </table:table-cell>
          <table:table-cell table:formula="of:=[.BD19]/1000" office:value-type="float" office:value="6.612" calcext:value-type="float">
            <text:p>6.612</text:p>
          </table:table-cell>
          <table:table-cell table:formula="of:=[.BE19]/1000" office:value-type="float" office:value="8.132" calcext:value-type="float">
            <text:p>8.132</text:p>
          </table:table-cell>
          <table:table-cell table:formula="of:=[.BF19]/1000" office:value-type="float" office:value="8.421" calcext:value-type="float">
            <text:p>8.421</text:p>
          </table:table-cell>
          <table:table-cell table:formula="of:=[.BG19]/1000" office:value-type="float" office:value="8.326" calcext:value-type="float">
            <text:p>8.326</text:p>
          </table:table-cell>
          <table:table-cell table:formula="of:=[.BH19]/1000" office:value-type="float" office:value="10.56" calcext:value-type="float">
            <text:p>10.56</text:p>
          </table:table-cell>
          <table:table-cell table:formula="of:=[.BI19]/1000" office:value-type="float" office:value="11.22" calcext:value-type="float">
            <text:p>11.22</text:p>
          </table:table-cell>
          <table:table-cell table:formula="of:=[.BJ19]/1000" office:value-type="float" office:value="16.4" calcext:value-type="float">
            <text:p>16.4</text:p>
          </table:table-cell>
          <table:table-cell table:formula="of:=[.BK19]/1000" office:value-type="float" office:value="28.96" calcext:value-type="float">
            <text:p>28.96</text:p>
          </table:table-cell>
          <table:table-cell table:formula="of:=[.BL19]/1000" office:value-type="float" office:value="84.55" calcext:value-type="float">
            <text:p>84.55</text:p>
          </table:table-cell>
          <table:table-cell table:formula="of:=[.BM19]/1000" office:value-type="float" office:value="280.4" calcext:value-type="float">
            <text:p>280.4</text:p>
          </table:table-cell>
          <table:table-cell office:value-type="float" office:value="4.14" calcext:value-type="float">
            <text:p>4.14</text:p>
          </table:table-cell>
          <table:table-cell office:value-type="float" office:value="6950" calcext:value-type="float">
            <text:p>6950</text:p>
          </table:table-cell>
          <table:table-cell table:formula="of:=MIN([.B19:.U19])" office:value-type="float" office:value="4.381" calcext:value-type="float">
            <text:p>4.381</text:p>
          </table:table-cell>
          <table:table-cell table:number-columns-repeated="21"/>
          <table:table-cell office:value-type="float" office:value="4381" calcext:value-type="float">
            <text:p>4381</text:p>
          </table:table-cell>
          <table:table-cell office:value-type="float" office:value="5327" calcext:value-type="float">
            <text:p>5327</text:p>
          </table:table-cell>
          <table:table-cell office:value-type="float" office:value="5423" calcext:value-type="float">
            <text:p>5423</text:p>
          </table:table-cell>
          <table:table-cell office:value-type="float" office:value="5455" calcext:value-type="float">
            <text:p>5455</text:p>
          </table:table-cell>
          <table:table-cell office:value-type="float" office:value="5701" calcext:value-type="float">
            <text:p>5701</text:p>
          </table:table-cell>
          <table:table-cell office:value-type="float" office:value="5507" calcext:value-type="float">
            <text:p>5507</text:p>
          </table:table-cell>
          <table:table-cell office:value-type="float" office:value="5582" calcext:value-type="float">
            <text:p>5582</text:p>
          </table:table-cell>
          <table:table-cell office:value-type="float" office:value="5777" calcext:value-type="float">
            <text:p>5777</text:p>
          </table:table-cell>
          <table:table-cell office:value-type="float" office:value="6392" calcext:value-type="float">
            <text:p>6392</text:p>
          </table:table-cell>
          <table:table-cell office:value-type="float" office:value="6840" calcext:value-type="float">
            <text:p>6840</text:p>
          </table:table-cell>
          <table:table-cell office:value-type="float" office:value="6612" calcext:value-type="float">
            <text:p>6612</text:p>
          </table:table-cell>
          <table:table-cell office:value-type="float" office:value="8132" calcext:value-type="float">
            <text:p>8132</text:p>
          </table:table-cell>
          <table:table-cell office:value-type="float" office:value="8421" calcext:value-type="float">
            <text:p>8421</text:p>
          </table:table-cell>
          <table:table-cell office:value-type="float" office:value="8326" calcext:value-type="float">
            <text:p>8326</text:p>
          </table:table-cell>
          <table:table-cell office:value-type="float" office:value="10560" calcext:value-type="float">
            <text:p>10560</text:p>
          </table:table-cell>
          <table:table-cell office:value-type="float" office:value="11220" calcext:value-type="float">
            <text:p>11220</text:p>
          </table:table-cell>
          <table:table-cell office:value-type="float" office:value="16400" calcext:value-type="float">
            <text:p>16400</text:p>
          </table:table-cell>
          <table:table-cell office:value-type="float" office:value="28960" calcext:value-type="float">
            <text:p>28960</text:p>
          </table:table-cell>
          <table:table-cell office:value-type="float" office:value="84550" calcext:value-type="float">
            <text:p>84550</text:p>
          </table:table-cell>
          <table:table-cell office:value-type="float" office:value="280400" calcext:value-type="float">
            <text:p>280400</text:p>
          </table:table-cell>
        </table:table-row>
      </table:table>
      <table:named-expressions/>
      <table:database-ranges>
        <table:database-range table:name="__Anonymous_Sheet_DB__0" table:target-range-address="Sheet1.AT14:Sheet1.BM1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2:07:47.815029603</meta:creation-date>
    <dc:date>2020-11-03T14:54:56.911166608</dc:date>
    <meta:editing-duration>PT27M9S</meta:editing-duration>
    <meta:editing-cycles>2</meta:editing-cycles>
    <meta:generator>LibreOffice/7.0.2.2$Linux_X86_64 LibreOffice_project/00$Build-2</meta:generator>
    <meta:document-statistic meta:table-count="1" meta:cell-count="81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Tim Sort Comparison</text:p>
        </chart:title>
        <chart:legend chart:legend-position="end" svg:x="11.246cm" svg:y="1.711cm" style:legend-expansion="high" chart:style-name="ch3"/>
        <chart:plot-area chart:style-name="ch4" table:cell-range-address="Sheet1.A1:Sheet1.W19" chart:data-source-has-labels="row" svg:x="1.331cm" svg:y="1.275cm" svg:width="9.595cm" svg:height="6.564cm">
          <chart:coordinate-region svg:x="2.614cm" svg:y="1.474cm" svg:width="7.847cm" svg:height="5.718cm"/>
          <chart:axis chart:dimension="x" chart:name="primary-x" chart:style-name="ch5">
            <chart:title svg:x="5.489cm" svg:y="8.019cm" chart:style-name="ch6">
              <text:p>List size</text:p>
            </chart:title>
          </chart:axis>
          <chart:axis chart:dimension="y" chart:name="primary-y" chart:style-name="ch7">
            <chart:title svg:x="0.451cm" svg:y="5.805cm" chart:style-name="ch8">
              <text:p>Time to sort (ms)</text:p>
            </chart:title>
            <chart:grid chart:style-name="ch9" chart:class="major"/>
          </chart:axis>
          <chart:series chart:style-name="ch10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1" chart:values-cell-range-address="Sheet1.C2:Sheet1.C19" chart:label-cell-address="Sheet1.C1:Sheet1.C1" chart:class="chart:scatter">
            <chart:data-point chart:repeated="18"/>
          </chart:series>
          <chart:series chart:style-name="ch12" chart:values-cell-range-address="Sheet1.D2:Sheet1.D19" chart:label-cell-address="Sheet1.D1:Sheet1.D1" chart:class="chart:scatter">
            <chart:data-point chart:repeated="18"/>
          </chart:series>
          <chart:series chart:style-name="ch13" chart:values-cell-range-address="Sheet1.E2:Sheet1.E19" chart:label-cell-address="Sheet1.E1:Sheet1.E1" chart:class="chart:scatter">
            <chart:data-point chart:repeated="18"/>
          </chart:series>
          <chart:series chart:style-name="ch14" chart:values-cell-range-address="Sheet1.F2:Sheet1.F19" chart:label-cell-address="Sheet1.F1:Sheet1.F1" chart:class="chart:scatter">
            <chart:data-point chart:repeated="18"/>
          </chart:series>
          <chart:series chart:style-name="ch15" chart:values-cell-range-address="Sheet1.G2:Sheet1.G19" chart:label-cell-address="Sheet1.G1:Sheet1.G1" chart:class="chart:scatter">
            <chart:data-point chart:repeated="18"/>
          </chart:series>
          <chart:series chart:style-name="ch16" chart:values-cell-range-address="Sheet1.H2:Sheet1.H19" chart:label-cell-address="Sheet1.H1:Sheet1.H1" chart:class="chart:scatter">
            <chart:data-point chart:repeated="18"/>
          </chart:series>
          <chart:series chart:style-name="ch17" chart:values-cell-range-address="Sheet1.I2:Sheet1.I19" chart:label-cell-address="Sheet1.I1:Sheet1.I1" chart:class="chart:scatter">
            <chart:data-point chart:repeated="18"/>
          </chart:series>
          <chart:series chart:style-name="ch18" chart:values-cell-range-address="Sheet1.J2:Sheet1.J19" chart:label-cell-address="Sheet1.J1:Sheet1.J1" chart:class="chart:scatter">
            <chart:data-point chart:repeated="18"/>
          </chart:series>
          <chart:series chart:style-name="ch19" chart:values-cell-range-address="Sheet1.K2:Sheet1.K19" chart:label-cell-address="Sheet1.K1:Sheet1.K1" chart:class="chart:scatter">
            <chart:data-point chart:repeated="18"/>
          </chart:series>
          <chart:series chart:style-name="ch20" chart:values-cell-range-address="Sheet1.L2:Sheet1.L19" chart:label-cell-address="Sheet1.L1:Sheet1.L1" chart:class="chart:scatter">
            <chart:data-point chart:repeated="18"/>
          </chart:series>
          <chart:series chart:style-name="ch21" chart:values-cell-range-address="Sheet1.M2:Sheet1.M19" chart:label-cell-address="Sheet1.M1:Sheet1.M1" chart:class="chart:scatter">
            <chart:data-point chart:repeated="18"/>
          </chart:series>
          <chart:series chart:style-name="ch22" chart:values-cell-range-address="Sheet1.N2:Sheet1.N19" chart:label-cell-address="Sheet1.N1:Sheet1.N1" chart:class="chart:scatter">
            <chart:data-point chart:repeated="18"/>
          </chart:series>
          <chart:series chart:style-name="ch23" chart:values-cell-range-address="Sheet1.O2:Sheet1.O19" chart:label-cell-address="Sheet1.O1:Sheet1.O1" chart:class="chart:scatter">
            <chart:data-point chart:repeated="18"/>
          </chart:series>
          <chart:series chart:style-name="ch24" chart:values-cell-range-address="Sheet1.P2:Sheet1.P19" chart:label-cell-address="Sheet1.P1:Sheet1.P1" chart:class="chart:scatter">
            <chart:data-point chart:repeated="18"/>
          </chart:series>
          <chart:series chart:style-name="ch25" chart:values-cell-range-address="Sheet1.Q2:Sheet1.Q19" chart:label-cell-address="Sheet1.Q1:Sheet1.Q1" chart:class="chart:scatter">
            <chart:data-point chart:repeated="18"/>
          </chart:series>
          <chart:series chart:style-name="ch26" chart:values-cell-range-address="Sheet1.R2:Sheet1.R19" chart:label-cell-address="Sheet1.R1:Sheet1.R1" chart:class="chart:scatter">
            <chart:data-point chart:repeated="18"/>
          </chart:series>
          <chart:series chart:style-name="ch27" chart:values-cell-range-address="Sheet1.S2:Sheet1.S19" chart:label-cell-address="Sheet1.S1:Sheet1.S1" chart:class="chart:scatter">
            <chart:data-point chart:repeated="18"/>
          </chart:series>
          <chart:series chart:style-name="ch28" chart:values-cell-range-address="Sheet1.T2:Sheet1.T19" chart:label-cell-address="Sheet1.T1:Sheet1.T1" chart:class="chart:scatter">
            <chart:data-point chart:repeated="18"/>
          </chart:series>
          <chart:series chart:style-name="ch29" chart:values-cell-range-address="Sheet1.U2:Sheet1.U19" chart:label-cell-address="Sheet1.U1:Sheet1.U1" chart:class="chart:scatter">
            <chart:data-point chart:repeated="18"/>
          </chart:series>
          <chart:series chart:style-name="ch30" chart:values-cell-range-address="Sheet1.V2:Sheet1.V19" chart:label-cell-address="Sheet1.V1:Sheet1.V1" chart:class="chart:scatter">
            <chart:data-point chart:repeated="18"/>
          </chart:series>
          <chart:series chart:style-name="ch31" chart:values-cell-range-address="Sheet1.W2:Sheet1.W19" chart:label-cell-address="Sheet1.W1:Sheet1.W1" chart:class="chart:scatter">
            <chart:data-point chart:repeated="18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</text:p>
                <draw:g>
                  <svg:desc>Sheet1.F1:Sheet1.F1</svg:desc>
                </draw:g>
              </table:table-cell>
              <table:table-cell office:value-type="string">
                <text:p>6</text:p>
                <draw:g>
                  <svg:desc>Sheet1.G1:Sheet1.G1</svg:desc>
                </draw:g>
              </table:table-cell>
              <table:table-cell office:value-type="string">
                <text:p>7</text:p>
                <draw:g>
                  <svg:desc>Sheet1.H1:Sheet1.H1</svg:desc>
                </draw:g>
              </table:table-cell>
              <table:table-cell office:value-type="string">
                <text:p>8</text:p>
                <draw:g>
                  <svg:desc>Sheet1.I1:Sheet1.I1</svg:desc>
                </draw:g>
              </table:table-cell>
              <table:table-cell office:value-type="string">
                <text:p>9</text:p>
                <draw:g>
                  <svg:desc>Sheet1.J1:Sheet1.J1</svg:desc>
                </draw:g>
              </table:table-cell>
              <table:table-cell office:value-type="string">
                <text:p>10</text:p>
                <draw:g>
                  <svg:desc>Sheet1.K1:Sheet1.K1</svg:desc>
                </draw:g>
              </table:table-cell>
              <table:table-cell office:value-type="string">
                <text:p>15</text:p>
                <draw:g>
                  <svg:desc>Sheet1.L1:Sheet1.L1</svg:desc>
                </draw:g>
              </table:table-cell>
              <table:table-cell office:value-type="string">
                <text:p>20</text:p>
                <draw:g>
                  <svg:desc>Sheet1.M1:Sheet1.M1</svg:desc>
                </draw:g>
              </table:table-cell>
              <table:table-cell office:value-type="string">
                <text:p>25</text:p>
                <draw:g>
                  <svg:desc>Sheet1.N1:Sheet1.N1</svg:desc>
                </draw:g>
              </table:table-cell>
              <table:table-cell office:value-type="string">
                <text:p>35</text:p>
                <draw:g>
                  <svg:desc>Sheet1.O1:Sheet1.O1</svg:desc>
                </draw:g>
              </table:table-cell>
              <table:table-cell office:value-type="string">
                <text:p>50</text:p>
                <draw:g>
                  <svg:desc>Sheet1.P1:Sheet1.P1</svg:desc>
                </draw:g>
              </table:table-cell>
              <table:table-cell office:value-type="string">
                <text:p>75</text:p>
                <draw:g>
                  <svg:desc>Sheet1.Q1:Sheet1.Q1</svg:desc>
                </draw:g>
              </table:table-cell>
              <table:table-cell office:value-type="string">
                <text:p>100</text:p>
                <draw:g>
                  <svg:desc>Sheet1.R1:Sheet1.R1</svg:desc>
                </draw:g>
              </table:table-cell>
              <table:table-cell office:value-type="string">
                <text:p>200</text:p>
                <draw:g>
                  <svg:desc>Sheet1.S1:Sheet1.S1</svg:desc>
                </draw:g>
              </table:table-cell>
              <table:table-cell office:value-type="string">
                <text:p>500</text:p>
                <draw:g>
                  <svg:desc>Sheet1.T1:Sheet1.T1</svg:desc>
                </draw:g>
              </table:table-cell>
              <table:table-cell office:value-type="string">
                <text:p>1000</text:p>
                <draw:g>
                  <svg:desc>Sheet1.U1:Sheet1.U1</svg:desc>
                </draw:g>
              </table:table-cell>
              <table:table-cell office:value-type="string">
                <text:p>Merge</text:p>
                <draw:g>
                  <svg:desc>Sheet1.V1:Sheet1.V1</svg:desc>
                </draw:g>
              </table:table-cell>
              <table:table-cell office:value-type="string">
                <text:p>Insertion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</svg:desc>
                </draw:g>
              </table:table-cell>
              <table:table-cell office:value-type="float" office:value="0.000009367">
                <text:p>0.000009367</text:p>
                <draw:g>
                  <svg:desc>Sheet1.B2:Sheet1.B19</svg:desc>
                </draw:g>
              </table:table-cell>
              <table:table-cell office:value-type="float" office:value="0.000009461">
                <text:p>0.000009461</text:p>
                <draw:g>
                  <svg:desc>Sheet1.C2:Sheet1.C19</svg:desc>
                </draw:g>
              </table:table-cell>
              <table:table-cell office:value-type="float" office:value="0.000009724">
                <text:p>0.000009724</text:p>
                <draw:g>
                  <svg:desc>Sheet1.D2:Sheet1.D19</svg:desc>
                </draw:g>
              </table:table-cell>
              <table:table-cell office:value-type="float" office:value="0.000009426">
                <text:p>0.000009426</text:p>
                <draw:g>
                  <svg:desc>Sheet1.E2:Sheet1.E19</svg:desc>
                </draw:g>
              </table:table-cell>
              <table:table-cell office:value-type="float" office:value="0.000009242">
                <text:p>0.000009242</text:p>
                <draw:g>
                  <svg:desc>Sheet1.F2:Sheet1.F19</svg:desc>
                </draw:g>
              </table:table-cell>
              <table:table-cell office:value-type="float" office:value="0.00000965">
                <text:p>0.00000965</text:p>
                <draw:g>
                  <svg:desc>Sheet1.G2:Sheet1.G19</svg:desc>
                </draw:g>
              </table:table-cell>
              <table:table-cell office:value-type="float" office:value="0.000009344">
                <text:p>0.000009344</text:p>
                <draw:g>
                  <svg:desc>Sheet1.H2:Sheet1.H19</svg:desc>
                </draw:g>
              </table:table-cell>
              <table:table-cell office:value-type="float" office:value="0.00000932">
                <text:p>0.00000932</text:p>
                <draw:g>
                  <svg:desc>Sheet1.I2:Sheet1.I19</svg:desc>
                </draw:g>
              </table:table-cell>
              <table:table-cell office:value-type="float" office:value="0.000009421">
                <text:p>0.000009421</text:p>
                <draw:g>
                  <svg:desc>Sheet1.J2:Sheet1.J19</svg:desc>
                </draw:g>
              </table:table-cell>
              <table:table-cell office:value-type="float" office:value="0.000009338">
                <text:p>0.000009338</text:p>
                <draw:g>
                  <svg:desc>Sheet1.K2:Sheet1.K19</svg:desc>
                </draw:g>
              </table:table-cell>
              <table:table-cell office:value-type="float" office:value="0.000009293">
                <text:p>0.000009293</text:p>
                <draw:g>
                  <svg:desc>Sheet1.L2:Sheet1.L19</svg:desc>
                </draw:g>
              </table:table-cell>
              <table:table-cell office:value-type="float" office:value="0.000009377">
                <text:p>0.000009377</text:p>
                <draw:g>
                  <svg:desc>Sheet1.M2:Sheet1.M19</svg:desc>
                </draw:g>
              </table:table-cell>
              <table:table-cell office:value-type="float" office:value="0.000009319">
                <text:p>0.000009319</text:p>
                <draw:g>
                  <svg:desc>Sheet1.N2:Sheet1.N19</svg:desc>
                </draw:g>
              </table:table-cell>
              <table:table-cell office:value-type="float" office:value="0.000009345">
                <text:p>0.000009345</text:p>
                <draw:g>
                  <svg:desc>Sheet1.O2:Sheet1.O19</svg:desc>
                </draw:g>
              </table:table-cell>
              <table:table-cell office:value-type="float" office:value="0.000009372">
                <text:p>0.000009372</text:p>
                <draw:g>
                  <svg:desc>Sheet1.P2:Sheet1.P19</svg:desc>
                </draw:g>
              </table:table-cell>
              <table:table-cell office:value-type="float" office:value="0.000009572">
                <text:p>0.000009572</text:p>
                <draw:g>
                  <svg:desc>Sheet1.Q2:Sheet1.Q19</svg:desc>
                </draw:g>
              </table:table-cell>
              <table:table-cell office:value-type="float" office:value="0.000009365">
                <text:p>0.000009365</text:p>
                <draw:g>
                  <svg:desc>Sheet1.R2:Sheet1.R19</svg:desc>
                </draw:g>
              </table:table-cell>
              <table:table-cell office:value-type="float" office:value="0.000009246">
                <text:p>0.000009246</text:p>
                <draw:g>
                  <svg:desc>Sheet1.S2:Sheet1.S19</svg:desc>
                </draw:g>
              </table:table-cell>
              <table:table-cell office:value-type="float" office:value="0.000009455">
                <text:p>0.000009455</text:p>
                <draw:g>
                  <svg:desc>Sheet1.T2:Sheet1.T19</svg:desc>
                </draw:g>
              </table:table-cell>
              <table:table-cell office:value-type="float" office:value="0.000009323">
                <text:p>0.000009323</text:p>
                <draw:g>
                  <svg:desc>Sheet1.U2:Sheet1.U19</svg:desc>
                </draw:g>
              </table:table-cell>
              <table:table-cell office:value-type="float" office:value="0.00000325">
                <text:p>0.00000325</text:p>
                <draw:g>
                  <svg:desc>Sheet1.V2:Sheet1.V19</svg:desc>
                </draw:g>
              </table:table-cell>
              <table:table-cell office:value-type="float" office:value="0.00000587">
                <text:p>0.00000587</text:p>
                <draw:g>
                  <svg:desc>Sheet1.W2:Sheet1.W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2147">
                <text:p>0.00002147</text:p>
              </table:table-cell>
              <table:table-cell office:value-type="float" office:value="0.0000218">
                <text:p>0.0000218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.00002163">
                <text:p>0.00002163</text:p>
              </table:table-cell>
              <table:table-cell office:value-type="float" office:value="0.00002148">
                <text:p>0.00002148</text:p>
              </table:table-cell>
              <table:table-cell office:value-type="float" office:value="0.00002165">
                <text:p>0.00002165</text:p>
              </table:table-cell>
              <table:table-cell office:value-type="float" office:value="0.00002168">
                <text:p>0.00002168</text:p>
              </table:table-cell>
              <table:table-cell office:value-type="float" office:value="0.00002162">
                <text:p>0.00002162</text:p>
              </table:table-cell>
              <table:table-cell office:value-type="float" office:value="0.00002274">
                <text:p>0.00002274</text:p>
              </table:table-cell>
              <table:table-cell office:value-type="float" office:value="0.00002109">
                <text:p>0.00002109</text:p>
              </table:table-cell>
              <table:table-cell office:value-type="float" office:value="0.00002284">
                <text:p>0.00002284</text:p>
              </table:table-cell>
              <table:table-cell office:value-type="float" office:value="0.0000216">
                <text:p>0.0000216</text:p>
              </table:table-cell>
              <table:table-cell office:value-type="float" office:value="0.00002196">
                <text:p>0.00002196</text:p>
              </table:table-cell>
              <table:table-cell office:value-type="float" office:value="0.00002141">
                <text:p>0.00002141</text:p>
              </table:table-cell>
              <table:table-cell office:value-type="float" office:value="0.00002174">
                <text:p>0.00002174</text:p>
              </table:table-cell>
              <table:table-cell office:value-type="float" office:value="0.00002179">
                <text:p>0.00002179</text:p>
              </table:table-cell>
              <table:table-cell office:value-type="float" office:value="0.00002143">
                <text:p>0.00002143</text:p>
              </table:table-cell>
              <table:table-cell office:value-type="float" office:value="0.00002161">
                <text:p>0.00002161</text:p>
              </table:table-cell>
              <table:table-cell office:value-type="float" office:value="0.00002167">
                <text:p>0.00002167</text:p>
              </table:table-cell>
              <table:table-cell office:value-type="float" office:value="0.00002184">
                <text:p>0.00002184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000178">
                <text:p>0.0000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681">
                <text:p>0.0000681</text:p>
              </table:table-cell>
              <table:table-cell office:value-type="float" office:value="0.00006115">
                <text:p>0.00006115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5329">
                <text:p>0.00005329</text:p>
              </table:table-cell>
              <table:table-cell office:value-type="float" office:value="0.00005217">
                <text:p>0.00005217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5258">
                <text:p>0.00005258</text:p>
              </table:table-cell>
              <table:table-cell office:value-type="float" office:value="0.00006128">
                <text:p>0.00006128</text:p>
              </table:table-cell>
              <table:table-cell office:value-type="float" office:value="0.00006223">
                <text:p>0.00006223</text:p>
              </table:table-cell>
              <table:table-cell office:value-type="float" office:value="0.00006187">
                <text:p>0.00006187</text:p>
              </table:table-cell>
              <table:table-cell office:value-type="float" office:value="0.00005196">
                <text:p>0.00005196</text:p>
              </table:table-cell>
              <table:table-cell office:value-type="float" office:value="0.00005285">
                <text:p>0.00005285</text:p>
              </table:table-cell>
              <table:table-cell office:value-type="float" office:value="0.00005221">
                <text:p>0.00005221</text:p>
              </table:table-cell>
              <table:table-cell office:value-type="float" office:value="0.00006202">
                <text:p>0.00006202</text:p>
              </table:table-cell>
              <table:table-cell office:value-type="float" office:value="0.00005239">
                <text:p>0.00005239</text:p>
              </table:table-cell>
              <table:table-cell office:value-type="float" office:value="0.00005333">
                <text:p>0.00005333</text:p>
              </table:table-cell>
              <table:table-cell office:value-type="float" office:value="0.00006445">
                <text:p>0.00006445</text:p>
              </table:table-cell>
              <table:table-cell office:value-type="float" office:value="0.00006114">
                <text:p>0.00006114</text:p>
              </table:table-cell>
              <table:table-cell office:value-type="float" office:value="0.0000426">
                <text:p>0.0000426</text:p>
              </table:table-cell>
              <table:table-cell office:value-type="float" office:value="0.0000546">
                <text:p>0.0000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186">
                <text:p>0.0001186</text:p>
              </table:table-cell>
              <table:table-cell office:value-type="float" office:value="0.00009802">
                <text:p>0.00009802</text:p>
              </table:table-cell>
              <table:table-cell office:value-type="float" office:value="0.00009601">
                <text:p>0.00009601</text:p>
              </table:table-cell>
              <table:table-cell office:value-type="float" office:value="0.00008322">
                <text:p>0.00008322</text:p>
              </table:table-cell>
              <table:table-cell office:value-type="float" office:value="0.0001391">
                <text:p>0.0001391</text:p>
              </table:table-cell>
              <table:table-cell office:value-type="float" office:value="0.0001337">
                <text:p>0.0001337</text:p>
              </table:table-cell>
              <table:table-cell office:value-type="float" office:value="0.00008499">
                <text:p>0.00008499</text:p>
              </table:table-cell>
              <table:table-cell office:value-type="float" office:value="0.0000849">
                <text:p>0.0000849</text:p>
              </table:table-cell>
              <table:table-cell office:value-type="float" office:value="0.0000851">
                <text:p>0.0000851</text:p>
              </table:table-cell>
              <table:table-cell office:value-type="float" office:value="0.00008838">
                <text:p>0.00008838</text:p>
              </table:table-cell>
              <table:table-cell office:value-type="float" office:value="0.00009302">
                <text:p>0.00009302</text:p>
              </table:table-cell>
              <table:table-cell office:value-type="float" office:value="0.0001328">
                <text:p>0.0001328</text:p>
              </table:table-cell>
              <table:table-cell office:value-type="float" office:value="0.00008509">
                <text:p>0.00008509</text:p>
              </table:table-cell>
              <table:table-cell office:value-type="float" office:value="0.0001363">
                <text:p>0.0001363</text:p>
              </table:table-cell>
              <table:table-cell office:value-type="float" office:value="0.00008638">
                <text:p>0.00008638</text:p>
              </table:table-cell>
              <table:table-cell office:value-type="float" office:value="0.00008554">
                <text:p>0.00008554</text:p>
              </table:table-cell>
              <table:table-cell office:value-type="float" office:value="0.00009038">
                <text:p>0.00009038</text:p>
              </table:table-cell>
              <table:table-cell office:value-type="float" office:value="0.00009126">
                <text:p>0.00009126</text:p>
              </table:table-cell>
              <table:table-cell office:value-type="float" office:value="0.0001334">
                <text:p>0.0001334</text:p>
              </table:table-cell>
              <table:table-cell office:value-type="float" office:value="0.00008381">
                <text:p>0.00008381</text:p>
              </table:table-cell>
              <table:table-cell office:value-type="float" office:value="0.0000865">
                <text:p>0.0000865</text:p>
              </table:table-cell>
              <table:table-cell office:value-type="float" office:value="0.0000766">
                <text:p>0.0000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396">
                <text:p>0.0001396</text:p>
              </table:table-cell>
              <table:table-cell office:value-type="float" office:value="0.0001714">
                <text:p>0.0001714</text:p>
              </table:table-cell>
              <table:table-cell office:value-type="float" office:value="0.0001306">
                <text:p>0.0001306</text:p>
              </table:table-cell>
              <table:table-cell office:value-type="float" office:value="0.0001198">
                <text:p>0.0001198</text:p>
              </table:table-cell>
              <table:table-cell office:value-type="float" office:value="0.0002733">
                <text:p>0.0002733</text:p>
              </table:table-cell>
              <table:table-cell office:value-type="float" office:value="0.0002779">
                <text:p>0.0002779</text:p>
              </table:table-cell>
              <table:table-cell office:value-type="float" office:value="0.0001739">
                <text:p>0.0001739</text:p>
              </table:table-cell>
              <table:table-cell office:value-type="float" office:value="0.0001248">
                <text:p>0.0001248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823">
                <text:p>0.0001823</text:p>
              </table:table-cell>
              <table:table-cell office:value-type="float" office:value="0.0001648">
                <text:p>0.0001648</text:p>
              </table:table-cell>
              <table:table-cell office:value-type="float" office:value="0.0001295">
                <text:p>0.0001295</text:p>
              </table:table-cell>
              <table:table-cell office:value-type="float" office:value="0.0001256">
                <text:p>0.0001256</text:p>
              </table:table-cell>
              <table:table-cell office:value-type="float" office:value="0.0001261">
                <text:p>0.0001261</text:p>
              </table:table-cell>
              <table:table-cell office:value-type="float" office:value="0.0002639">
                <text:p>0.0002639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2808">
                <text:p>0.0002808</text:p>
              </table:table-cell>
              <table:table-cell office:value-type="float" office:value="0.0001261">
                <text:p>0.0001261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2295">
                <text:p>0.0002295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2531">
                <text:p>0.0002531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1602">
                <text:p>0.0001602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4162">
                <text:p>0.0004162</text:p>
              </table:table-cell>
              <table:table-cell office:value-type="float" office:value="0.0001854">
                <text:p>0.0001854</text:p>
              </table:table-cell>
              <table:table-cell office:value-type="float" office:value="0.0001968">
                <text:p>0.0001968</text:p>
              </table:table-cell>
              <table:table-cell office:value-type="float" office:value="0.0001696">
                <text:p>0.0001696</text:p>
              </table:table-cell>
              <table:table-cell office:value-type="float" office:value="0.0004058">
                <text:p>0.0004058</text:p>
              </table:table-cell>
              <table:table-cell office:value-type="float" office:value="0.0001691">
                <text:p>0.0001691</text:p>
              </table:table-cell>
              <table:table-cell office:value-type="float" office:value="0.0004377">
                <text:p>0.0004377</text:p>
              </table:table-cell>
              <table:table-cell office:value-type="float" office:value="0.0001597">
                <text:p>0.0001597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1652">
                <text:p>0.0001652</text:p>
              </table:table-cell>
              <table:table-cell office:value-type="float" office:value="0.0001944">
                <text:p>0.0001944</text:p>
              </table:table-cell>
              <table:table-cell office:value-type="float" office:value="0.0001591">
                <text:p>0.0001591</text:p>
              </table:table-cell>
              <table:table-cell office:value-type="float" office:value="0.0001665">
                <text:p>0.0001665</text:p>
              </table:table-cell>
              <table:table-cell office:value-type="float" office:value="0.0001737">
                <text:p>0.000173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5587">
                <text:p>0.0005587</text:p>
              </table:table-cell>
              <table:table-cell office:value-type="float" office:value="0.0004892">
                <text:p>0.0004892</text:p>
              </table:table-cell>
              <table:table-cell office:value-type="float" office:value="0.0005725">
                <text:p>0.0005725</text:p>
              </table:table-cell>
              <table:table-cell office:value-type="float" office:value="0.0005588">
                <text:p>0.0005588</text:p>
              </table:table-cell>
              <table:table-cell office:value-type="float" office:value="0.0006022">
                <text:p>0.0006022</text:p>
              </table:table-cell>
              <table:table-cell office:value-type="float" office:value="0.0004146">
                <text:p>0.0004146</text:p>
              </table:table-cell>
              <table:table-cell office:value-type="float" office:value="0.0006092">
                <text:p>0.0006092</text:p>
              </table:table-cell>
              <table:table-cell office:value-type="float" office:value="0.0006385">
                <text:p>0.0006385</text:p>
              </table:table-cell>
              <table:table-cell office:value-type="float" office:value="0.0005259">
                <text:p>0.0005259</text:p>
              </table:table-cell>
              <table:table-cell office:value-type="float" office:value="0.0006104">
                <text:p>0.0006104</text:p>
              </table:table-cell>
              <table:table-cell office:value-type="float" office:value="0.0007645">
                <text:p>0.0007645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3365">
                <text:p>0.0003365</text:p>
              </table:table-cell>
              <table:table-cell office:value-type="float" office:value="0.0003115">
                <text:p>0.0003115</text:p>
              </table:table-cell>
              <table:table-cell office:value-type="float" office:value="0.001662">
                <text:p>0.001662</text:p>
              </table:table-cell>
              <table:table-cell office:value-type="float" office:value="0.0009977">
                <text:p>0.0009977</text:p>
              </table:table-cell>
              <table:table-cell office:value-type="float" office:value="0.001975">
                <text:p>0.001975</text:p>
              </table:table-cell>
              <table:table-cell office:value-type="float" office:value="0.001515">
                <text:p>0.001515</text:p>
              </table:table-cell>
              <table:table-cell office:value-type="float" office:value="0.000316">
                <text:p>0.000316</text:p>
              </table:table-cell>
              <table:table-cell office:value-type="float" office:value="0.001308">
                <text:p>0.001308</text:p>
              </table:table-cell>
              <table:table-cell office:value-type="float" office:value="0.000447">
                <text:p>0.000447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101">
                <text:p>0.001101</text:p>
              </table:table-cell>
              <table:table-cell office:value-type="float" office:value="0.001121">
                <text:p>0.001121</text:p>
              </table:table-cell>
              <table:table-cell office:value-type="float" office:value="0.00128">
                <text:p>0.00128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343">
                <text:p>0.001343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301">
                <text:p>0.001301</text:p>
              </table:table-cell>
              <table:table-cell office:value-type="float" office:value="0.001127">
                <text:p>0.001127</text:p>
              </table:table-cell>
              <table:table-cell office:value-type="float" office:value="0.001803">
                <text:p>0.001803</text:p>
              </table:table-cell>
              <table:table-cell office:value-type="float" office:value="0.002088">
                <text:p>0.002088</text:p>
              </table:table-cell>
              <table:table-cell office:value-type="float" office:value="0.006134">
                <text:p>0.006134</text:p>
              </table:table-cell>
              <table:table-cell office:value-type="float" office:value="0.00474">
                <text:p>0.00474</text:p>
              </table:table-cell>
              <table:table-cell office:value-type="float" office:value="0.001112">
                <text:p>0.001112</text:p>
              </table:table-cell>
              <table:table-cell office:value-type="float" office:value="0.008523">
                <text:p>0.008523</text:p>
              </table:table-cell>
              <table:table-cell office:value-type="float" office:value="0.00482">
                <text:p>0.00482</text:p>
              </table:table-cell>
              <table:table-cell office:value-type="float" office:value="0.0009419">
                <text:p>0.0009419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7227">
                <text:p>0.0007227</text:p>
              </table:table-cell>
              <table:table-cell office:value-type="float" office:value="0.003063">
                <text:p>0.003063</text:p>
              </table:table-cell>
              <table:table-cell office:value-type="float" office:value="0.0011">
                <text:p>0.0011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02383">
                <text:p>0.002383</text:p>
              </table:table-cell>
              <table:table-cell office:value-type="float" office:value="0.002239">
                <text:p>0.002239</text:p>
              </table:table-cell>
              <table:table-cell office:value-type="float" office:value="0.002202">
                <text:p>0.002202</text:p>
              </table:table-cell>
              <table:table-cell office:value-type="float" office:value="0.002134">
                <text:p>0.002134</text:p>
              </table:table-cell>
              <table:table-cell office:value-type="float" office:value="0.002878">
                <text:p>0.002878</text:p>
              </table:table-cell>
              <table:table-cell office:value-type="float" office:value="0.002714">
                <text:p>0.002714</text:p>
              </table:table-cell>
              <table:table-cell office:value-type="float" office:value="0.002676">
                <text:p>0.002676</text:p>
              </table:table-cell>
              <table:table-cell office:value-type="float" office:value="0.002235">
                <text:p>0.002235</text:p>
              </table:table-cell>
              <table:table-cell office:value-type="float" office:value="0.005677">
                <text:p>0.005677</text:p>
              </table:table-cell>
              <table:table-cell office:value-type="float" office:value="0.004582">
                <text:p>0.004582</text:p>
              </table:table-cell>
              <table:table-cell office:value-type="float" office:value="0.003803">
                <text:p>0.003803</text:p>
              </table:table-cell>
              <table:table-cell office:value-type="float" office:value="0.002136">
                <text:p>0.002136</text:p>
              </table:table-cell>
              <table:table-cell office:value-type="float" office:value="0.006688">
                <text:p>0.006688</text:p>
              </table:table-cell>
              <table:table-cell office:value-type="float" office:value="0.00326">
                <text:p>0.00326</text:p>
              </table:table-cell>
              <table:table-cell office:value-type="float" office:value="0.01016">
                <text:p>0.01016</text:p>
              </table:table-cell>
              <table:table-cell office:value-type="float" office:value="0.02503">
                <text:p>0.02503</text:p>
              </table:table-cell>
              <table:table-cell office:value-type="float" office:value="0.01641">
                <text:p>0.01641</text:p>
              </table:table-cell>
              <table:table-cell office:value-type="float" office:value="0.01371">
                <text:p>0.01371</text:p>
              </table:table-cell>
              <table:table-cell office:value-type="float" office:value="0.02152">
                <text:p>0.02152</text:p>
              </table:table-cell>
              <table:table-cell office:value-type="float" office:value="0.002421">
                <text:p>0.002421</text:p>
              </table:table-cell>
              <table:table-cell office:value-type="float" office:value="0.0023">
                <text:p>0.0023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171">
                <text:p>0.003171</text:p>
              </table:table-cell>
              <table:table-cell office:value-type="float" office:value="0.003198">
                <text:p>0.003198</text:p>
              </table:table-cell>
              <table:table-cell office:value-type="float" office:value="0.004289">
                <text:p>0.004289</text:p>
              </table:table-cell>
              <table:table-cell office:value-type="float" office:value="0.004307">
                <text:p>0.004307</text:p>
              </table:table-cell>
              <table:table-cell office:value-type="float" office:value="0.00351">
                <text:p>0.00351</text:p>
              </table:table-cell>
              <table:table-cell office:value-type="float" office:value="0.005235">
                <text:p>0.005235</text:p>
              </table:table-cell>
              <table:table-cell office:value-type="float" office:value="0.004123">
                <text:p>0.004123</text:p>
              </table:table-cell>
              <table:table-cell office:value-type="float" office:value="0.007572">
                <text:p>0.007572</text:p>
              </table:table-cell>
              <table:table-cell office:value-type="float" office:value="0.009109">
                <text:p>0.009109</text:p>
              </table:table-cell>
              <table:table-cell office:value-type="float" office:value="0.006091">
                <text:p>0.006091</text:p>
              </table:table-cell>
              <table:table-cell office:value-type="float" office:value="0.0148">
                <text:p>0.0148</text:p>
              </table:table-cell>
              <table:table-cell office:value-type="float" office:value="0.05778">
                <text:p>0.05778</text:p>
              </table:table-cell>
              <table:table-cell office:value-type="float" office:value="0.02145">
                <text:p>0.02145</text:p>
              </table:table-cell>
              <table:table-cell office:value-type="float" office:value="0.01525">
                <text:p>0.01525</text:p>
              </table:table-cell>
              <table:table-cell office:value-type="float" office:value="0.002157">
                <text:p>0.002157</text:p>
              </table:table-cell>
              <table:table-cell office:value-type="float" office:value="0.006826">
                <text:p>0.006826</text:p>
              </table:table-cell>
              <table:table-cell office:value-type="float" office:value="0.01622">
                <text:p>0.01622</text:p>
              </table:table-cell>
              <table:table-cell office:value-type="float" office:value="0.00302">
                <text:p>0.00302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0.005605">
                <text:p>0.005605</text:p>
              </table:table-cell>
              <table:table-cell office:value-type="float" office:value="0.005205">
                <text:p>0.005205</text:p>
              </table:table-cell>
              <table:table-cell office:value-type="float" office:value="0.005489">
                <text:p>0.005489</text:p>
              </table:table-cell>
              <table:table-cell office:value-type="float" office:value="0.005963">
                <text:p>0.005963</text:p>
              </table:table-cell>
              <table:table-cell office:value-type="float" office:value="0.006261">
                <text:p>0.006261</text:p>
              </table:table-cell>
              <table:table-cell office:value-type="float" office:value="0.005679">
                <text:p>0.005679</text:p>
              </table:table-cell>
              <table:table-cell office:value-type="float" office:value="0.005895">
                <text:p>0.005895</text:p>
              </table:table-cell>
              <table:table-cell office:value-type="float" office:value="0.006027">
                <text:p>0.006027</text:p>
              </table:table-cell>
              <table:table-cell office:value-type="float" office:value="0.005183">
                <text:p>0.005183</text:p>
              </table:table-cell>
              <table:table-cell office:value-type="float" office:value="0.008365">
                <text:p>0.008365</text:p>
              </table:table-cell>
              <table:table-cell office:value-type="float" office:value="0.006368">
                <text:p>0.006368</text:p>
              </table:table-cell>
              <table:table-cell office:value-type="float" office:value="0.008352">
                <text:p>0.008352</text:p>
              </table:table-cell>
              <table:table-cell office:value-type="float" office:value="0.007624">
                <text:p>0.007624</text:p>
              </table:table-cell>
              <table:table-cell office:value-type="float" office:value="0.00773">
                <text:p>0.00773</text:p>
              </table:table-cell>
              <table:table-cell office:value-type="float" office:value="0.02004">
                <text:p>0.02004</text:p>
              </table:table-cell>
              <table:table-cell office:value-type="float" office:value="0.003399">
                <text:p>0.003399</text:p>
              </table:table-cell>
              <table:table-cell office:value-type="float" office:value="0.06755">
                <text:p>0.06755</text:p>
              </table:table-cell>
              <table:table-cell office:value-type="float" office:value="0.07085">
                <text:p>0.07085</text:p>
              </table:table-cell>
              <table:table-cell office:value-type="float" office:value="0.04899">
                <text:p>0.04899</text:p>
              </table:table-cell>
              <table:table-cell office:value-type="float" office:value="0.028">
                <text:p>0.028</text:p>
              </table:table-cell>
              <table:table-cell office:value-type="float" office:value="0.00535">
                <text:p>0.00535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07806">
                <text:p>0.007806</text:p>
              </table:table-cell>
              <table:table-cell office:value-type="float" office:value="0.007222">
                <text:p>0.007222</text:p>
              </table:table-cell>
              <table:table-cell office:value-type="float" office:value="0.007634">
                <text:p>0.007634</text:p>
              </table:table-cell>
              <table:table-cell office:value-type="float" office:value="0.007473">
                <text:p>0.007473</text:p>
              </table:table-cell>
              <table:table-cell office:value-type="float" office:value="0.008039">
                <text:p>0.008039</text:p>
              </table:table-cell>
              <table:table-cell office:value-type="float" office:value="0.008453">
                <text:p>0.008453</text:p>
              </table:table-cell>
              <table:table-cell office:value-type="float" office:value="0.009167">
                <text:p>0.009167</text:p>
              </table:table-cell>
              <table:table-cell office:value-type="float" office:value="0.008629">
                <text:p>0.008629</text:p>
              </table:table-cell>
              <table:table-cell office:value-type="float" office:value="0.009924">
                <text:p>0.009924</text:p>
              </table:table-cell>
              <table:table-cell office:value-type="float" office:value="0.008355">
                <text:p>0.008355</text:p>
              </table:table-cell>
              <table:table-cell office:value-type="float" office:value="0.0119">
                <text:p>0.0119</text:p>
              </table:table-cell>
              <table:table-cell office:value-type="float" office:value="0.009003">
                <text:p>0.009003</text:p>
              </table:table-cell>
              <table:table-cell office:value-type="float" office:value="0.03067">
                <text:p>0.03067</text:p>
              </table:table-cell>
              <table:table-cell office:value-type="float" office:value="0.02805">
                <text:p>0.02805</text:p>
              </table:table-cell>
              <table:table-cell office:value-type="float" office:value="0.03903">
                <text:p>0.03903</text:p>
              </table:table-cell>
              <table:table-cell office:value-type="float" office:value="0.007672">
                <text:p>0.007672</text:p>
              </table:table-cell>
              <table:table-cell office:value-type="float" office:value="0.08706">
                <text:p>0.08706</text:p>
              </table:table-cell>
              <table:table-cell office:value-type="float" office:value="0.01896">
                <text:p>0.01896</text:p>
              </table:table-cell>
              <table:table-cell office:value-type="float" office:value="0.03596">
                <text:p>0.03596</text:p>
              </table:table-cell>
              <table:table-cell office:value-type="float" office:value="0.1619">
                <text:p>0.1619</text:p>
              </table:table-cell>
              <table:table-cell office:value-type="float" office:value="0.00752">
                <text:p>0.00752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0.01721">
                <text:p>0.01721</text:p>
              </table:table-cell>
              <table:table-cell office:value-type="float" office:value="0.01697">
                <text:p>0.01697</text:p>
              </table:table-cell>
              <table:table-cell office:value-type="float" office:value="0.0176">
                <text:p>0.0176</text:p>
              </table:table-cell>
              <table:table-cell office:value-type="float" office:value="0.01691">
                <text:p>0.01691</text:p>
              </table:table-cell>
              <table:table-cell office:value-type="float" office:value="0.01703">
                <text:p>0.01703</text:p>
              </table:table-cell>
              <table:table-cell office:value-type="float" office:value="0.01961">
                <text:p>0.01961</text:p>
              </table:table-cell>
              <table:table-cell office:value-type="float" office:value="0.01892">
                <text:p>0.01892</text:p>
              </table:table-cell>
              <table:table-cell office:value-type="float" office:value="0.02292">
                <text:p>0.02292</text:p>
              </table:table-cell>
              <table:table-cell office:value-type="float" office:value="0.01866">
                <text:p>0.01866</text:p>
              </table:table-cell>
              <table:table-cell office:value-type="float" office:value="0.02066">
                <text:p>0.02066</text:p>
              </table:table-cell>
              <table:table-cell office:value-type="float" office:value="0.02846">
                <text:p>0.02846</text:p>
              </table:table-cell>
              <table:table-cell office:value-type="float" office:value="0.02518">
                <text:p>0.02518</text:p>
              </table:table-cell>
              <table:table-cell office:value-type="float" office:value="0.05601">
                <text:p>0.05601</text:p>
              </table:table-cell>
              <table:table-cell office:value-type="float" office:value="0.08292">
                <text:p>0.08292</text:p>
              </table:table-cell>
              <table:table-cell office:value-type="float" office:value="0.04667">
                <text:p>0.04667</text:p>
              </table:table-cell>
              <table:table-cell office:value-type="float" office:value="0.137">
                <text:p>0.137</text:p>
              </table:table-cell>
              <table:table-cell office:value-type="float" office:value="0.3912">
                <text:p>0.3912</text:p>
              </table:table-cell>
              <table:table-cell office:value-type="float" office:value="0.2047">
                <text:p>0.2047</text:p>
              </table:table-cell>
              <table:table-cell office:value-type="float" office:value="0.8369">
                <text:p>0.8369</text:p>
              </table:table-cell>
              <table:table-cell office:value-type="float" office:value="0.9633">
                <text:p>0.9633</text:p>
              </table:table-cell>
              <table:table-cell office:value-type="float" office:value="0.0157">
                <text:p>0.0157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5232">
                <text:p>0.05232</text:p>
              </table:table-cell>
              <table:table-cell office:value-type="float" office:value="0.05124">
                <text:p>0.05124</text:p>
              </table:table-cell>
              <table:table-cell office:value-type="float" office:value="0.05196">
                <text:p>0.05196</text:p>
              </table:table-cell>
              <table:table-cell office:value-type="float" office:value="0.05653">
                <text:p>0.05653</text:p>
              </table:table-cell>
              <table:table-cell office:value-type="float" office:value="0.05467">
                <text:p>0.05467</text:p>
              </table:table-cell>
              <table:table-cell office:value-type="float" office:value="0.05594">
                <text:p>0.05594</text:p>
              </table:table-cell>
              <table:table-cell office:value-type="float" office:value="0.0569">
                <text:p>0.0569</text:p>
              </table:table-cell>
              <table:table-cell office:value-type="float" office:value="0.07425">
                <text:p>0.07425</text:p>
              </table:table-cell>
              <table:table-cell office:value-type="float" office:value="0.07143">
                <text:p>0.07143</text:p>
              </table:table-cell>
              <table:table-cell office:value-type="float" office:value="0.06641">
                <text:p>0.06641</text:p>
              </table:table-cell>
              <table:table-cell office:value-type="float" office:value="0.1029">
                <text:p>0.1029</text:p>
              </table:table-cell>
              <table:table-cell office:value-type="float" office:value="0.1252">
                <text:p>0.1252</text:p>
              </table:table-cell>
              <table:table-cell office:value-type="float" office:value="0.1196">
                <text:p>0.1196</text:p>
              </table:table-cell>
              <table:table-cell office:value-type="float" office:value="0.1996">
                <text:p>0.1996</text:p>
              </table:table-cell>
              <table:table-cell office:value-type="float" office:value="0.1998">
                <text:p>0.1998</text:p>
              </table:table-cell>
              <table:table-cell office:value-type="float" office:value="0.2999">
                <text:p>0.2999</text:p>
              </table:table-cell>
              <table:table-cell office:value-type="float" office:value="0.55">
                <text:p>0.55</text:p>
              </table:table-cell>
              <table:table-cell office:value-type="float" office:value="0.6804">
                <text:p>0.6804</text:p>
              </table:table-cell>
              <table:table-cell office:value-type="float" office:value="9.852">
                <text:p>9.852</text:p>
              </table:table-cell>
              <table:table-cell office:value-type="float" office:value="11.47">
                <text:p>11.47</text:p>
              </table:table-cell>
              <table:table-cell office:value-type="float" office:value="0.0481">
                <text:p>0.0481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1302">
                <text:p>0.1302</text:p>
              </table:table-cell>
              <table:table-cell office:value-type="float" office:value="0.1343">
                <text:p>0.1343</text:p>
              </table:table-cell>
              <table:table-cell office:value-type="float" office:value="0.1363">
                <text:p>0.1363</text:p>
              </table:table-cell>
              <table:table-cell office:value-type="float" office:value="0.1487">
                <text:p>0.1487</text:p>
              </table:table-cell>
              <table:table-cell office:value-type="float" office:value="0.1483">
                <text:p>0.1483</text:p>
              </table:table-cell>
              <table:table-cell office:value-type="float" office:value="0.1439">
                <text:p>0.1439</text:p>
              </table:table-cell>
              <table:table-cell office:value-type="float" office:value="0.1501">
                <text:p>0.1501</text:p>
              </table:table-cell>
              <table:table-cell office:value-type="float" office:value="0.1781">
                <text:p>0.1781</text:p>
              </table:table-cell>
              <table:table-cell office:value-type="float" office:value="0.1759">
                <text:p>0.1759</text:p>
              </table:table-cell>
              <table:table-cell office:value-type="float" office:value="0.1941">
                <text:p>0.1941</text:p>
              </table:table-cell>
              <table:table-cell office:value-type="float" office:value="0.2157">
                <text:p>0.2157</text:p>
              </table:table-cell>
              <table:table-cell office:value-type="float" office:value="0.2454">
                <text:p>0.2454</text:p>
              </table:table-cell>
              <table:table-cell office:value-type="float" office:value="0.2797">
                <text:p>0.2797</text:p>
              </table:table-cell>
              <table:table-cell office:value-type="float" office:value="0.4554">
                <text:p>0.4554</text:p>
              </table:table-cell>
              <table:table-cell office:value-type="float" office:value="0.4146">
                <text:p>0.4146</text:p>
              </table:table-cell>
              <table:table-cell office:value-type="float" office:value="0.6874">
                <text:p>0.6874</text:p>
              </table:table-cell>
              <table:table-cell office:value-type="float" office:value="0.9627">
                <text:p>0.9627</text:p>
              </table:table-cell>
              <table:table-cell office:value-type="float" office:value="2.197">
                <text:p>2.197</text:p>
              </table:table-cell>
              <table:table-cell office:value-type="float" office:value="13.95">
                <text:p>13.95</text:p>
              </table:table-cell>
              <table:table-cell office:value-type="float" office:value="44.67">
                <text:p>44.67</text:p>
              </table:table-cell>
              <table:table-cell office:value-type="float" office:value="0.121">
                <text:p>0.1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3635">
                <text:p>0.3635</text:p>
              </table:table-cell>
              <table:table-cell office:value-type="float" office:value="0.3855">
                <text:p>0.3855</text:p>
              </table:table-cell>
              <table:table-cell office:value-type="float" office:value="0.3743">
                <text:p>0.3743</text:p>
              </table:table-cell>
              <table:table-cell office:value-type="float" office:value="0.4224">
                <text:p>0.4224</text:p>
              </table:table-cell>
              <table:table-cell office:value-type="float" office:value="0.416">
                <text:p>0.416</text:p>
              </table:table-cell>
              <table:table-cell office:value-type="float" office:value="0.4243">
                <text:p>0.4243</text:p>
              </table:table-cell>
              <table:table-cell office:value-type="float" office:value="0.4428">
                <text:p>0.4428</text:p>
              </table:table-cell>
              <table:table-cell office:value-type="float" office:value="0.5436">
                <text:p>0.5436</text:p>
              </table:table-cell>
              <table:table-cell office:value-type="float" office:value="0.5252">
                <text:p>0.5252</text:p>
              </table:table-cell>
              <table:table-cell office:value-type="float" office:value="0.5432">
                <text:p>0.5432</text:p>
              </table:table-cell>
              <table:table-cell office:value-type="float" office:value="0.6247">
                <text:p>0.6247</text:p>
              </table:table-cell>
              <table:table-cell office:value-type="float" office:value="0.7955">
                <text:p>0.7955</text:p>
              </table:table-cell>
              <table:table-cell office:value-type="float" office:value="0.8014">
                <text:p>0.8014</text:p>
              </table:table-cell>
              <table:table-cell office:value-type="float" office:value="1.199">
                <text:p>1.199</text:p>
              </table:table-cell>
              <table:table-cell office:value-type="float" office:value="1.24">
                <text:p>1.24</text:p>
              </table:table-cell>
              <table:table-cell office:value-type="float" office:value="2.092">
                <text:p>2.092</text:p>
              </table:table-cell>
              <table:table-cell office:value-type="float" office:value="2.463">
                <text:p>2.463</text:p>
              </table:table-cell>
              <table:table-cell office:value-type="float" office:value="4.565">
                <text:p>4.565</text:p>
              </table:table-cell>
              <table:table-cell office:value-type="float" office:value="38.41">
                <text:p>38.41</text:p>
              </table:table-cell>
              <table:table-cell office:value-type="float" office:value="88.24">
                <text:p>88.24</text:p>
              </table:table-cell>
              <table:table-cell office:value-type="float" office:value="0.316">
                <text:p>0.3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">
                <text:p>5000</text:p>
              </table:table-cell>
              <table:table-cell office:value-type="float" office:value="1.579">
                <text:p>1.579</text:p>
              </table:table-cell>
              <table:table-cell office:value-type="float" office:value="1.771">
                <text:p>1.771</text:p>
              </table:table-cell>
              <table:table-cell office:value-type="float" office:value="1.866">
                <text:p>1.866</text:p>
              </table:table-cell>
              <table:table-cell office:value-type="float" office:value="1.895">
                <text:p>1.895</text:p>
              </table:table-cell>
              <table:table-cell office:value-type="float" office:value="2.113">
                <text:p>2.113</text:p>
              </table:table-cell>
              <table:table-cell office:value-type="float" office:value="2.081">
                <text:p>2.081</text:p>
              </table:table-cell>
              <table:table-cell office:value-type="float" office:value="2.044">
                <text:p>2.044</text:p>
              </table:table-cell>
              <table:table-cell office:value-type="float" office:value="2.145">
                <text:p>2.145</text:p>
              </table:table-cell>
              <table:table-cell office:value-type="float" office:value="2.214">
                <text:p>2.214</text:p>
              </table:table-cell>
              <table:table-cell office:value-type="float" office:value="2.598">
                <text:p>2.598</text:p>
              </table:table-cell>
              <table:table-cell office:value-type="float" office:value="2.641">
                <text:p>2.641</text:p>
              </table:table-cell>
              <table:table-cell office:value-type="float" office:value="3.715">
                <text:p>3.715</text:p>
              </table:table-cell>
              <table:table-cell office:value-type="float" office:value="3.574">
                <text:p>3.574</text:p>
              </table:table-cell>
              <table:table-cell office:value-type="float" office:value="3.619">
                <text:p>3.619</text:p>
              </table:table-cell>
              <table:table-cell office:value-type="float" office:value="5.013">
                <text:p>5.013</text:p>
              </table:table-cell>
              <table:table-cell office:value-type="float" office:value="4.845">
                <text:p>4.845</text:p>
              </table:table-cell>
              <table:table-cell office:value-type="float" office:value="7.466">
                <text:p>7.466</text:p>
              </table:table-cell>
              <table:table-cell office:value-type="float" office:value="14.62">
                <text:p>14.62</text:p>
              </table:table-cell>
              <table:table-cell office:value-type="float" office:value="31.94">
                <text:p>31.94</text:p>
              </table:table-cell>
              <table:table-cell office:value-type="float" office:value="122.5">
                <text:p>122.5</text:p>
              </table:table-cell>
              <table:table-cell office:value-type="float" office:value="1.3">
                <text:p>1.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4.381">
                <text:p>4.381</text:p>
              </table:table-cell>
              <table:table-cell office:value-type="float" office:value="5.327">
                <text:p>5.327</text:p>
              </table:table-cell>
              <table:table-cell office:value-type="float" office:value="5.423">
                <text:p>5.423</text:p>
              </table:table-cell>
              <table:table-cell office:value-type="float" office:value="5.455">
                <text:p>5.455</text:p>
              </table:table-cell>
              <table:table-cell office:value-type="float" office:value="5.701">
                <text:p>5.701</text:p>
              </table:table-cell>
              <table:table-cell office:value-type="float" office:value="5.507">
                <text:p>5.507</text:p>
              </table:table-cell>
              <table:table-cell office:value-type="float" office:value="5.582">
                <text:p>5.582</text:p>
              </table:table-cell>
              <table:table-cell office:value-type="float" office:value="5.777">
                <text:p>5.777</text:p>
              </table:table-cell>
              <table:table-cell office:value-type="float" office:value="6.392">
                <text:p>6.392</text:p>
              </table:table-cell>
              <table:table-cell office:value-type="float" office:value="6.84">
                <text:p>6.84</text:p>
              </table:table-cell>
              <table:table-cell office:value-type="float" office:value="6.612">
                <text:p>6.612</text:p>
              </table:table-cell>
              <table:table-cell office:value-type="float" office:value="8.132">
                <text:p>8.132</text:p>
              </table:table-cell>
              <table:table-cell office:value-type="float" office:value="8.421">
                <text:p>8.421</text:p>
              </table:table-cell>
              <table:table-cell office:value-type="float" office:value="8.326">
                <text:p>8.326</text:p>
              </table:table-cell>
              <table:table-cell office:value-type="float" office:value="10.56">
                <text:p>10.56</text:p>
              </table:table-cell>
              <table:table-cell office:value-type="float" office:value="11.22">
                <text:p>11.22</text:p>
              </table:table-cell>
              <table:table-cell office:value-type="float" office:value="16.4">
                <text:p>16.4</text:p>
              </table:table-cell>
              <table:table-cell office:value-type="float" office:value="28.96">
                <text:p>28.96</text:p>
              </table:table-cell>
              <table:table-cell office:value-type="float" office:value="84.55">
                <text:p>84.55</text:p>
              </table:table-cell>
              <table:table-cell office:value-type="float" office:value="280.4">
                <text:p>280.4</text:p>
              </table:table-cell>
              <table:table-cell office:value-type="float" office:value="4.14">
                <text:p>4.14</text:p>
              </table:table-cell>
              <table:table-cell office:value-type="float" office:value="6950">
                <text:p>6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Tim Sort Comparison, Small k</text:p>
        </chart:title>
        <chart:legend chart:legend-position="end" svg:x="13.703cm" svg:y="1.711cm" style:legend-expansion="high" chart:style-name="ch3"/>
        <chart:plot-area chart:style-name="ch4" table:cell-range-address="Sheet1.A1:Sheet1.K19 Sheet1.V1:Sheet1.V19" chart:data-source-has-labels="row" svg:x="1.331cm" svg:y="1.275cm" svg:width="12.052cm" svg:height="6.564cm">
          <chart:coordinate-region svg:x="1.767cm" svg:y="1.474cm" svg:width="11.151cm" svg:height="5.718cm"/>
          <chart:axis chart:dimension="x" chart:name="primary-x" chart:style-name="ch5">
            <chart:title svg:x="6.718cm" svg:y="8.019cm" chart:style-name="ch6">
              <text:p>List size</text:p>
            </chart:title>
          </chart:axis>
          <chart:axis chart:dimension="y" chart:name="primary-y" chart:style-name="ch7">
            <chart:title svg:x="0.451cm" svg:y="5.805cm" chart:style-name="ch8">
              <text:p>Time to sort (ms)</text:p>
            </chart:title>
            <chart:grid chart:style-name="ch9" chart:class="major"/>
          </chart:axis>
          <chart:series chart:style-name="ch10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1" chart:values-cell-range-address="Sheet1.C2:Sheet1.C19" chart:label-cell-address="Sheet1.C1:Sheet1.C1" chart:class="chart:scatter">
            <chart:data-point chart:repeated="18"/>
          </chart:series>
          <chart:series chart:style-name="ch12" chart:values-cell-range-address="Sheet1.D2:Sheet1.D19" chart:label-cell-address="Sheet1.D1:Sheet1.D1" chart:class="chart:scatter">
            <chart:data-point chart:repeated="18"/>
          </chart:series>
          <chart:series chart:style-name="ch13" chart:values-cell-range-address="Sheet1.E2:Sheet1.E19" chart:label-cell-address="Sheet1.E1:Sheet1.E1" chart:class="chart:scatter">
            <chart:data-point chart:repeated="18"/>
          </chart:series>
          <chart:series chart:style-name="ch14" chart:values-cell-range-address="Sheet1.F2:Sheet1.F19" chart:label-cell-address="Sheet1.F1:Sheet1.F1" chart:class="chart:scatter">
            <chart:data-point chart:repeated="18"/>
          </chart:series>
          <chart:series chart:style-name="ch15" chart:values-cell-range-address="Sheet1.G2:Sheet1.G19" chart:label-cell-address="Sheet1.G1:Sheet1.G1" chart:class="chart:scatter">
            <chart:data-point chart:repeated="18"/>
          </chart:series>
          <chart:series chart:style-name="ch16" chart:values-cell-range-address="Sheet1.H2:Sheet1.H19" chart:label-cell-address="Sheet1.H1:Sheet1.H1" chart:class="chart:scatter">
            <chart:data-point chart:repeated="18"/>
          </chart:series>
          <chart:series chart:style-name="ch17" chart:values-cell-range-address="Sheet1.I2:Sheet1.I19" chart:label-cell-address="Sheet1.I1:Sheet1.I1" chart:class="chart:scatter">
            <chart:data-point chart:repeated="18"/>
          </chart:series>
          <chart:series chart:style-name="ch18" chart:values-cell-range-address="Sheet1.J2:Sheet1.J19" chart:label-cell-address="Sheet1.J1:Sheet1.J1" chart:class="chart:scatter">
            <chart:data-point chart:repeated="18"/>
          </chart:series>
          <chart:series chart:style-name="ch19" chart:values-cell-range-address="Sheet1.K2:Sheet1.K19" chart:label-cell-address="Sheet1.K1:Sheet1.K1" chart:class="chart:scatter">
            <chart:data-point chart:repeated="18"/>
          </chart:series>
          <chart:series chart:style-name="ch20" chart:values-cell-range-address="Sheet1.V2:Sheet1.V19" chart:label-cell-address="Sheet1.V1:Sheet1.V1" chart:class="chart:scatter">
            <chart:data-point chart:repeated="1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</text:p>
                <draw:g>
                  <svg:desc>Sheet1.F1:Sheet1.F1</svg:desc>
                </draw:g>
              </table:table-cell>
              <table:table-cell office:value-type="string">
                <text:p>6</text:p>
                <draw:g>
                  <svg:desc>Sheet1.G1:Sheet1.G1</svg:desc>
                </draw:g>
              </table:table-cell>
              <table:table-cell office:value-type="string">
                <text:p>7</text:p>
                <draw:g>
                  <svg:desc>Sheet1.H1:Sheet1.H1</svg:desc>
                </draw:g>
              </table:table-cell>
              <table:table-cell office:value-type="string">
                <text:p>8</text:p>
                <draw:g>
                  <svg:desc>Sheet1.I1:Sheet1.I1</svg:desc>
                </draw:g>
              </table:table-cell>
              <table:table-cell office:value-type="string">
                <text:p>9</text:p>
                <draw:g>
                  <svg:desc>Sheet1.J1:Sheet1.J1</svg:desc>
                </draw:g>
              </table:table-cell>
              <table:table-cell office:value-type="string">
                <text:p>10</text:p>
                <draw:g>
                  <svg:desc>Sheet1.K1:Sheet1.K1</svg:desc>
                </draw:g>
              </table:table-cell>
              <table:table-cell office:value-type="string">
                <text:p>Merge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</svg:desc>
                </draw:g>
              </table:table-cell>
              <table:table-cell office:value-type="float" office:value="0.000009367">
                <text:p>0.000009367</text:p>
                <draw:g>
                  <svg:desc>Sheet1.B2:Sheet1.B19</svg:desc>
                </draw:g>
              </table:table-cell>
              <table:table-cell office:value-type="float" office:value="0.000009461">
                <text:p>0.000009461</text:p>
                <draw:g>
                  <svg:desc>Sheet1.C2:Sheet1.C19</svg:desc>
                </draw:g>
              </table:table-cell>
              <table:table-cell office:value-type="float" office:value="0.000009724">
                <text:p>0.000009724</text:p>
                <draw:g>
                  <svg:desc>Sheet1.D2:Sheet1.D19</svg:desc>
                </draw:g>
              </table:table-cell>
              <table:table-cell office:value-type="float" office:value="0.000009426">
                <text:p>0.000009426</text:p>
                <draw:g>
                  <svg:desc>Sheet1.E2:Sheet1.E19</svg:desc>
                </draw:g>
              </table:table-cell>
              <table:table-cell office:value-type="float" office:value="0.000009242">
                <text:p>0.000009242</text:p>
                <draw:g>
                  <svg:desc>Sheet1.F2:Sheet1.F19</svg:desc>
                </draw:g>
              </table:table-cell>
              <table:table-cell office:value-type="float" office:value="0.00000965">
                <text:p>0.00000965</text:p>
                <draw:g>
                  <svg:desc>Sheet1.G2:Sheet1.G19</svg:desc>
                </draw:g>
              </table:table-cell>
              <table:table-cell office:value-type="float" office:value="0.000009344">
                <text:p>0.000009344</text:p>
                <draw:g>
                  <svg:desc>Sheet1.H2:Sheet1.H19</svg:desc>
                </draw:g>
              </table:table-cell>
              <table:table-cell office:value-type="float" office:value="0.00000932">
                <text:p>0.00000932</text:p>
                <draw:g>
                  <svg:desc>Sheet1.I2:Sheet1.I19</svg:desc>
                </draw:g>
              </table:table-cell>
              <table:table-cell office:value-type="float" office:value="0.000009421">
                <text:p>0.000009421</text:p>
                <draw:g>
                  <svg:desc>Sheet1.J2:Sheet1.J19</svg:desc>
                </draw:g>
              </table:table-cell>
              <table:table-cell office:value-type="float" office:value="0.000009338">
                <text:p>0.000009338</text:p>
                <draw:g>
                  <svg:desc>Sheet1.K2:Sheet1.K19</svg:desc>
                </draw:g>
              </table:table-cell>
              <table:table-cell office:value-type="float" office:value="0.00000325">
                <text:p>0.00000325</text:p>
                <draw:g>
                  <svg:desc>Sheet1.V2:Sheet1.V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2147">
                <text:p>0.00002147</text:p>
              </table:table-cell>
              <table:table-cell office:value-type="float" office:value="0.0000218">
                <text:p>0.0000218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.00002163">
                <text:p>0.00002163</text:p>
              </table:table-cell>
              <table:table-cell office:value-type="float" office:value="0.00002148">
                <text:p>0.00002148</text:p>
              </table:table-cell>
              <table:table-cell office:value-type="float" office:value="0.00002165">
                <text:p>0.00002165</text:p>
              </table:table-cell>
              <table:table-cell office:value-type="float" office:value="0.00002168">
                <text:p>0.00002168</text:p>
              </table:table-cell>
              <table:table-cell office:value-type="float" office:value="0.00002162">
                <text:p>0.00002162</text:p>
              </table:table-cell>
              <table:table-cell office:value-type="float" office:value="0.00002274">
                <text:p>0.00002274</text:p>
              </table:table-cell>
              <table:table-cell office:value-type="float" office:value="0.00002109">
                <text:p>0.00002109</text:p>
              </table:table-cell>
              <table:table-cell office:value-type="float" office:value="0.0000072">
                <text:p>0.000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681">
                <text:p>0.0000681</text:p>
              </table:table-cell>
              <table:table-cell office:value-type="float" office:value="0.00006115">
                <text:p>0.00006115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5329">
                <text:p>0.00005329</text:p>
              </table:table-cell>
              <table:table-cell office:value-type="float" office:value="0.00005217">
                <text:p>0.00005217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5258">
                <text:p>0.00005258</text:p>
              </table:table-cell>
              <table:table-cell office:value-type="float" office:value="0.00006128">
                <text:p>0.00006128</text:p>
              </table:table-cell>
              <table:table-cell office:value-type="float" office:value="0.0000426">
                <text:p>0.0000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186">
                <text:p>0.0001186</text:p>
              </table:table-cell>
              <table:table-cell office:value-type="float" office:value="0.00009802">
                <text:p>0.00009802</text:p>
              </table:table-cell>
              <table:table-cell office:value-type="float" office:value="0.00009601">
                <text:p>0.00009601</text:p>
              </table:table-cell>
              <table:table-cell office:value-type="float" office:value="0.00008322">
                <text:p>0.00008322</text:p>
              </table:table-cell>
              <table:table-cell office:value-type="float" office:value="0.0001391">
                <text:p>0.0001391</text:p>
              </table:table-cell>
              <table:table-cell office:value-type="float" office:value="0.0001337">
                <text:p>0.0001337</text:p>
              </table:table-cell>
              <table:table-cell office:value-type="float" office:value="0.00008499">
                <text:p>0.00008499</text:p>
              </table:table-cell>
              <table:table-cell office:value-type="float" office:value="0.0000849">
                <text:p>0.0000849</text:p>
              </table:table-cell>
              <table:table-cell office:value-type="float" office:value="0.0000851">
                <text:p>0.0000851</text:p>
              </table:table-cell>
              <table:table-cell office:value-type="float" office:value="0.00008838">
                <text:p>0.00008838</text:p>
              </table:table-cell>
              <table:table-cell office:value-type="float" office:value="0.0000865">
                <text:p>0.0000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396">
                <text:p>0.0001396</text:p>
              </table:table-cell>
              <table:table-cell office:value-type="float" office:value="0.0001714">
                <text:p>0.0001714</text:p>
              </table:table-cell>
              <table:table-cell office:value-type="float" office:value="0.0001306">
                <text:p>0.0001306</text:p>
              </table:table-cell>
              <table:table-cell office:value-type="float" office:value="0.0001198">
                <text:p>0.0001198</text:p>
              </table:table-cell>
              <table:table-cell office:value-type="float" office:value="0.0002733">
                <text:p>0.0002733</text:p>
              </table:table-cell>
              <table:table-cell office:value-type="float" office:value="0.0002779">
                <text:p>0.0002779</text:p>
              </table:table-cell>
              <table:table-cell office:value-type="float" office:value="0.0001739">
                <text:p>0.0001739</text:p>
              </table:table-cell>
              <table:table-cell office:value-type="float" office:value="0.0001248">
                <text:p>0.0001248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2295">
                <text:p>0.0002295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2531">
                <text:p>0.0002531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1602">
                <text:p>0.0001602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4162">
                <text:p>0.0004162</text:p>
              </table:table-cell>
              <table:table-cell office:value-type="float" office:value="0.0001854">
                <text:p>0.0001854</text:p>
              </table:table-cell>
              <table:table-cell office:value-type="float" office:value="0.0001968">
                <text:p>0.0001968</text:p>
              </table:table-cell>
              <table:table-cell office:value-type="float" office:value="0.0001696">
                <text:p>0.0001696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5587">
                <text:p>0.0005587</text:p>
              </table:table-cell>
              <table:table-cell office:value-type="float" office:value="0.0004892">
                <text:p>0.0004892</text:p>
              </table:table-cell>
              <table:table-cell office:value-type="float" office:value="0.0005725">
                <text:p>0.0005725</text:p>
              </table:table-cell>
              <table:table-cell office:value-type="float" office:value="0.0005588">
                <text:p>0.0005588</text:p>
              </table:table-cell>
              <table:table-cell office:value-type="float" office:value="0.0006022">
                <text:p>0.0006022</text:p>
              </table:table-cell>
              <table:table-cell office:value-type="float" office:value="0.0004146">
                <text:p>0.0004146</text:p>
              </table:table-cell>
              <table:table-cell office:value-type="float" office:value="0.0006092">
                <text:p>0.0006092</text:p>
              </table:table-cell>
              <table:table-cell office:value-type="float" office:value="0.0006385">
                <text:p>0.0006385</text:p>
              </table:table-cell>
              <table:table-cell office:value-type="float" office:value="0.0005259">
                <text:p>0.0005259</text:p>
              </table:table-cell>
              <table:table-cell office:value-type="float" office:value="0.0006104">
                <text:p>0.0006104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101">
                <text:p>0.001101</text:p>
              </table:table-cell>
              <table:table-cell office:value-type="float" office:value="0.001121">
                <text:p>0.001121</text:p>
              </table:table-cell>
              <table:table-cell office:value-type="float" office:value="0.00128">
                <text:p>0.00128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343">
                <text:p>0.001343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301">
                <text:p>0.001301</text:p>
              </table:table-cell>
              <table:table-cell office:value-type="float" office:value="0.001127">
                <text:p>0.001127</text:p>
              </table:table-cell>
              <table:table-cell office:value-type="float" office:value="0.001803">
                <text:p>0.001803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02383">
                <text:p>0.002383</text:p>
              </table:table-cell>
              <table:table-cell office:value-type="float" office:value="0.002239">
                <text:p>0.002239</text:p>
              </table:table-cell>
              <table:table-cell office:value-type="float" office:value="0.002202">
                <text:p>0.002202</text:p>
              </table:table-cell>
              <table:table-cell office:value-type="float" office:value="0.002134">
                <text:p>0.002134</text:p>
              </table:table-cell>
              <table:table-cell office:value-type="float" office:value="0.002878">
                <text:p>0.002878</text:p>
              </table:table-cell>
              <table:table-cell office:value-type="float" office:value="0.002714">
                <text:p>0.002714</text:p>
              </table:table-cell>
              <table:table-cell office:value-type="float" office:value="0.002676">
                <text:p>0.002676</text:p>
              </table:table-cell>
              <table:table-cell office:value-type="float" office:value="0.002235">
                <text:p>0.002235</text:p>
              </table:table-cell>
              <table:table-cell office:value-type="float" office:value="0.005677">
                <text:p>0.005677</text:p>
              </table:table-cell>
              <table:table-cell office:value-type="float" office:value="0.004582">
                <text:p>0.004582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171">
                <text:p>0.003171</text:p>
              </table:table-cell>
              <table:table-cell office:value-type="float" office:value="0.003198">
                <text:p>0.003198</text:p>
              </table:table-cell>
              <table:table-cell office:value-type="float" office:value="0.004289">
                <text:p>0.004289</text:p>
              </table:table-cell>
              <table:table-cell office:value-type="float" office:value="0.004307">
                <text:p>0.004307</text:p>
              </table:table-cell>
              <table:table-cell office:value-type="float" office:value="0.00351">
                <text:p>0.00351</text:p>
              </table:table-cell>
              <table:table-cell office:value-type="float" office:value="0.005235">
                <text:p>0.005235</text:p>
              </table:table-cell>
              <table:table-cell office:value-type="float" office:value="0.004123">
                <text:p>0.004123</text:p>
              </table:table-cell>
              <table:table-cell office:value-type="float" office:value="0.00302">
                <text:p>0.00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0.005605">
                <text:p>0.005605</text:p>
              </table:table-cell>
              <table:table-cell office:value-type="float" office:value="0.005205">
                <text:p>0.005205</text:p>
              </table:table-cell>
              <table:table-cell office:value-type="float" office:value="0.005489">
                <text:p>0.005489</text:p>
              </table:table-cell>
              <table:table-cell office:value-type="float" office:value="0.005963">
                <text:p>0.005963</text:p>
              </table:table-cell>
              <table:table-cell office:value-type="float" office:value="0.006261">
                <text:p>0.006261</text:p>
              </table:table-cell>
              <table:table-cell office:value-type="float" office:value="0.005679">
                <text:p>0.005679</text:p>
              </table:table-cell>
              <table:table-cell office:value-type="float" office:value="0.005895">
                <text:p>0.005895</text:p>
              </table:table-cell>
              <table:table-cell office:value-type="float" office:value="0.006027">
                <text:p>0.006027</text:p>
              </table:table-cell>
              <table:table-cell office:value-type="float" office:value="0.005183">
                <text:p>0.005183</text:p>
              </table:table-cell>
              <table:table-cell office:value-type="float" office:value="0.008365">
                <text:p>0.008365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07806">
                <text:p>0.007806</text:p>
              </table:table-cell>
              <table:table-cell office:value-type="float" office:value="0.007222">
                <text:p>0.007222</text:p>
              </table:table-cell>
              <table:table-cell office:value-type="float" office:value="0.007634">
                <text:p>0.007634</text:p>
              </table:table-cell>
              <table:table-cell office:value-type="float" office:value="0.007473">
                <text:p>0.007473</text:p>
              </table:table-cell>
              <table:table-cell office:value-type="float" office:value="0.008039">
                <text:p>0.008039</text:p>
              </table:table-cell>
              <table:table-cell office:value-type="float" office:value="0.008453">
                <text:p>0.008453</text:p>
              </table:table-cell>
              <table:table-cell office:value-type="float" office:value="0.009167">
                <text:p>0.009167</text:p>
              </table:table-cell>
              <table:table-cell office:value-type="float" office:value="0.008629">
                <text:p>0.008629</text:p>
              </table:table-cell>
              <table:table-cell office:value-type="float" office:value="0.009924">
                <text:p>0.009924</text:p>
              </table:table-cell>
              <table:table-cell office:value-type="float" office:value="0.008355">
                <text:p>0.008355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0.01721">
                <text:p>0.01721</text:p>
              </table:table-cell>
              <table:table-cell office:value-type="float" office:value="0.01697">
                <text:p>0.01697</text:p>
              </table:table-cell>
              <table:table-cell office:value-type="float" office:value="0.0176">
                <text:p>0.0176</text:p>
              </table:table-cell>
              <table:table-cell office:value-type="float" office:value="0.01691">
                <text:p>0.01691</text:p>
              </table:table-cell>
              <table:table-cell office:value-type="float" office:value="0.01703">
                <text:p>0.01703</text:p>
              </table:table-cell>
              <table:table-cell office:value-type="float" office:value="0.01961">
                <text:p>0.01961</text:p>
              </table:table-cell>
              <table:table-cell office:value-type="float" office:value="0.01892">
                <text:p>0.01892</text:p>
              </table:table-cell>
              <table:table-cell office:value-type="float" office:value="0.02292">
                <text:p>0.02292</text:p>
              </table:table-cell>
              <table:table-cell office:value-type="float" office:value="0.01866">
                <text:p>0.01866</text:p>
              </table:table-cell>
              <table:table-cell office:value-type="float" office:value="0.02066">
                <text:p>0.02066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5232">
                <text:p>0.05232</text:p>
              </table:table-cell>
              <table:table-cell office:value-type="float" office:value="0.05124">
                <text:p>0.05124</text:p>
              </table:table-cell>
              <table:table-cell office:value-type="float" office:value="0.05196">
                <text:p>0.05196</text:p>
              </table:table-cell>
              <table:table-cell office:value-type="float" office:value="0.05653">
                <text:p>0.05653</text:p>
              </table:table-cell>
              <table:table-cell office:value-type="float" office:value="0.05467">
                <text:p>0.05467</text:p>
              </table:table-cell>
              <table:table-cell office:value-type="float" office:value="0.05594">
                <text:p>0.05594</text:p>
              </table:table-cell>
              <table:table-cell office:value-type="float" office:value="0.0569">
                <text:p>0.0569</text:p>
              </table:table-cell>
              <table:table-cell office:value-type="float" office:value="0.07425">
                <text:p>0.07425</text:p>
              </table:table-cell>
              <table:table-cell office:value-type="float" office:value="0.07143">
                <text:p>0.07143</text:p>
              </table:table-cell>
              <table:table-cell office:value-type="float" office:value="0.06641">
                <text:p>0.0664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1302">
                <text:p>0.1302</text:p>
              </table:table-cell>
              <table:table-cell office:value-type="float" office:value="0.1343">
                <text:p>0.1343</text:p>
              </table:table-cell>
              <table:table-cell office:value-type="float" office:value="0.1363">
                <text:p>0.1363</text:p>
              </table:table-cell>
              <table:table-cell office:value-type="float" office:value="0.1487">
                <text:p>0.1487</text:p>
              </table:table-cell>
              <table:table-cell office:value-type="float" office:value="0.1483">
                <text:p>0.1483</text:p>
              </table:table-cell>
              <table:table-cell office:value-type="float" office:value="0.1439">
                <text:p>0.1439</text:p>
              </table:table-cell>
              <table:table-cell office:value-type="float" office:value="0.1501">
                <text:p>0.1501</text:p>
              </table:table-cell>
              <table:table-cell office:value-type="float" office:value="0.1781">
                <text:p>0.1781</text:p>
              </table:table-cell>
              <table:table-cell office:value-type="float" office:value="0.1759">
                <text:p>0.1759</text:p>
              </table:table-cell>
              <table:table-cell office:value-type="float" office:value="0.1941">
                <text:p>0.1941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3635">
                <text:p>0.3635</text:p>
              </table:table-cell>
              <table:table-cell office:value-type="float" office:value="0.3855">
                <text:p>0.3855</text:p>
              </table:table-cell>
              <table:table-cell office:value-type="float" office:value="0.3743">
                <text:p>0.3743</text:p>
              </table:table-cell>
              <table:table-cell office:value-type="float" office:value="0.4224">
                <text:p>0.4224</text:p>
              </table:table-cell>
              <table:table-cell office:value-type="float" office:value="0.416">
                <text:p>0.416</text:p>
              </table:table-cell>
              <table:table-cell office:value-type="float" office:value="0.4243">
                <text:p>0.4243</text:p>
              </table:table-cell>
              <table:table-cell office:value-type="float" office:value="0.4428">
                <text:p>0.4428</text:p>
              </table:table-cell>
              <table:table-cell office:value-type="float" office:value="0.5436">
                <text:p>0.5436</text:p>
              </table:table-cell>
              <table:table-cell office:value-type="float" office:value="0.5252">
                <text:p>0.5252</text:p>
              </table:table-cell>
              <table:table-cell office:value-type="float" office:value="0.5432">
                <text:p>0.54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">
                <text:p>5000</text:p>
              </table:table-cell>
              <table:table-cell office:value-type="float" office:value="1.579">
                <text:p>1.579</text:p>
              </table:table-cell>
              <table:table-cell office:value-type="float" office:value="1.771">
                <text:p>1.771</text:p>
              </table:table-cell>
              <table:table-cell office:value-type="float" office:value="1.866">
                <text:p>1.866</text:p>
              </table:table-cell>
              <table:table-cell office:value-type="float" office:value="1.895">
                <text:p>1.895</text:p>
              </table:table-cell>
              <table:table-cell office:value-type="float" office:value="2.113">
                <text:p>2.113</text:p>
              </table:table-cell>
              <table:table-cell office:value-type="float" office:value="2.081">
                <text:p>2.081</text:p>
              </table:table-cell>
              <table:table-cell office:value-type="float" office:value="2.044">
                <text:p>2.044</text:p>
              </table:table-cell>
              <table:table-cell office:value-type="float" office:value="2.145">
                <text:p>2.145</text:p>
              </table:table-cell>
              <table:table-cell office:value-type="float" office:value="2.214">
                <text:p>2.214</text:p>
              </table:table-cell>
              <table:table-cell office:value-type="float" office:value="2.598">
                <text:p>2.59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4.381">
                <text:p>4.381</text:p>
              </table:table-cell>
              <table:table-cell office:value-type="float" office:value="5.327">
                <text:p>5.327</text:p>
              </table:table-cell>
              <table:table-cell office:value-type="float" office:value="5.423">
                <text:p>5.423</text:p>
              </table:table-cell>
              <table:table-cell office:value-type="float" office:value="5.455">
                <text:p>5.455</text:p>
              </table:table-cell>
              <table:table-cell office:value-type="float" office:value="5.701">
                <text:p>5.701</text:p>
              </table:table-cell>
              <table:table-cell office:value-type="float" office:value="5.507">
                <text:p>5.507</text:p>
              </table:table-cell>
              <table:table-cell office:value-type="float" office:value="5.582">
                <text:p>5.582</text:p>
              </table:table-cell>
              <table:table-cell office:value-type="float" office:value="5.777">
                <text:p>5.777</text:p>
              </table:table-cell>
              <table:table-cell office:value-type="float" office:value="6.392">
                <text:p>6.392</text:p>
              </table:table-cell>
              <table:table-cell office:value-type="float" office:value="6.84">
                <text:p>6.84</text:p>
              </table:table-cell>
              <table:table-cell office:value-type="float" office:value="4.14">
                <text:p>4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6cm" chart:style-name="ch2">
          <text:p>Tim Sort Comparison, Small n and k</text:p>
        </chart:title>
        <chart:legend chart:legend-position="end" svg:x="13.703cm" svg:y="1.711cm" style:legend-expansion="high" chart:style-name="ch3"/>
        <chart:plot-area chart:style-name="ch4" table:cell-range-address="Sheet1.A1:Sheet1.K8 Sheet1.V1:Sheet1.V8" chart:data-source-has-labels="row" svg:x="1.331cm" svg:y="1.275cm" svg:width="12.052cm" svg:height="6.564cm">
          <chart:coordinate-region svg:x="2.614cm" svg:y="1.474cm" svg:width="10.582cm" svg:height="5.718cm"/>
          <chart:axis chart:dimension="x" chart:name="primary-x" chart:style-name="ch5">
            <chart:title svg:x="6.718cm" svg:y="8.019cm" chart:style-name="ch6">
              <text:p>List size</text:p>
            </chart:title>
          </chart:axis>
          <chart:axis chart:dimension="y" chart:name="primary-y" chart:style-name="ch7">
            <chart:title svg:x="0.451cm" svg:y="5.805cm" chart:style-name="ch8">
              <text:p>Time to sort (ms)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11" chart:values-cell-range-address="Sheet1.C2:Sheet1.C8" chart:label-cell-address="Sheet1.C1:Sheet1.C1" chart:class="chart:scatter">
            <chart:data-point chart:repeated="7"/>
          </chart:series>
          <chart:series chart:style-name="ch12" chart:values-cell-range-address="Sheet1.D2:Sheet1.D8" chart:label-cell-address="Sheet1.D1:Sheet1.D1" chart:class="chart:scatter">
            <chart:data-point chart:repeated="7"/>
          </chart:series>
          <chart:series chart:style-name="ch13" chart:values-cell-range-address="Sheet1.E2:Sheet1.E8" chart:label-cell-address="Sheet1.E1:Sheet1.E1" chart:class="chart:scatter">
            <chart:data-point chart:repeated="7"/>
          </chart:series>
          <chart:series chart:style-name="ch14" chart:values-cell-range-address="Sheet1.F2:Sheet1.F8" chart:label-cell-address="Sheet1.F1:Sheet1.F1" chart:class="chart:scatter">
            <chart:data-point chart:repeated="7"/>
          </chart:series>
          <chart:series chart:style-name="ch15" chart:values-cell-range-address="Sheet1.G2:Sheet1.G8" chart:label-cell-address="Sheet1.G1:Sheet1.G1" chart:class="chart:scatter">
            <chart:data-point chart:repeated="7"/>
          </chart:series>
          <chart:series chart:style-name="ch16" chart:values-cell-range-address="Sheet1.H2:Sheet1.H8" chart:label-cell-address="Sheet1.H1:Sheet1.H1" chart:class="chart:scatter">
            <chart:data-point chart:repeated="7"/>
          </chart:series>
          <chart:series chart:style-name="ch17" chart:values-cell-range-address="Sheet1.I2:Sheet1.I8" chart:label-cell-address="Sheet1.I1:Sheet1.I1" chart:class="chart:scatter">
            <chart:data-point chart:repeated="7"/>
          </chart:series>
          <chart:series chart:style-name="ch18" chart:values-cell-range-address="Sheet1.J2:Sheet1.J8" chart:label-cell-address="Sheet1.J1:Sheet1.J1" chart:class="chart:scatter">
            <chart:data-point chart:repeated="7"/>
          </chart:series>
          <chart:series chart:style-name="ch19" chart:values-cell-range-address="Sheet1.K2:Sheet1.K8" chart:label-cell-address="Sheet1.K1:Sheet1.K1" chart:class="chart:scatter">
            <chart:data-point chart:repeated="7"/>
          </chart:series>
          <chart:series chart:style-name="ch20" chart:values-cell-range-address="Sheet1.V2:Sheet1.V8" chart:label-cell-address="Sheet1.V1:Sheet1.V1" chart:class="chart:scatte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</text:p>
                <draw:g>
                  <svg:desc>Sheet1.F1:Sheet1.F1</svg:desc>
                </draw:g>
              </table:table-cell>
              <table:table-cell office:value-type="string">
                <text:p>6</text:p>
                <draw:g>
                  <svg:desc>Sheet1.G1:Sheet1.G1</svg:desc>
                </draw:g>
              </table:table-cell>
              <table:table-cell office:value-type="string">
                <text:p>7</text:p>
                <draw:g>
                  <svg:desc>Sheet1.H1:Sheet1.H1</svg:desc>
                </draw:g>
              </table:table-cell>
              <table:table-cell office:value-type="string">
                <text:p>8</text:p>
                <draw:g>
                  <svg:desc>Sheet1.I1:Sheet1.I1</svg:desc>
                </draw:g>
              </table:table-cell>
              <table:table-cell office:value-type="string">
                <text:p>9</text:p>
                <draw:g>
                  <svg:desc>Sheet1.J1:Sheet1.J1</svg:desc>
                </draw:g>
              </table:table-cell>
              <table:table-cell office:value-type="string">
                <text:p>10</text:p>
                <draw:g>
                  <svg:desc>Sheet1.K1:Sheet1.K1</svg:desc>
                </draw:g>
              </table:table-cell>
              <table:table-cell office:value-type="string">
                <text:p>Merge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0.000009367">
                <text:p>0.000009367</text:p>
                <draw:g>
                  <svg:desc>Sheet1.B2:Sheet1.B8</svg:desc>
                </draw:g>
              </table:table-cell>
              <table:table-cell office:value-type="float" office:value="0.000009461">
                <text:p>0.000009461</text:p>
                <draw:g>
                  <svg:desc>Sheet1.C2:Sheet1.C8</svg:desc>
                </draw:g>
              </table:table-cell>
              <table:table-cell office:value-type="float" office:value="0.000009724">
                <text:p>0.000009724</text:p>
                <draw:g>
                  <svg:desc>Sheet1.D2:Sheet1.D8</svg:desc>
                </draw:g>
              </table:table-cell>
              <table:table-cell office:value-type="float" office:value="0.000009426">
                <text:p>0.000009426</text:p>
                <draw:g>
                  <svg:desc>Sheet1.E2:Sheet1.E8</svg:desc>
                </draw:g>
              </table:table-cell>
              <table:table-cell office:value-type="float" office:value="0.000009242">
                <text:p>0.000009242</text:p>
                <draw:g>
                  <svg:desc>Sheet1.F2:Sheet1.F8</svg:desc>
                </draw:g>
              </table:table-cell>
              <table:table-cell office:value-type="float" office:value="0.00000965">
                <text:p>0.00000965</text:p>
                <draw:g>
                  <svg:desc>Sheet1.G2:Sheet1.G8</svg:desc>
                </draw:g>
              </table:table-cell>
              <table:table-cell office:value-type="float" office:value="0.000009344">
                <text:p>0.000009344</text:p>
                <draw:g>
                  <svg:desc>Sheet1.H2:Sheet1.H8</svg:desc>
                </draw:g>
              </table:table-cell>
              <table:table-cell office:value-type="float" office:value="0.00000932">
                <text:p>0.00000932</text:p>
                <draw:g>
                  <svg:desc>Sheet1.I2:Sheet1.I8</svg:desc>
                </draw:g>
              </table:table-cell>
              <table:table-cell office:value-type="float" office:value="0.000009421">
                <text:p>0.000009421</text:p>
                <draw:g>
                  <svg:desc>Sheet1.J2:Sheet1.J8</svg:desc>
                </draw:g>
              </table:table-cell>
              <table:table-cell office:value-type="float" office:value="0.000009338">
                <text:p>0.000009338</text:p>
                <draw:g>
                  <svg:desc>Sheet1.K2:Sheet1.K8</svg:desc>
                </draw:g>
              </table:table-cell>
              <table:table-cell office:value-type="float" office:value="0.00000325">
                <text:p>0.00000325</text:p>
                <draw:g>
                  <svg:desc>Sheet1.V2:Sheet1.V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2147">
                <text:p>0.00002147</text:p>
              </table:table-cell>
              <table:table-cell office:value-type="float" office:value="0.0000218">
                <text:p>0.0000218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.00002163">
                <text:p>0.00002163</text:p>
              </table:table-cell>
              <table:table-cell office:value-type="float" office:value="0.00002148">
                <text:p>0.00002148</text:p>
              </table:table-cell>
              <table:table-cell office:value-type="float" office:value="0.00002165">
                <text:p>0.00002165</text:p>
              </table:table-cell>
              <table:table-cell office:value-type="float" office:value="0.00002168">
                <text:p>0.00002168</text:p>
              </table:table-cell>
              <table:table-cell office:value-type="float" office:value="0.00002162">
                <text:p>0.00002162</text:p>
              </table:table-cell>
              <table:table-cell office:value-type="float" office:value="0.00002274">
                <text:p>0.00002274</text:p>
              </table:table-cell>
              <table:table-cell office:value-type="float" office:value="0.00002109">
                <text:p>0.00002109</text:p>
              </table:table-cell>
              <table:table-cell office:value-type="float" office:value="0.0000072">
                <text:p>0.000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681">
                <text:p>0.0000681</text:p>
              </table:table-cell>
              <table:table-cell office:value-type="float" office:value="0.00006115">
                <text:p>0.00006115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5329">
                <text:p>0.00005329</text:p>
              </table:table-cell>
              <table:table-cell office:value-type="float" office:value="0.00005217">
                <text:p>0.00005217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5258">
                <text:p>0.00005258</text:p>
              </table:table-cell>
              <table:table-cell office:value-type="float" office:value="0.00006128">
                <text:p>0.00006128</text:p>
              </table:table-cell>
              <table:table-cell office:value-type="float" office:value="0.0000426">
                <text:p>0.0000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186">
                <text:p>0.0001186</text:p>
              </table:table-cell>
              <table:table-cell office:value-type="float" office:value="0.00009802">
                <text:p>0.00009802</text:p>
              </table:table-cell>
              <table:table-cell office:value-type="float" office:value="0.00009601">
                <text:p>0.00009601</text:p>
              </table:table-cell>
              <table:table-cell office:value-type="float" office:value="0.00008322">
                <text:p>0.00008322</text:p>
              </table:table-cell>
              <table:table-cell office:value-type="float" office:value="0.0001391">
                <text:p>0.0001391</text:p>
              </table:table-cell>
              <table:table-cell office:value-type="float" office:value="0.0001337">
                <text:p>0.0001337</text:p>
              </table:table-cell>
              <table:table-cell office:value-type="float" office:value="0.00008499">
                <text:p>0.00008499</text:p>
              </table:table-cell>
              <table:table-cell office:value-type="float" office:value="0.0000849">
                <text:p>0.0000849</text:p>
              </table:table-cell>
              <table:table-cell office:value-type="float" office:value="0.0000851">
                <text:p>0.0000851</text:p>
              </table:table-cell>
              <table:table-cell office:value-type="float" office:value="0.00008838">
                <text:p>0.00008838</text:p>
              </table:table-cell>
              <table:table-cell office:value-type="float" office:value="0.0000865">
                <text:p>0.0000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396">
                <text:p>0.0001396</text:p>
              </table:table-cell>
              <table:table-cell office:value-type="float" office:value="0.0001714">
                <text:p>0.0001714</text:p>
              </table:table-cell>
              <table:table-cell office:value-type="float" office:value="0.0001306">
                <text:p>0.0001306</text:p>
              </table:table-cell>
              <table:table-cell office:value-type="float" office:value="0.0001198">
                <text:p>0.0001198</text:p>
              </table:table-cell>
              <table:table-cell office:value-type="float" office:value="0.0002733">
                <text:p>0.0002733</text:p>
              </table:table-cell>
              <table:table-cell office:value-type="float" office:value="0.0002779">
                <text:p>0.0002779</text:p>
              </table:table-cell>
              <table:table-cell office:value-type="float" office:value="0.0001739">
                <text:p>0.0001739</text:p>
              </table:table-cell>
              <table:table-cell office:value-type="float" office:value="0.0001248">
                <text:p>0.0001248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2295">
                <text:p>0.0002295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2531">
                <text:p>0.0002531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1602">
                <text:p>0.0001602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4162">
                <text:p>0.0004162</text:p>
              </table:table-cell>
              <table:table-cell office:value-type="float" office:value="0.0001854">
                <text:p>0.0001854</text:p>
              </table:table-cell>
              <table:table-cell office:value-type="float" office:value="0.0001968">
                <text:p>0.0001968</text:p>
              </table:table-cell>
              <table:table-cell office:value-type="float" office:value="0.0001696">
                <text:p>0.0001696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5587">
                <text:p>0.0005587</text:p>
              </table:table-cell>
              <table:table-cell office:value-type="float" office:value="0.0004892">
                <text:p>0.0004892</text:p>
              </table:table-cell>
              <table:table-cell office:value-type="float" office:value="0.0005725">
                <text:p>0.0005725</text:p>
              </table:table-cell>
              <table:table-cell office:value-type="float" office:value="0.0005588">
                <text:p>0.0005588</text:p>
              </table:table-cell>
              <table:table-cell office:value-type="float" office:value="0.0006022">
                <text:p>0.0006022</text:p>
              </table:table-cell>
              <table:table-cell office:value-type="float" office:value="0.0004146">
                <text:p>0.0004146</text:p>
              </table:table-cell>
              <table:table-cell office:value-type="float" office:value="0.0006092">
                <text:p>0.0006092</text:p>
              </table:table-cell>
              <table:table-cell office:value-type="float" office:value="0.0006385">
                <text:p>0.0006385</text:p>
              </table:table-cell>
              <table:table-cell office:value-type="float" office:value="0.0005259">
                <text:p>0.0005259</text:p>
              </table:table-cell>
              <table:table-cell office:value-type="float" office:value="0.0006104">
                <text:p>0.0006104</text:p>
              </table:table-cell>
              <table:table-cell office:value-type="float" office:value="0.000447">
                <text:p>0.000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